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6.65cm"/>
    </style:style>
    <style:style style:name="co3" style:family="table-column">
      <style:table-column-properties fo:break-before="auto" style:column-width="43.171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516-1528</text:p>
          </table:table-cell>
          <table:table-cell office:value-type="string">
            <text:p>MEDICINA III <text:s text:c="37"/></text:p>
          </table:table-cell>
          <table:table-cell office:value-type="string">
            <text:p>@rquivos da Fundação Otorrinolaring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530</text:p>
          </table:table-cell>
          <table:table-cell office:value-type="string">
            <text:p>MEDICINA III <text:s text:c="37"/></text:p>
          </table:table-cell>
          <table:table-cell office:value-type="string">
            <text:p>@rquivos de Otorrinolaringologia (Cessou em 2005. Cont. 1809-4872 @rquivos Internacionais de Otorrinolaringolog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72</text:p>
          </table:table-cell>
          <table:table-cell office:value-type="string">
            <text:p>MEDICINA III <text:s text:c="37"/></text:p>
          </table:table-cell>
          <table:table-cell office:value-type="string">
            <text:p>@rquivos internacionais de otorrinolaring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856</text:p>
          </table:table-cell>
          <table:table-cell office:value-type="string">
            <text:p>MEDICINA III <text:s text:c="37"/></text:p>
          </table:table-cell>
          <table:table-cell office:value-type="string">
            <text:p>@rquivos internacionais de otorrinolaringologi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720</text:p>
          </table:table-cell>
          <table:table-cell office:value-type="string">
            <text:p>MEDICINA III <text:s text:c="37"/></text:p>
          </table:table-cell>
          <table:table-cell office:value-type="string">
            <text:p>ABCD. Arquivos Brasileiros de Cirurg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1608</text:p>
          </table:table-cell>
          <table:table-cell office:value-type="string">
            <text:p>MEDICINA III <text:s text:c="37"/></text:p>
          </table:table-cell>
          <table:table-cell office:value-type="string">
            <text:p>ACS Surger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172</text:p>
          </table:table-cell>
          <table:table-cell office:value-type="string">
            <text:p>MEDICINA III <text:s text:c="37"/></text:p>
          </table:table-cell>
          <table:table-cell office:value-type="string">
            <text:p>Acta Anaesthesi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5X</text:p>
          </table:table-cell>
          <table:table-cell office:value-type="string">
            <text:p>MEDICINA III <text:s text:c="37"/></text:p>
          </table:table-cell>
          <table:table-cell office:value-type="string">
            <text:p>Acta AWHO (Impresso) (Cessou em 2001. Cont. ISSN 1678-2143 Acta AWHO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4-3421</text:p>
          </table:table-cell>
          <table:table-cell office:value-type="string">
            <text:p>MEDICINA III <text:s text:c="37"/></text:p>
          </table:table-cell>
          <table:table-cell office:value-type="string">
            <text:p>Acta Chirurgica Belgica (English ed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MEDICINA III <text:s text:c="37"/></text:p>
          </table:table-cell>
          <table:table-cell office:value-type="string">
            <text:p>Acta Cirúrgic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674</text:p>
          </table:table-cell>
          <table:table-cell office:value-type="string">
            <text:p>MEDICINA III <text:s text:c="37"/></text:p>
          </table:table-cell>
          <table:table-cell office:value-type="string">
            <text:p>Acta Cirúrgica Brasileira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12</text:p>
          </table:table-cell>
          <table:table-cell office:value-type="string">
            <text:p>MEDICINA III <text:s text:c="37"/></text:p>
          </table:table-cell>
          <table:table-cell office:value-type="string">
            <text:p>Acta Clinica Belgica (Ed. multilingue) (Cessou em 1997. Cont. ISSN 1784-3286 Acta Clinica Belgica (Engl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47</text:p>
          </table:table-cell>
          <table:table-cell office:value-type="string">
            <text:p>MEDICINA III <text:s text:c="37"/></text:p>
          </table:table-cell>
          <table:table-cell office:value-type="string">
            <text:p>Acta Cyt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95</text:p>
          </table:table-cell>
          <table:table-cell office:value-type="string">
            <text:p>MEDICINA III <text:s text:c="37"/></text:p>
          </table:table-cell>
          <table:table-cell office:value-type="string">
            <text:p>Acta Fisiatric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33</text:p>
          </table:table-cell>
          <table:table-cell office:value-type="string">
            <text:p>MEDICINA III <text:s text:c="37"/></text:p>
          </table:table-cell>
          <table:table-cell office:value-type="string">
            <text:p>Acta Gastroenterológica Latino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399X</text:p>
          </table:table-cell>
          <table:table-cell office:value-type="string">
            <text:p>MEDICINA III <text:s text:c="37"/></text:p>
          </table:table-cell>
          <table:table-cell office:value-type="string">
            <text:p>Acta Méd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268</text:p>
          </table:table-cell>
          <table:table-cell office:value-type="string">
            <text:p>MEDICINA III <text:s text:c="37"/></text:p>
          </table:table-cell>
          <table:table-cell office:value-type="string">
            <text:p>Acta Neurochirurg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5830</text:p>
          </table:table-cell>
          <table:table-cell office:value-type="string">
            <text:p>MEDICINA III <text:s text:c="37"/></text:p>
          </table:table-cell>
          <table:table-cell office:value-type="string">
            <text:p>Acta Obstetrica e Ginecologica Portugu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349</text:p>
          </table:table-cell>
          <table:table-cell office:value-type="string">
            <text:p>MEDICINA III <text:s text:c="37"/></text:p>
          </table:table-cell>
          <table:table-cell office:value-type="string">
            <text:p>Acta Obstetricia et Gynecologica Scandinav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9-409X</text:p>
          </table:table-cell>
          <table:table-cell office:value-type="string">
            <text:p>MEDICINA III <text:s text:c="37"/></text:p>
          </table:table-cell>
          <table:table-cell office:value-type="string">
            <text:p>Acta of Bioengineering and Biomecha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27</text:p>
          </table:table-cell>
          <table:table-cell office:value-type="string">
            <text:p>MEDICINA III <text:s text:c="37"/></text:p>
          </table:table-cell>
          <table:table-cell office:value-type="string">
            <text:p>Acta Oncologica Brasileira (Cessou em 2004. Cont. ISSN 1808-5512 Applied Cancer Research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5-3907</text:p>
          </table:table-cell>
          <table:table-cell office:value-type="string">
            <text:p>MEDICINA III <text:s text:c="37"/></text:p>
          </table:table-cell>
          <table:table-cell office:value-type="string">
            <text:p>Acta Ophthalmologica Scandinavica (Cessou em 2007. Cont. ISSN 1755-375X Acta Ophthalmologica (2008. 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770</text:p>
          </table:table-cell>
          <table:table-cell office:value-type="string">
            <text:p>MEDICINA III <text:s text:c="37"/></text:p>
          </table:table-cell>
          <table:table-cell office:value-type="string">
            <text:p>Acta OR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52</text:p>
          </table:table-cell>
          <table:table-cell office:value-type="string">
            <text:p>MEDICINA III <text:s text:c="37"/></text:p>
          </table:table-cell>
          <table:table-cell office:value-type="string">
            <text:p>Acta Ortopéd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6489</text:p>
          </table:table-cell>
          <table:table-cell office:value-type="string">
            <text:p>MEDICINA III <text:s text:c="37"/></text:p>
          </table:table-cell>
          <table:table-cell office:value-type="string">
            <text:p>Acta Oto-Laryng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100X</text:p>
          </table:table-cell>
          <table:table-cell office:value-type="string">
            <text:p>MEDICINA III <text:s text:c="37"/></text:p>
          </table:table-cell>
          <table:table-cell office:value-type="string">
            <text:p>Acta Otorhinolaryngologica Ital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00</text:p>
          </table:table-cell>
          <table:table-cell office:value-type="string">
            <text:p>MEDICINA III <text:s text:c="37"/></text:p>
          </table:table-cell>
          <table:table-cell office:value-type="string">
            <text:p>Acta Paulista de Enfermagem (UNIFESP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1851</text:p>
          </table:table-cell>
          <table:table-cell office:value-type="string">
            <text:p>MEDICINA III <text:s text:c="37"/></text:p>
          </table:table-cell>
          <table:table-cell office:value-type="string">
            <text:p>Acta Radiologica (1987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464X</text:p>
          </table:table-cell>
          <table:table-cell office:value-type="string">
            <text:p>MEDICINA III <text:s text:c="37"/></text:p>
          </table:table-cell>
          <table:table-cell office:value-type="string">
            <text:p>Acta Reumatológica Portugues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MEDICINA III <text:s text:c="37"/></text:p>
          </table:table-cell>
          <table:table-cell office:value-type="string">
            <text:p>Acta Scientiae Veterinaria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706X</text:p>
          </table:table-cell>
          <table:table-cell office:value-type="string">
            <text:p>MEDICINA III <text:s text:c="37"/></text:p>
          </table:table-cell>
          <table:table-cell office:value-type="string">
            <text:p>Acta Trop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806</text:p>
          </table:table-cell>
          <table:table-cell office:value-type="string">
            <text:p>MEDICINA III <text:s text:c="37"/></text:p>
          </table:table-cell>
          <table:table-cell office:value-type="string">
            <text:p>Actas Urológicas Español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5284</text:p>
          </table:table-cell>
          <table:table-cell office:value-type="string">
            <text:p>MEDICINA III <text:s text:c="37"/></text:p>
          </table:table-cell>
          <table:table-cell office:value-type="string">
            <text:p>Acupuncture in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2423</text:p>
          </table:table-cell>
          <table:table-cell office:value-type="string">
            <text:p>MEDICINA III <text:s text:c="37"/></text:p>
          </table:table-cell>
          <table:table-cell office:value-type="string">
            <text:p>Advances in Clinical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7-8554</text:p>
          </table:table-cell>
          <table:table-cell office:value-type="string">
            <text:p>MEDICINA III <text:s text:c="37"/></text:p>
          </table:table-cell>
          <table:table-cell office:value-type="string">
            <text:p>Advances in Peritoneal Dialys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16X</text:p>
          </table:table-cell>
          <table:table-cell office:value-type="string">
            <text:p>MEDICINA III <text:s text:c="37"/></text:p>
          </table:table-cell>
          <table:table-cell office:value-type="string">
            <text:p>Aesthetic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2-5241</text:p>
          </table:table-cell>
          <table:table-cell office:value-type="string">
            <text:p>MEDICINA III <text:s text:c="37"/></text:p>
          </table:table-cell>
          <table:table-cell office:value-type="string">
            <text:p>Aesthetic Plastic Surge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820X</text:p>
          </table:table-cell>
          <table:table-cell office:value-type="string">
            <text:p>MEDICINA III <text:s text:c="37"/></text:p>
          </table:table-cell>
          <table:table-cell office:value-type="string">
            <text:p>Aesthetic Surger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9370</text:p>
          </table:table-cell>
          <table:table-cell office:value-type="string">
            <text:p>MEDICINA III <text:s text:c="37"/></text:p>
          </table:table-cell>
          <table:table-cell office:value-type="string">
            <text:p>AID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7165</text:p>
          </table:table-cell>
          <table:table-cell office:value-type="string">
            <text:p>MEDICINA III <text:s text:c="37"/></text:p>
          </table:table-cell>
          <table:table-cell office:value-type="string">
            <text:p>AIDS and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0121</text:p>
          </table:table-cell>
          <table:table-cell office:value-type="string">
            <text:p>MEDICINA III <text:s text:c="37"/></text:p>
          </table:table-cell>
          <table:table-cell office:value-type="string">
            <text:p>AIDS Car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7-2914</text:p>
          </table:table-cell>
          <table:table-cell office:value-type="string">
            <text:p>MEDICINA III <text:s text:c="37"/></text:p>
          </table:table-cell>
          <table:table-cell office:value-type="string">
            <text:p>AIDS patient care and ST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2229</text:p>
          </table:table-cell>
          <table:table-cell office:value-type="string">
            <text:p>MEDICINA III <text:s text:c="37"/></text:p>
          </table:table-cell>
          <table:table-cell office:value-type="string">
            <text:p>AIDS Research and Human Retroviru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5-4538</text:p>
          </table:table-cell>
          <table:table-cell office:value-type="string">
            <text:p>MEDICINA III <text:s text:c="37"/></text:p>
          </table:table-cell>
          <table:table-cell office:value-type="string">
            <text:p>Allergy (Copenhag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3X</text:p>
          </table:table-cell>
          <table:table-cell office:value-type="string">
            <text:p>MEDICINA III <text:s text:c="37"/></text:p>
          </table:table-cell>
          <table:table-cell office:value-type="string">
            <text:p>AMB (São Paulo) (Cessou em 1991. Cont. ISSN 0104-4230 Revista da Associação Médica Brasileira. (1992. 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992</text:p>
          </table:table-cell>
          <table:table-cell office:value-type="string">
            <text:p>MEDICINA III <text:s text:c="37"/></text:p>
          </table:table-cell>
          <table:table-cell office:value-type="string">
            <text:p>Ambito Hopita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9239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Applied Scien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32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Clinical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97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Human Gene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6553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Infection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299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Medical Genetics (Print) (Cessou em 2002. Foi desdobrado em três: ISSN 1552-4825, 1552-4841 e 1552-4868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25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Medical Genetics. Part 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108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Neuro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78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Obstetrics and Gynec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394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Ophthalm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0709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Ot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6135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Physiology. Heart and Circulatory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7408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Reproductive Immunology (1989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586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Rhinology (Cessou em 2008. Cont. ISSN 1945-8924 American Journal of Rhinology &amp; Aller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803X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Roentgenology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465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Sports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6135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Transplanta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45</text:p>
          </table:table-cell>
          <table:table-cell office:value-type="string">
            <text:p>MEDICINA III <text:s text:c="37"/></text:p>
          </table:table-cell>
          <table:table-cell office:value-type="string">
            <text:p>American Journal of Veterina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409</text:p>
          </table:table-cell>
          <table:table-cell office:value-type="string">
            <text:p>MEDICINA III <text:s text:c="37"/></text:p>
          </table:table-cell>
          <table:table-cell office:value-type="string">
            <text:p>Anaesthesia (London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54</text:p>
          </table:table-cell>
          <table:table-cell office:value-type="string">
            <text:p>MEDICINA III <text:s text:c="37"/></text:p>
          </table:table-cell>
          <table:table-cell office:value-type="string">
            <text:p>Anais ... Seminário de Iniciação Científica da Univill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0596</text:p>
          </table:table-cell>
          <table:table-cell office:value-type="string">
            <text:p>MEDICINA III <text:s text:c="37"/></text:p>
          </table:table-cell>
          <table:table-cell office:value-type="string">
            <text:p>Anais Brasileiros de Der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MEDICINA III <text:s text:c="37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416</text:p>
          </table:table-cell>
          <table:table-cell office:value-type="string">
            <text:p>MEDICINA III <text:s text:c="37"/></text:p>
          </table:table-cell>
          <table:table-cell office:value-type="string">
            <text:p>Anais da Faculdade de Medicina (Universidade Federal de Pernambuc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MEDICINA III <text:s text:c="37"/></text:p>
          </table:table-cell>
          <table:table-cell office:value-type="string">
            <text:p>Analytical and Bioanalytic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6812</text:p>
          </table:table-cell>
          <table:table-cell office:value-type="string">
            <text:p>MEDICINA III <text:s text:c="37"/></text:p>
          </table:table-cell>
          <table:table-cell office:value-type="string">
            <text:p>Analytical and Quantitative Cytology and His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6959</text:p>
          </table:table-cell>
          <table:table-cell office:value-type="string">
            <text:p>MEDICINA III <text:s text:c="37"/></text:p>
          </table:table-cell>
          <table:table-cell office:value-type="string">
            <text:p>Anatomical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999</text:p>
          </table:table-cell>
          <table:table-cell office:value-type="string">
            <text:p>MEDICINA III <text:s text:c="37"/></text:p>
          </table:table-cell>
          <table:table-cell office:value-type="string">
            <text:p>Anesthesia and Analg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022</text:p>
          </table:table-cell>
          <table:table-cell office:value-type="string">
            <text:p>MEDICINA III <text:s text:c="37"/></text:p>
          </table:table-cell>
          <table:table-cell office:value-type="string">
            <text:p>Anesthesiology (Philadelphia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197</text:p>
          </table:table-cell>
          <table:table-cell office:value-type="string">
            <text:p>MEDICINA III <text:s text:c="37"/></text:p>
          </table:table-cell>
          <table:table-cell office:value-type="string">
            <text:p>Angiology (Roslyn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320</text:p>
          </table:table-cell>
          <table:table-cell office:value-type="string">
            <text:p>MEDICINA III <text:s text:c="37"/></text:p>
          </table:table-cell>
          <table:table-cell office:value-type="string">
            <text:p>Animal Reproduction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94-1260</text:p>
          </table:table-cell>
          <table:table-cell office:value-type="string">
            <text:p>MEDICINA III <text:s text:c="37"/></text:p>
          </table:table-cell>
          <table:table-cell office:value-type="string">
            <text:p>Annales de Chirurgie Plastique et Esthét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0-7658</text:p>
          </table:table-cell>
          <table:table-cell office:value-type="string">
            <text:p>MEDICINA III <text:s text:c="37"/></text:p>
          </table:table-cell>
          <table:table-cell office:value-type="string">
            <text:p>Annales Françaises d'Anesthésie et de Réani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665</text:p>
          </table:table-cell>
          <table:table-cell office:value-type="string">
            <text:p>MEDICINA III <text:s text:c="37"/></text:p>
          </table:table-cell>
          <table:table-cell office:value-type="string">
            <text:p>Annali di Ottalmologia e Clinica Oculis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1206</text:p>
          </table:table-cell>
          <table:table-cell office:value-type="string">
            <text:p>MEDICINA III <text:s text:c="37"/></text:p>
          </table:table-cell>
          <table:table-cell office:value-type="string">
            <text:p>Annals of Allergy, Asthma &amp;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9602</text:p>
          </table:table-cell>
          <table:table-cell office:value-type="string">
            <text:p>MEDICINA III <text:s text:c="37"/></text:p>
          </table:table-cell>
          <table:table-cell office:value-type="string">
            <text:p>Annals of Anatom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6964</text:p>
          </table:table-cell>
          <table:table-cell office:value-type="string">
            <text:p>MEDICINA III <text:s text:c="37"/></text:p>
          </table:table-cell>
          <table:table-cell office:value-type="string">
            <text:p>Annals of Biomedical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9134</text:p>
          </table:table-cell>
          <table:table-cell office:value-type="string">
            <text:p>MEDICINA III <text:s text:c="37"/></text:p>
          </table:table-cell>
          <table:table-cell office:value-type="string">
            <text:p>Annals of Diagnostic Pat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555</text:p>
          </table:table-cell>
          <table:table-cell office:value-type="string">
            <text:p>MEDICINA III <text:s text:c="37"/></text:p>
          </table:table-cell>
          <table:table-cell office:value-type="string">
            <text:p>Annals of Hema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3-7534</text:p>
          </table:table-cell>
          <table:table-cell office:value-type="string">
            <text:p>MEDICINA III <text:s text:c="37"/></text:p>
          </table:table-cell>
          <table:table-cell office:value-type="string">
            <text:p>Annals of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7043</text:p>
          </table:table-cell>
          <table:table-cell office:value-type="string">
            <text:p>MEDICINA III <text:s text:c="37"/></text:p>
          </table:table-cell>
          <table:table-cell office:value-type="string">
            <text:p>Annals of Plastic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32</text:p>
          </table:table-cell>
          <table:table-cell office:value-type="string">
            <text:p>MEDICINA III <text:s text:c="37"/></text:p>
          </table:table-cell>
          <table:table-cell office:value-type="string">
            <text:p>Annals of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265</text:p>
          </table:table-cell>
          <table:table-cell office:value-type="string">
            <text:p>MEDICINA III <text:s text:c="37"/></text:p>
          </table:table-cell>
          <table:table-cell office:value-type="string">
            <text:p>Annals of Surg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936</text:p>
          </table:table-cell>
          <table:table-cell office:value-type="string">
            <text:p>MEDICINA III <text:s text:c="37"/></text:p>
          </table:table-cell>
          <table:table-cell office:value-type="string">
            <text:p>Annals of Tropical Pa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096</text:p>
          </table:table-cell>
          <table:table-cell office:value-type="string">
            <text:p>MEDICINA III <text:s text:c="37"/></text:p>
          </table:table-cell>
          <table:table-cell office:value-type="string">
            <text:p>Annals of Vascular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005</text:p>
          </table:table-cell>
          <table:table-cell office:value-type="string">
            <text:p>MEDICINA III <text:s text:c="37"/></text:p>
          </table:table-cell>
          <table:table-cell office:value-type="string">
            <text:p>Anticancer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12</text:p>
          </table:table-cell>
          <table:table-cell office:value-type="string">
            <text:p>MEDICINA III <text:s text:c="37"/></text:p>
          </table:table-cell>
          <table:table-cell office:value-type="string">
            <text:p>Applied Cancer Research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578</text:p>
          </table:table-cell>
          <table:table-cell office:value-type="string">
            <text:p>MEDICINA III <text:s text:c="37"/></text:p>
          </table:table-cell>
          <table:table-cell office:value-type="string">
            <text:p>Applied Cancer Research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2016</text:p>
          </table:table-cell>
          <table:table-cell office:value-type="string">
            <text:p>MEDICINA III <text:s text:c="37"/></text:p>
          </table:table-cell>
          <table:table-cell office:value-type="string">
            <text:p>Applied Immunohistochemistry &amp; Molecular Morph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2-3345</text:p>
          </table:table-cell>
          <table:table-cell office:value-type="string">
            <text:p>MEDICINA III <text:s text:c="37"/></text:p>
          </table:table-cell>
          <table:table-cell office:value-type="string">
            <text:p>Applied Immunohistochemistry (Cessou em 1998. Fundiu-se com ISSN 1073-1180 Cell Vision e Applied Immunohistochemistry &amp; Molecular Morph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3003</text:p>
          </table:table-cell>
          <table:table-cell office:value-type="string">
            <text:p>MEDICINA III <text:s text:c="37"/></text:p>
          </table:table-cell>
          <table:table-cell office:value-type="string">
            <text:p>Applied Mathematics and Comput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935</text:p>
          </table:table-cell>
          <table:table-cell office:value-type="string">
            <text:p>MEDICINA III <text:s text:c="37"/></text:p>
          </table:table-cell>
          <table:table-cell office:value-type="string">
            <text:p>Applied Optics (Cessou em 1989. Foi desdobrado em três: ISSN 1540-8973 Applied Optics. Information Processing, Applied Optics. Optical Technology e Applied Optics. Lasers and Photonic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332</text:p>
          </table:table-cell>
          <table:table-cell office:value-type="string">
            <text:p>MEDICINA III <text:s text:c="37"/></text:p>
          </table:table-cell>
          <table:table-cell office:value-type="string">
            <text:p>Applied Surface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4311</text:p>
          </table:table-cell>
          <table:table-cell office:value-type="string">
            <text:p>MEDICINA III <text:s text:c="37"/></text:p>
          </table:table-cell>
          <table:table-cell office:value-type="string">
            <text:p>Applied Therm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774</text:p>
          </table:table-cell>
          <table:table-cell office:value-type="string">
            <text:p>MEDICINA III <text:s text:c="37"/></text:p>
          </table:table-cell>
          <table:table-cell office:value-type="string">
            <text:p>ARBS. Annual Review of Biomedical Scienc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888</text:p>
          </table:table-cell>
          <table:table-cell office:value-type="string">
            <text:p>MEDICINA III <text:s text:c="37"/></text:p>
          </table:table-cell>
          <table:table-cell office:value-type="string">
            <text:p>Archives of Disease in Childh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2491</text:p>
          </table:table-cell>
          <table:table-cell office:value-type="string">
            <text:p>MEDICINA III <text:s text:c="37"/></text:p>
          </table:table-cell>
          <table:table-cell office:value-type="string">
            <text:p>Archives of Facial Plast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067</text:p>
          </table:table-cell>
          <table:table-cell office:value-type="string">
            <text:p>MEDICINA III <text:s text:c="37"/></text:p>
          </table:table-cell>
          <table:table-cell office:value-type="string">
            <text:p>Archives of Gynecology and Obstetr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4409</text:p>
          </table:table-cell>
          <table:table-cell office:value-type="string">
            <text:p>MEDICINA III <text:s text:c="37"/></text:p>
          </table:table-cell>
          <table:table-cell office:value-type="string">
            <text:p>Archives of Medic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50</text:p>
          </table:table-cell>
          <table:table-cell office:value-type="string">
            <text:p>MEDICINA III <text:s text:c="37"/></text:p>
          </table:table-cell>
          <table:table-cell office:value-type="string">
            <text:p>Archives of Ophthalmology (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MEDICINA III <text:s text:c="37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6-8051</text:p>
          </table:table-cell>
          <table:table-cell office:value-type="string">
            <text:p>MEDICINA III <text:s text:c="37"/></text:p>
          </table:table-cell>
          <table:table-cell office:value-type="string">
            <text:p>Archives of Orthopaedic and Trauma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4470</text:p>
          </table:table-cell>
          <table:table-cell office:value-type="string">
            <text:p>MEDICINA III <text:s text:c="37"/></text:p>
          </table:table-cell>
          <table:table-cell office:value-type="string">
            <text:p>Archives of Otolaryngology, Head &amp;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85</text:p>
          </table:table-cell>
          <table:table-cell office:value-type="string">
            <text:p>MEDICINA III <text:s text:c="37"/></text:p>
          </table:table-cell>
          <table:table-cell office:value-type="string">
            <text:p>Archives of Pathology &amp; Laboratory Medicine (1976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53</text:p>
          </table:table-cell>
          <table:table-cell office:value-type="string">
            <text:p>MEDICINA III <text:s text:c="37"/></text:p>
          </table:table-cell>
          <table:table-cell office:value-type="string">
            <text:p>Archives of Pathology (1960) (Cessou em 1975. Cont. 0003-9985 Archives of Pathology &amp; Laboratory Medic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93</text:p>
          </table:table-cell>
          <table:table-cell office:value-type="string">
            <text:p>MEDICINA III <text:s text:c="37"/></text:p>
          </table:table-cell>
          <table:table-cell office:value-type="string">
            <text:p>Archives of Physical Medicine and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02</text:p>
          </table:table-cell>
          <table:table-cell office:value-type="string">
            <text:p>MEDICINA III <text:s text:c="37"/></text:p>
          </table:table-cell>
          <table:table-cell office:value-type="string">
            <text:p>Archives of Sexual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010</text:p>
          </table:table-cell>
          <table:table-cell office:value-type="string">
            <text:p>MEDICINA III <text:s text:c="37"/></text:p>
          </table:table-cell>
          <table:table-cell office:value-type="string">
            <text:p>Archives of Surgery (Chicago. 196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MEDICINA III <text:s text:c="37"/></text:p>
          </table:table-cell>
          <table:table-cell office:value-type="string">
            <text:p>Archives of Veterinary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1816</text:p>
          </table:table-cell>
          <table:table-cell office:value-type="string">
            <text:p>MEDICINA III <text:s text:c="37"/></text:p>
          </table:table-cell>
          <table:table-cell office:value-type="string">
            <text:p>Archives of Women's Mental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0803</text:p>
          </table:table-cell>
          <table:table-cell office:value-type="string">
            <text:p>MEDICINA III <text:s text:c="37"/></text:p>
          </table:table-cell>
          <table:table-cell office:value-type="string">
            <text:p>Archivos de Ginecología y Obstetri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14</text:p>
          </table:table-cell>
          <table:table-cell office:value-type="string">
            <text:p>MEDICINA III <text:s text:c="37"/></text:p>
          </table:table-cell>
          <table:table-cell office:value-type="string">
            <text:p>Archivos Españoles de Urología (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MEDICINA III <text:s text:c="37"/></text:p>
          </table:table-cell>
          <table:table-cell office:value-type="string">
            <text:p>Archivos Latinoamericanos de Nutri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MEDICINA III <text:s text:c="37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00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Fitomedicina Científ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55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49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Oftal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27</text:p>
          </table:table-cell>
          <table:table-cell office:value-type="string">
            <text:p>MEDICINA III <text:s text:c="37"/></text:p>
          </table:table-cell>
          <table:table-cell office:value-type="string">
            <text:p>Arquivos Brasileiros de Psiquiatria, Neurologia e Medicina Legal (199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73</text:p>
          </table:table-cell>
          <table:table-cell office:value-type="string">
            <text:p>MEDICINA III <text:s text:c="37"/></text:p>
          </table:table-cell>
          <table:table-cell office:value-type="string">
            <text:p>Arquivos Catarinenses de Medicin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03</text:p>
          </table:table-cell>
          <table:table-cell office:value-type="string">
            <text:p>MEDICINA III <text:s text:c="37"/></text:p>
          </table:table-cell>
          <table:table-cell office:value-type="string">
            <text:p>Arquivos de Gastroenter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19</text:p>
          </table:table-cell>
          <table:table-cell office:value-type="string">
            <text:p>MEDICINA III <text:s text:c="37"/></text:p>
          </table:table-cell>
          <table:table-cell office:value-type="string">
            <text:p>Arquivos de Gastroenter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MEDICINA III <text:s text:c="37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939</text:p>
          </table:table-cell>
          <table:table-cell office:value-type="string">
            <text:p>MEDICINA III <text:s text:c="37"/></text:p>
          </table:table-cell>
          <table:table-cell office:value-type="string">
            <text:p>Arquivos em Odontologi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92</text:p>
          </table:table-cell>
          <table:table-cell office:value-type="string">
            <text:p>MEDICINA III <text:s text:c="37"/></text:p>
          </table:table-cell>
          <table:table-cell office:value-type="string">
            <text:p>Arquivos Médicos do ABC (Cessou em 2007. Cont. ISSN 1983-2451 Arquivos Brasileiros de Ciências da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MEDICINA III <text:s text:c="37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3591</text:p>
          </table:table-cell>
          <table:table-cell office:value-type="string">
            <text:p>MEDICINA III <text:s text:c="37"/></text:p>
          </table:table-cell>
          <table:table-cell office:value-type="string">
            <text:p>Arthritis and Rheumat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9-8063</text:p>
          </table:table-cell>
          <table:table-cell office:value-type="string">
            <text:p>MEDICINA III <text:s text:c="37"/></text:p>
          </table:table-cell>
          <table:table-cell office:value-type="string">
            <text:p>Arthroscopy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564X</text:p>
          </table:table-cell>
          <table:table-cell office:value-type="string">
            <text:p>MEDICINA III <text:s text:c="37"/></text:p>
          </table:table-cell>
          <table:table-cell office:value-type="string">
            <text:p>Artificial Orga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916</text:p>
          </table:table-cell>
          <table:table-cell office:value-type="string">
            <text:p>MEDICINA III <text:s text:c="37"/></text:p>
          </table:table-cell>
          <table:table-cell office:value-type="string">
            <text:p>ASAIO Journal (199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8-4923</text:p>
          </table:table-cell>
          <table:table-cell office:value-type="string">
            <text:p>MEDICINA III <text:s text:c="37"/></text:p>
          </table:table-cell>
          <table:table-cell office:value-type="string">
            <text:p>Asian Cardiovascular and Thoracic Ann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8-682X</text:p>
          </table:table-cell>
          <table:table-cell office:value-type="string">
            <text:p>MEDICINA III <text:s text:c="37"/></text:p>
          </table:table-cell>
          <table:table-cell office:value-type="string">
            <text:p>Asian Journal of And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9584</text:p>
          </table:table-cell>
          <table:table-cell office:value-type="string">
            <text:p>MEDICINA III <text:s text:c="37"/></text:p>
          </table:table-cell>
          <table:table-cell office:value-type="string">
            <text:p>Asian Journal of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0-3030</text:p>
          </table:table-cell>
          <table:table-cell office:value-type="string">
            <text:p>MEDICINA III <text:s text:c="37"/></text:p>
          </table:table-cell>
          <table:table-cell office:value-type="string">
            <text:p>Audiology &amp; Neuro-Ot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85-8146</text:p>
          </table:table-cell>
          <table:table-cell office:value-type="string">
            <text:p>MEDICINA III <text:s text:c="37"/></text:p>
          </table:table-cell>
          <table:table-cell office:value-type="string">
            <text:p>Auris, Nasus, Laryn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02</text:p>
          </table:table-cell>
          <table:table-cell office:value-type="string">
            <text:p>MEDICINA III <text:s text:c="37"/></text:p>
          </table:table-cell>
          <table:table-cell office:value-type="string">
            <text:p>Autonomic Neuroscience: Basic &amp; Clinic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I <text:s text:c="37"/></text:p>
          </table:table-cell>
          <table:table-cell office:value-type="string">
            <text:p>Bariátrica &amp; Metaból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84X</text:p>
          </table:table-cell>
          <table:table-cell office:value-type="string">
            <text:p>MEDICINA III <text:s text:c="37"/></text:p>
          </table:table-cell>
          <table:table-cell office:value-type="string">
            <text:p>BCI . Revista Brasileira de Cirurgia e Implantodontia (Cessou em 2002. Cont. ISSN 1677-6429 RBP. Revista Brasileira de Implantodontia &amp; Prótese sobre Impla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4328</text:p>
          </table:table-cell>
          <table:table-cell office:value-type="string">
            <text:p>MEDICINA III <text:s text:c="37"/></text:p>
          </table:table-cell>
          <table:table-cell office:value-type="string">
            <text:p>Behavioural 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934</text:p>
          </table:table-cell>
          <table:table-cell office:value-type="string">
            <text:p>MEDICINA III <text:s text:c="37"/></text:p>
          </table:table-cell>
          <table:table-cell office:value-type="string">
            <text:p>Best Practice &amp; Research in Clinical Obstetrics &amp; Gynaecology (Cessou em 2000. Cont. Best Practice &amp; Research. Clinical Obstetrics &amp; Gynaec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1X</text:p>
          </table:table-cell>
          <table:table-cell office:value-type="string">
            <text:p>MEDICINA III <text:s text:c="37"/></text:p>
          </table:table-cell>
          <table:table-cell office:value-type="string">
            <text:p>Biochemical and Biophysical Research Communicatio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002</text:p>
          </table:table-cell>
          <table:table-cell office:value-type="string">
            <text:p>MEDICINA III <text:s text:c="37"/></text:p>
          </table:table-cell>
          <table:table-cell office:value-type="string">
            <text:p>Biochimica et Biophysica Acta (Print) (Cessou em 1963. Desmembrado em 2: ISSN 0926-6526 Biochimica et Biophysica Acta. Specialized Section on Mucoproteins and Mucopolysaccharides e ISSN 0304-4165 Biochimica et Biophysica Acta. G, General Subject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8-6158</text:p>
          </table:table-cell>
          <table:table-cell office:value-type="string">
            <text:p>MEDICINA III <text:s text:c="37"/></text:p>
          </table:table-cell>
          <table:table-cell office:value-type="string">
            <text:p>Biological &amp; Pharmaceutical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760</text:p>
          </table:table-cell>
          <table:table-cell office:value-type="string">
            <text:p>MEDICINA III <text:s text:c="37"/></text:p>
          </table:table-cell>
          <table:table-cell office:value-type="string">
            <text:p>Biological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925X</text:p>
          </table:table-cell>
          <table:table-cell office:value-type="string">
            <text:p>MEDICINA III <text:s text:c="37"/></text:p>
          </table:table-cell>
          <table:table-cell office:value-type="string">
            <text:p>BioMedical Engineering Onlin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041</text:p>
          </table:table-cell>
          <table:table-cell office:value-type="string">
            <text:p>MEDICINA III <text:s text:c="37"/></text:p>
          </table:table-cell>
          <table:table-cell office:value-type="string">
            <text:p>Biomedical Materials (Bristol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0844</text:p>
          </table:table-cell>
          <table:table-cell office:value-type="string">
            <text:p>MEDICINA III <text:s text:c="37"/></text:p>
          </table:table-cell>
          <table:table-cell office:value-type="string">
            <text:p>BioMetals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896</text:p>
          </table:table-cell>
          <table:table-cell office:value-type="string">
            <text:p>MEDICINA III <text:s text:c="37"/></text:p>
          </table:table-cell>
          <table:table-cell office:value-type="string">
            <text:p>Bioorganic &amp; Medicinal Chemistr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MEDICINA III <text:s text:c="37"/></text:p>
          </table:table-cell>
          <table:table-cell office:value-type="string">
            <text:p>Bio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7659</text:p>
          </table:table-cell>
          <table:table-cell office:value-type="string">
            <text:p>MEDICINA III <text:s text:c="37"/></text:p>
          </table:table-cell>
          <table:table-cell office:value-type="string">
            <text:p>Birth (Berkele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0328</text:p>
          </table:table-cell>
          <table:table-cell office:value-type="string">
            <text:p>MEDICINA III <text:s text:c="37"/></text:p>
          </table:table-cell>
          <table:table-cell office:value-type="string">
            <text:p>BJOG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4096</text:p>
          </table:table-cell>
          <table:table-cell office:value-type="string">
            <text:p>MEDICINA III <text:s text:c="37"/></text:p>
          </table:table-cell>
          <table:table-cell office:value-type="string">
            <text:p>BJU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237</text:p>
          </table:table-cell>
          <table:table-cell office:value-type="string">
            <text:p>MEDICINA III <text:s text:c="37"/></text:p>
          </table:table-cell>
          <table:table-cell office:value-type="string">
            <text:p>Blood Pressure Monito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5068</text:p>
          </table:table-cell>
          <table:table-cell office:value-type="string">
            <text:p>MEDICINA III <text:s text:c="37"/></text:p>
          </table:table-cell>
          <table:table-cell office:value-type="string">
            <text:p>Blood Purifi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407</text:p>
          </table:table-cell>
          <table:table-cell office:value-type="string">
            <text:p>MEDICINA III <text:s text:c="37"/></text:p>
          </table:table-cell>
          <table:table-cell office:value-type="string">
            <text:p>BMC Cancer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63</text:p>
          </table:table-cell>
          <table:table-cell office:value-type="string">
            <text:p>MEDICINA III <text:s text:c="37"/></text:p>
          </table:table-cell>
          <table:table-cell office:value-type="string">
            <text:p>BMC Health Services Research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34</text:p>
          </table:table-cell>
          <table:table-cell office:value-type="string">
            <text:p>MEDICINA III <text:s text:c="37"/></text:p>
          </table:table-cell>
          <table:table-cell office:value-type="string">
            <text:p>BMC Infectious Diseases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920</text:p>
          </table:table-cell>
          <table:table-cell office:value-type="string">
            <text:p>MEDICINA III <text:s text:c="37"/></text:p>
          </table:table-cell>
          <table:table-cell office:value-type="string">
            <text:p>BMC Medical Educatio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393</text:p>
          </table:table-cell>
          <table:table-cell office:value-type="string">
            <text:p>MEDICINA III <text:s text:c="37"/></text:p>
          </table:table-cell>
          <table:table-cell office:value-type="string">
            <text:p>BMC Pregnancy and Childbirt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535X</text:p>
          </table:table-cell>
          <table:table-cell office:value-type="string">
            <text:p>MEDICINA III <text:s text:c="37"/></text:p>
          </table:table-cell>
          <table:table-cell office:value-type="string">
            <text:p>BMJ. British Medical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MEDICINA III <text:s text:c="37"/></text:p>
          </table:table-cell>
          <table:table-cell office:value-type="string">
            <text:p>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9230</text:p>
          </table:table-cell>
          <table:table-cell office:value-type="string">
            <text:p>MEDICINA III <text:s text:c="37"/></text:p>
          </table:table-cell>
          <table:table-cell office:value-type="string">
            <text:p>Brain Research Bullet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5-299X</text:p>
          </table:table-cell>
          <table:table-cell office:value-type="string">
            <text:p>MEDICINA III <text:s text:c="37"/></text:p>
          </table:table-cell>
          <table:table-cell office:value-type="string">
            <text:p>Brain Research Protocols (Cessou em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0267</text:p>
          </table:table-cell>
          <table:table-cell office:value-type="string">
            <text:p>MEDICINA III <text:s text:c="37"/></text:p>
          </table:table-cell>
          <table:table-cell office:value-type="string">
            <text:p>Brain Topograph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MEDICINA III <text:s text:c="37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440</text:p>
          </table:table-cell>
          <table:table-cell office:value-type="string">
            <text:p>MEDICINA III <text:s text:c="37"/></text:p>
          </table:table-cell>
          <table:table-cell office:value-type="string">
            <text:p>Brazilian Dent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324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Biomotric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41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Cardiovascular Surge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87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Craniomaxillofacial Surge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55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Genetics (Impresso) (Cessou em 1997. Cont. ISSN 1415-4757 Genetics and Molecular Biology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217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Oral Scienc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94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Otorhinolaryng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86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Otorhinolaryng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878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Urology (Cessou em 2002. Cont. ISSN 1677-5538 International Braz J Urol (Impresso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01</text:p>
          </table:table-cell>
          <table:table-cell office:value-type="string">
            <text:p>MEDICINA III <text:s text:c="37"/></text:p>
          </table:table-cell>
          <table:table-cell office:value-type="string">
            <text:p>Brazilian Journal of Videoendoscopic Surger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324</text:p>
          </table:table-cell>
          <table:table-cell office:value-type="string">
            <text:p>MEDICINA III <text:s text:c="37"/></text:p>
          </table:table-cell>
          <table:table-cell office:value-type="string">
            <text:p>Brazilian Oral Research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9776</text:p>
          </table:table-cell>
          <table:table-cell office:value-type="string">
            <text:p>MEDICINA III <text:s text:c="37"/></text:p>
          </table:table-cell>
          <table:table-cell office:value-type="string">
            <text:p>Breast (Edinburg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12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Anaesthes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5251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Clinical Pharma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963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Dermatology (1951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686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Obstetrics and Gynaecology. Supplement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61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4356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Oral &amp; Maxillofaci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26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Plastic Surgery (Print) (Cessou em 2005. Cont. ISSN 1748-6815 Journal of Plastic, Reconstructive &amp; Aesthetic Surgery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285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3674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Sports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323</text:p>
          </table:table-cell>
          <table:table-cell office:value-type="string">
            <text:p>MEDICINA III <text:s text:c="37"/></text:p>
          </table:table-cell>
          <table:table-cell office:value-type="string">
            <text:p>British Journal of Surge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9686</text:p>
          </table:table-cell>
          <table:table-cell office:value-type="string">
            <text:p>MEDICINA III <text:s text:c="37"/></text:p>
          </table:table-cell>
          <table:table-cell office:value-type="string">
            <text:p>Bulletin of the World Health Organiza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179</text:p>
          </table:table-cell>
          <table:table-cell office:value-type="string">
            <text:p>MEDICINA III <text:s text:c="37"/></text:p>
          </table:table-cell>
          <table:table-cell office:value-type="string">
            <text:p>Burns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865</text:p>
          </table:table-cell>
          <table:table-cell office:value-type="string">
            <text:p>MEDICINA III <text:s text:c="37"/></text:p>
          </table:table-cell>
          <table:table-cell office:value-type="string">
            <text:p>Cadernos - Faculdades Integradas Sao Camilo (Cessou em 1997. Cont. ISSN 1980-329X Cadernos - Centro Universitário São Cami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MEDICINA III <text:s text:c="37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2-610X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Anaesth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5-7900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182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95-2199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Plastic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8X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0-9000</text:p>
          </table:table-cell>
          <table:table-cell office:value-type="string">
            <text:p>MEDICINA III <text:s text:c="37"/></text:p>
          </table:table-cell>
          <table:table-cell office:value-type="string">
            <text:p>Canadian Journal of Veterinar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286</text:p>
          </table:table-cell>
          <table:table-cell office:value-type="string">
            <text:p>MEDICINA III <text:s text:c="37"/></text:p>
          </table:table-cell>
          <table:table-cell office:value-type="string">
            <text:p>Canadian Veterinar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3X</text:p>
          </table:table-cell>
          <table:table-cell office:value-type="string">
            <text:p>MEDICINA III <text:s text:c="37"/></text:p>
          </table:table-cell>
          <table:table-cell office:value-type="string">
            <text:p>Cancer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867</text:p>
          </table:table-cell>
          <table:table-cell office:value-type="string">
            <text:p>MEDICINA III <text:s text:c="37"/></text:p>
          </table:table-cell>
          <table:table-cell office:value-type="string">
            <text:p>Cancer Cell Internation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704</text:p>
          </table:table-cell>
          <table:table-cell office:value-type="string">
            <text:p>MEDICINA III <text:s text:c="37"/></text:p>
          </table:table-cell>
          <table:table-cell office:value-type="string">
            <text:p>Cancer Chemotherapy and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1-090X</text:p>
          </table:table-cell>
          <table:table-cell office:value-type="string">
            <text:p>MEDICINA III <text:s text:c="37"/></text:p>
          </table:table-cell>
          <table:table-cell office:value-type="string">
            <text:p>Cancer Detection and Preven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1903</text:p>
          </table:table-cell>
          <table:table-cell office:value-type="string">
            <text:p>MEDICINA III <text:s text:c="37"/></text:p>
          </table:table-cell>
          <table:table-cell office:value-type="string">
            <text:p>Cancer Gene Therap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4608</text:p>
          </table:table-cell>
          <table:table-cell office:value-type="string">
            <text:p>MEDICINA III <text:s text:c="37"/></text:p>
          </table:table-cell>
          <table:table-cell office:value-type="string">
            <text:p>Cancer Genetics and Cytogene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9351</text:p>
          </table:table-cell>
          <table:table-cell office:value-type="string">
            <text:p>MEDICINA III <text:s text:c="37"/></text:p>
          </table:table-cell>
          <table:table-cell office:value-type="string">
            <text:p>Cancer Informat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5-7907</text:p>
          </table:table-cell>
          <table:table-cell office:value-type="string">
            <text:p>MEDICINA III <text:s text:c="37"/></text:p>
          </table:table-cell>
          <table:table-cell office:value-type="string">
            <text:p>Cancer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220X</text:p>
          </table:table-cell>
          <table:table-cell office:value-type="string">
            <text:p>MEDICINA III <text:s text:c="37"/></text:p>
          </table:table-cell>
          <table:table-cell office:value-type="string">
            <text:p>Cancer Nur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5472</text:p>
          </table:table-cell>
          <table:table-cell office:value-type="string">
            <text:p>MEDICINA III <text:s text:c="37"/></text:p>
          </table:table-cell>
          <table:table-cell office:value-type="string">
            <text:p>Cancer Research (Chicago, Ill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180</text:p>
          </table:table-cell>
          <table:table-cell office:value-type="string">
            <text:p>MEDICINA III <text:s text:c="37"/></text:p>
          </table:table-cell>
          <table:table-cell office:value-type="string">
            <text:p>Carcinogenesis (New York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334</text:p>
          </table:table-cell>
          <table:table-cell office:value-type="string">
            <text:p>MEDICINA III <text:s text:c="37"/></text:p>
          </table:table-cell>
          <table:table-cell office:value-type="string">
            <text:p>Carcinogenesis (New York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7-9511</text:p>
          </table:table-cell>
          <table:table-cell office:value-type="string">
            <text:p>MEDICINA III <text:s text:c="37"/></text:p>
          </table:table-cell>
          <table:table-cell office:value-type="string">
            <text:p>Cardiology in the You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257</text:p>
          </table:table-cell>
          <table:table-cell office:value-type="string">
            <text:p>MEDICINA III <text:s text:c="37"/></text:p>
          </table:table-cell>
          <table:table-cell office:value-type="string">
            <text:p>Cardiovascular &amp; Hematological Agents in Medicinal Chem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120</text:p>
          </table:table-cell>
          <table:table-cell office:value-type="string">
            <text:p>MEDICINA III <text:s text:c="37"/></text:p>
          </table:table-cell>
          <table:table-cell office:value-type="string">
            <text:p>Cardiovascular Ultrasoun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568</text:p>
          </table:table-cell>
          <table:table-cell office:value-type="string">
            <text:p>MEDICINA III <text:s text:c="37"/></text:p>
          </table:table-cell>
          <table:table-cell office:value-type="string">
            <text:p>Carie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766X</text:p>
          </table:table-cell>
          <table:table-cell office:value-type="string">
            <text:p>MEDICINA III <text:s text:c="37"/></text:p>
          </table:table-cell>
          <table:table-cell office:value-type="string">
            <text:p>Cell and Tissue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5-6995</text:p>
          </table:table-cell>
          <table:table-cell office:value-type="string">
            <text:p>MEDICINA III <text:s text:c="37"/></text:p>
          </table:table-cell>
          <table:table-cell office:value-type="string">
            <text:p>Cell Biology International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2-6405</text:p>
          </table:table-cell>
          <table:table-cell office:value-type="string">
            <text:p>MEDICINA III <text:s text:c="37"/></text:p>
          </table:table-cell>
          <table:table-cell office:value-type="string">
            <text:p>Cells Tissues Organ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40</text:p>
          </table:table-cell>
          <table:table-cell office:value-type="string">
            <text:p>MEDICINA III <text:s text:c="37"/></text:p>
          </table:table-cell>
          <table:table-cell office:value-type="string">
            <text:p>Cellular and Molecular Neuro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33-1024</text:p>
          </table:table-cell>
          <table:table-cell office:value-type="string">
            <text:p>MEDICINA III <text:s text:c="37"/></text:p>
          </table:table-cell>
          <table:table-cell office:value-type="string">
            <text:p>Cephalalgia (Os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692</text:p>
          </table:table-cell>
          <table:table-cell office:value-type="string">
            <text:p>MEDICINA III <text:s text:c="37"/></text:p>
          </table:table-cell>
          <table:table-cell office:value-type="string">
            <text:p>Chest (American College of Chest Physician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7040</text:p>
          </table:table-cell>
          <table:table-cell office:value-type="string">
            <text:p>MEDICINA III <text:s text:c="37"/></text:p>
          </table:table-cell>
          <table:table-cell office:value-type="string">
            <text:p>Child's Nervous Syst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546</text:p>
          </table:table-cell>
          <table:table-cell office:value-type="string">
            <text:p>MEDICINA III <text:s text:c="37"/></text:p>
          </table:table-cell>
          <table:table-cell office:value-type="string">
            <text:p>Chinese Medicine (Lond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1-9118</text:p>
          </table:table-cell>
          <table:table-cell office:value-type="string">
            <text:p>MEDICINA III <text:s text:c="37"/></text:p>
          </table:table-cell>
          <table:table-cell office:value-type="string">
            <text:p>Chirurgia (Bucuresti. 1990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7-3203</text:p>
          </table:table-cell>
          <table:table-cell office:value-type="string">
            <text:p>MEDICINA III <text:s text:c="37"/></text:p>
          </table:table-cell>
          <table:table-cell office:value-type="string">
            <text:p>Chirurgie de la M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2-0528</text:p>
          </table:table-cell>
          <table:table-cell office:value-type="string">
            <text:p>MEDICINA III <text:s text:c="37"/></text:p>
          </table:table-cell>
          <table:table-cell office:value-type="string">
            <text:p>Chronobiology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MEDICINA III <text:s text:c="37"/></text:p>
          </table:table-cell>
          <table:table-cell office:value-type="string">
            <text:p>Ciência e Saúde Cole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MEDICINA III <text:s text:c="37"/></text:p>
          </table:table-cell>
          <table:table-cell office:value-type="string">
            <text:p>Ciência Rural (UFSM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7322</text:p>
          </table:table-cell>
          <table:table-cell office:value-type="string">
            <text:p>MEDICINA III <text:s text:c="37"/></text:p>
          </table:table-cell>
          <table:table-cell office:value-type="string">
            <text:p>Circulation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6-9843</text:p>
          </table:table-cell>
          <table:table-cell office:value-type="string">
            <text:p>MEDICINA III <text:s text:c="37"/></text:p>
          </table:table-cell>
          <table:table-cell office:value-type="string">
            <text:p>Circulation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137</text:p>
          </table:table-cell>
          <table:table-cell office:value-type="string">
            <text:p>MEDICINA III <text:s text:c="37"/></text:p>
          </table:table-cell>
          <table:table-cell office:value-type="string">
            <text:p>Climacteric (Carnforth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3-0804</text:p>
          </table:table-cell>
          <table:table-cell office:value-type="string">
            <text:p>MEDICINA III <text:s text:c="37"/></text:p>
          </table:table-cell>
          <table:table-cell office:value-type="string">
            <text:p>Climacteric (Carnforth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MEDICINA III <text:s text:c="37"/></text:p>
          </table:table-cell>
          <table:table-cell office:value-type="string">
            <text:p>Clinica Chimica Acta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2-0898</text:p>
          </table:table-cell>
          <table:table-cell office:value-type="string">
            <text:p>MEDICINA III <text:s text:c="37"/></text:p>
          </table:table-cell>
          <table:table-cell office:value-type="string">
            <text:p>Clinical &amp; Experimental Metasta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6404</text:p>
          </table:table-cell>
          <table:table-cell office:value-type="string">
            <text:p>MEDICINA III <text:s text:c="37"/></text:p>
          </table:table-cell>
          <table:table-cell office:value-type="string">
            <text:p>Clinical &amp; Experimental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9071</text:p>
          </table:table-cell>
          <table:table-cell office:value-type="string">
            <text:p>MEDICINA III <text:s text:c="37"/></text:p>
          </table:table-cell>
          <table:table-cell office:value-type="string">
            <text:p>Clinical &amp; Experimental Ophthalm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3806</text:p>
          </table:table-cell>
          <table:table-cell office:value-type="string">
            <text:p>MEDICINA III <text:s text:c="37"/></text:p>
          </table:table-cell>
          <table:table-cell office:value-type="string">
            <text:p>Clinical Anatomy (New York, N.Y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296</text:p>
          </table:table-cell>
          <table:table-cell office:value-type="string">
            <text:p>MEDICINA III <text:s text:c="37"/></text:p>
          </table:table-cell>
          <table:table-cell office:value-type="string">
            <text:p>Clinical and Applied Thrombosis/Hemosta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7894</text:p>
          </table:table-cell>
          <table:table-cell office:value-type="string">
            <text:p>MEDICINA III <text:s text:c="37"/></text:p>
          </table:table-cell>
          <table:table-cell office:value-type="string">
            <text:p>Clinical and Experimental Aller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04</text:p>
          </table:table-cell>
          <table:table-cell office:value-type="string">
            <text:p>MEDICINA III <text:s text:c="37"/></text:p>
          </table:table-cell>
          <table:table-cell office:value-type="string">
            <text:p>Clinical and Experimental Immu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0-6663</text:p>
          </table:table-cell>
          <table:table-cell office:value-type="string">
            <text:p>MEDICINA III <text:s text:c="37"/></text:p>
          </table:table-cell>
          <table:table-cell office:value-type="string">
            <text:p>Clinical and Experimental Obstetrics &amp; Gyn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70</text:p>
          </table:table-cell>
          <table:table-cell office:value-type="string">
            <text:p>MEDICINA III <text:s text:c="37"/></text:p>
          </table:table-cell>
          <table:table-cell office:value-type="string">
            <text:p>Clinical and Experimental Pharmacology &amp;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856X</text:p>
          </table:table-cell>
          <table:table-cell office:value-type="string">
            <text:p>MEDICINA III <text:s text:c="37"/></text:p>
          </table:table-cell>
          <table:table-cell office:value-type="string">
            <text:p>Clinical and Experimental Rheumatology (Testo stampat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851</text:p>
          </table:table-cell>
          <table:table-cell office:value-type="string">
            <text:p>MEDICINA III <text:s text:c="37"/></text:p>
          </table:table-cell>
          <table:table-cell office:value-type="string">
            <text:p>Clinical Autonomic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MEDICINA III <text:s text:c="37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33</text:p>
          </table:table-cell>
          <table:table-cell office:value-type="string">
            <text:p>MEDICINA III <text:s text:c="37"/></text:p>
          </table:table-cell>
          <table:table-cell office:value-type="string">
            <text:p>Clinical Biomechanics (Bristo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432</text:p>
          </table:table-cell>
          <table:table-cell office:value-type="string">
            <text:p>MEDICINA III <text:s text:c="37"/></text:p>
          </table:table-cell>
          <table:table-cell office:value-type="string">
            <text:p>Clinical Cancer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47</text:p>
          </table:table-cell>
          <table:table-cell office:value-type="string">
            <text:p>MEDICINA III <text:s text:c="37"/></text:p>
          </table:table-cell>
          <table:table-cell office:value-type="string">
            <text:p>Clinical Chemistry (Baltimore, Md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MEDICINA III <text:s text:c="37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0028</text:p>
          </table:table-cell>
          <table:table-cell office:value-type="string">
            <text:p>MEDICINA III <text:s text:c="37"/></text:p>
          </table:table-cell>
          <table:table-cell office:value-type="string">
            <text:p>Clinical Colorectal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3-2563</text:p>
          </table:table-cell>
          <table:table-cell office:value-type="string">
            <text:p>MEDICINA III <text:s text:c="37"/></text:p>
          </table:table-cell>
          <table:table-cell office:value-type="string">
            <text:p>Clinical Drug Investig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664</text:p>
          </table:table-cell>
          <table:table-cell office:value-type="string">
            <text:p>MEDICINA III <text:s text:c="37"/></text:p>
          </table:table-cell>
          <table:table-cell office:value-type="string">
            <text:p>Clinical Endocrinology (Oxford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1-6616</text:p>
          </table:table-cell>
          <table:table-cell office:value-type="string">
            <text:p>MEDICINA III <text:s text:c="37"/></text:p>
          </table:table-cell>
          <table:table-cell office:value-type="string">
            <text:p>Clinical Immunology (Orlando, Fla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4838</text:p>
          </table:table-cell>
          <table:table-cell office:value-type="string">
            <text:p>MEDICINA III <text:s text:c="37"/></text:p>
          </table:table-cell>
          <table:table-cell office:value-type="string">
            <text:p>Clinical Infectious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2X</text:p>
          </table:table-cell>
          <table:table-cell office:value-type="string">
            <text:p>MEDICINA III <text:s text:c="37"/></text:p>
          </table:table-cell>
          <table:table-cell office:value-type="string">
            <text:p>Clinical Journal of Sport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304</text:p>
          </table:table-cell>
          <table:table-cell office:value-type="string">
            <text:p>MEDICINA III <text:s text:c="37"/></text:p>
          </table:table-cell>
          <table:table-cell office:value-type="string">
            <text:p>Clinical Lung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8467</text:p>
          </table:table-cell>
          <table:table-cell office:value-type="string">
            <text:p>MEDICINA III <text:s text:c="37"/></text:p>
          </table:table-cell>
          <table:table-cell office:value-type="string">
            <text:p>Clinical Neurology and Neurosurgery (Dutch-Flemish ed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2-5091</text:p>
          </table:table-cell>
          <table:table-cell office:value-type="string">
            <text:p>MEDICINA III <text:s text:c="37"/></text:p>
          </table:table-cell>
          <table:table-cell office:value-type="string">
            <text:p>Clinical Neuro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2457</text:p>
          </table:table-cell>
          <table:table-cell office:value-type="string">
            <text:p>MEDICINA III <text:s text:c="37"/></text:p>
          </table:table-cell>
          <table:table-cell office:value-type="string">
            <text:p>Clinical Neuro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MEDICINA III <text:s text:c="37"/></text:p>
          </table:table-cell>
          <table:table-cell office:value-type="string">
            <text:p>Clinical Nutrition (Edinburg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4-1161</text:p>
          </table:table-cell>
          <table:table-cell office:value-type="string">
            <text:p>MEDICINA III <text:s text:c="37"/></text:p>
          </table:table-cell>
          <table:table-cell office:value-type="string">
            <text:p>Clinical Nutrition Suppleme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7-5483</text:p>
          </table:table-cell>
          <table:table-cell office:value-type="string">
            <text:p>MEDICINA III <text:s text:c="37"/></text:p>
          </table:table-cell>
          <table:table-cell office:value-type="string">
            <text:p>Clinical Ophthalmolog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21X</text:p>
          </table:table-cell>
          <table:table-cell office:value-type="string">
            <text:p>MEDICINA III <text:s text:c="37"/></text:p>
          </table:table-cell>
          <table:table-cell office:value-type="string">
            <text:p>Clinical Orthopaedics and Related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7772</text:p>
          </table:table-cell>
          <table:table-cell office:value-type="string">
            <text:p>MEDICINA III <text:s text:c="37"/></text:p>
          </table:table-cell>
          <table:table-cell office:value-type="string">
            <text:p>Clinical Otolaryngology and Allied Sciences (Print) (Cessou em 2004. Cont. ISSN 1749-4478 Clinical Otolaryngology (Print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0-3198</text:p>
          </table:table-cell>
          <table:table-cell office:value-type="string">
            <text:p>MEDICINA III <text:s text:c="37"/></text:p>
          </table:table-cell>
          <table:table-cell office:value-type="string">
            <text:p>Clinical Rheumatology (Printe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2-0063</text:p>
          </table:table-cell>
          <table:table-cell office:value-type="string">
            <text:p>MEDICINA III <text:s text:c="37"/></text:p>
          </table:table-cell>
          <table:table-cell office:value-type="string">
            <text:p>Clinical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MEDICINA III <text:s text:c="37"/></text:p>
          </table:table-cell>
          <table:table-cell office:value-type="string">
            <text:p>Clinics (U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1298</text:p>
          </table:table-cell>
          <table:table-cell office:value-type="string">
            <text:p>MEDICINA III <text:s text:c="37"/></text:p>
          </table:table-cell>
          <table:table-cell office:value-type="string">
            <text:p>Clinics in Plas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493X</text:p>
          </table:table-cell>
          <table:table-cell office:value-type="string">
            <text:p>MEDICINA III <text:s text:c="37"/></text:p>
          </table:table-cell>
          <table:table-cell office:value-type="string">
            <text:p>Cochrane Database of Systematic Review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4-780X</text:p>
          </table:table-cell>
          <table:table-cell office:value-type="string">
            <text:p>MEDICINA III <text:s text:c="37"/></text:p>
          </table:table-cell>
          <table:table-cell office:value-type="string">
            <text:p>Cochrane Library (CD-RO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8910</text:p>
          </table:table-cell>
          <table:table-cell office:value-type="string">
            <text:p>MEDICINA III <text:s text:c="37"/></text:p>
          </table:table-cell>
          <table:table-cell office:value-type="string">
            <text:p>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744</text:p>
          </table:table-cell>
          <table:table-cell office:value-type="string">
            <text:p>MEDICINA III <text:s text:c="37"/></text:p>
          </table:table-cell>
          <table:table-cell office:value-type="string">
            <text:p>Coluna (SOBRALEM)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51</text:p>
          </table:table-cell>
          <table:table-cell office:value-type="string">
            <text:p>MEDICINA III <text:s text:c="37"/></text:p>
          </table:table-cell>
          <table:table-cell office:value-type="string">
            <text:p>Coluna/Colum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06X</text:p>
          </table:table-cell>
          <table:table-cell office:value-type="string">
            <text:p>MEDICINA III <text:s text:c="37"/></text:p>
          </table:table-cell>
          <table:table-cell office:value-type="string">
            <text:p>Comparative Biochemistry and Physiology (Cessou em 1970. Cont. 1879-3029 Comparative Biochemistry and Physiolog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0456</text:p>
          </table:table-cell>
          <table:table-cell office:value-type="string">
            <text:p>MEDICINA III <text:s text:c="37"/></text:p>
          </table:table-cell>
          <table:table-cell office:value-type="string">
            <text:p>Comparative Biochemistry and Physiology. C. Toxicology &amp;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4140</text:p>
          </table:table-cell>
          <table:table-cell office:value-type="string">
            <text:p>MEDICINA III <text:s text:c="37"/></text:p>
          </table:table-cell>
          <table:table-cell office:value-type="string">
            <text:p>Comparative Political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2607</text:p>
          </table:table-cell>
          <table:table-cell office:value-type="string">
            <text:p>MEDICINA III <text:s text:c="37"/></text:p>
          </table:table-cell>
          <table:table-cell office:value-type="string">
            <text:p>Computer Methods and Programs in Bio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6111</text:p>
          </table:table-cell>
          <table:table-cell office:value-type="string">
            <text:p>MEDICINA III <text:s text:c="37"/></text:p>
          </table:table-cell>
          <table:table-cell office:value-type="string">
            <text:p>Computerized Medical Imaging and Graph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7906</text:p>
          </table:table-cell>
          <table:table-cell office:value-type="string">
            <text:p>MEDICINA III <text:s text:c="37"/></text:p>
          </table:table-cell>
          <table:table-cell office:value-type="string">
            <text:p>Computers &amp; Electrical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7824</text:p>
          </table:table-cell>
          <table:table-cell office:value-type="string">
            <text:p>MEDICINA III <text:s text:c="37"/></text:p>
          </table:table-cell>
          <table:table-cell office:value-type="string">
            <text:p>Contraception (Stoneh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3740</text:p>
          </table:table-cell>
          <table:table-cell office:value-type="string">
            <text:p>MEDICINA III <text:s text:c="37"/></text:p>
          </table:table-cell>
          <table:table-cell office:value-type="string">
            <text:p>Corne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9634</text:p>
          </table:table-cell>
          <table:table-cell office:value-type="string">
            <text:p>MEDICINA III <text:s text:c="37"/></text:p>
          </table:table-cell>
          <table:table-cell office:value-type="string">
            <text:p>Cranio. Journal of Craniomandibular Pract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609X</text:p>
          </table:table-cell>
          <table:table-cell office:value-type="string">
            <text:p>MEDICINA III <text:s text:c="37"/></text:p>
          </table:table-cell>
          <table:table-cell office:value-type="string">
            <text:p>Critical Care (London. 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8535</text:p>
          </table:table-cell>
          <table:table-cell office:value-type="string">
            <text:p>MEDICINA III <text:s text:c="37"/></text:p>
          </table:table-cell>
          <table:table-cell office:value-type="string">
            <text:p>Critical Care (London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493</text:p>
          </table:table-cell>
          <table:table-cell office:value-type="string">
            <text:p>MEDICINA III <text:s text:c="37"/></text:p>
          </table:table-cell>
          <table:table-cell office:value-type="string">
            <text:p>Critical Care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240</text:p>
          </table:table-cell>
          <table:table-cell office:value-type="string">
            <text:p>MEDICINA III <text:s text:c="37"/></text:p>
          </table:table-cell>
          <table:table-cell office:value-type="string">
            <text:p>Cry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3683</text:p>
          </table:table-cell>
          <table:table-cell office:value-type="string">
            <text:p>MEDICINA III <text:s text:c="37"/></text:p>
          </table:table-cell>
          <table:table-cell office:value-type="string">
            <text:p>Current Eye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7995</text:p>
          </table:table-cell>
          <table:table-cell office:value-type="string">
            <text:p>MEDICINA III <text:s text:c="37"/></text:p>
          </table:table-cell>
          <table:table-cell office:value-type="string">
            <text:p>Current Medical Research and Opin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1950</text:p>
          </table:table-cell>
          <table:table-cell office:value-type="string">
            <text:p>MEDICINA III <text:s text:c="37"/></text:p>
          </table:table-cell>
          <table:table-cell office:value-type="string">
            <text:p>Current Opinion in Clinical Nutrition and Metabolic Car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5295</text:p>
          </table:table-cell>
          <table:table-cell office:value-type="string">
            <text:p>MEDICINA III <text:s text:c="37"/></text:p>
          </table:table-cell>
          <table:table-cell office:value-type="string">
            <text:p>Current Opinion in Critical Ca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738</text:p>
          </table:table-cell>
          <table:table-cell office:value-type="string">
            <text:p>MEDICINA III <text:s text:c="37"/></text:p>
          </table:table-cell>
          <table:table-cell office:value-type="string">
            <text:p>Current Opinion in Ophthalm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8-9508</text:p>
          </table:table-cell>
          <table:table-cell office:value-type="string">
            <text:p>MEDICINA III <text:s text:c="37"/></text:p>
          </table:table-cell>
          <table:table-cell office:value-type="string">
            <text:p>Current Opinion in Otolaryngology &amp; Head and Neck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3963</text:p>
          </table:table-cell>
          <table:table-cell office:value-type="string">
            <text:p>MEDICINA III <text:s text:c="37"/></text:p>
          </table:table-cell>
          <table:table-cell office:value-type="string">
            <text:p>Current Pediatric Review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2010</text:p>
          </table:table-cell>
          <table:table-cell office:value-type="string">
            <text:p>MEDICINA III <text:s text:c="37"/></text:p>
          </table:table-cell>
          <table:table-cell office:value-type="string">
            <text:p>Current Pharmaceutical Bio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0188</text:p>
          </table:table-cell>
          <table:table-cell office:value-type="string">
            <text:p>MEDICINA III <text:s text:c="37"/></text:p>
          </table:table-cell>
          <table:table-cell office:value-type="string">
            <text:p>Current Problems in Diagnostic Rad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7944</text:p>
          </table:table-cell>
          <table:table-cell office:value-type="string">
            <text:p>MEDICINA III <text:s text:c="37"/></text:p>
          </table:table-cell>
          <table:table-cell office:value-type="string">
            <text:p>Current Surgery (Cessou em 2006. Cont. ISSN 1931-7204 Journal of Surgical Educatio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93X</text:p>
          </table:table-cell>
          <table:table-cell office:value-type="string">
            <text:p>MEDICINA III <text:s text:c="37"/></text:p>
          </table:table-cell>
          <table:table-cell office:value-type="string">
            <text:p>Current Therapeut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1611</text:p>
          </table:table-cell>
          <table:table-cell office:value-type="string">
            <text:p>MEDICINA III <text:s text:c="37"/></text:p>
          </table:table-cell>
          <table:table-cell office:value-type="string">
            <text:p>Current Vascular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581</text:p>
          </table:table-cell>
          <table:table-cell office:value-type="string">
            <text:p>MEDICINA III <text:s text:c="37"/></text:p>
          </table:table-cell>
          <table:table-cell office:value-type="string">
            <text:p>Cytogenetic and Genome Research (Printed e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4666</text:p>
          </table:table-cell>
          <table:table-cell office:value-type="string">
            <text:p>MEDICINA III <text:s text:c="37"/></text:p>
          </table:table-cell>
          <table:table-cell office:value-type="string">
            <text:p>Cytokine (Philadelphia) (Cessou em 2000. Cont. Cytokine+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5507</text:p>
          </table:table-cell>
          <table:table-cell office:value-type="string">
            <text:p>MEDICINA III <text:s text:c="37"/></text:p>
          </table:table-cell>
          <table:table-cell office:value-type="string">
            <text:p>Cytopathology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4469</text:p>
          </table:table-cell>
          <table:table-cell office:value-type="string">
            <text:p>MEDICINA III <text:s text:c="37"/></text:p>
          </table:table-cell>
          <table:table-cell office:value-type="string">
            <text:p>Dental Traumat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832X</text:p>
          </table:table-cell>
          <table:table-cell office:value-type="string">
            <text:p>MEDICINA III <text:s text:c="37"/></text:p>
          </table:table-cell>
          <table:table-cell office:value-type="string">
            <text:p>Dento-Maxillo-Facial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2592</text:p>
          </table:table-cell>
          <table:table-cell office:value-type="string">
            <text:p>MEDICINA III <text:s text:c="37"/></text:p>
          </table:table-cell>
          <table:table-cell office:value-type="string">
            <text:p>Der Urologe (Ausg. 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0512</text:p>
          </table:table-cell>
          <table:table-cell office:value-type="string">
            <text:p>MEDICINA III <text:s text:c="37"/></text:p>
          </table:table-cell>
          <table:table-cell office:value-type="string">
            <text:p>Dermatolog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MEDICINA III <text:s text:c="37"/></text:p>
          </table:table-cell>
          <table:table-cell office:value-type="string">
            <text:p>Developing World Bioeth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3751</text:p>
          </table:table-cell>
          <table:table-cell office:value-type="string">
            <text:p>MEDICINA III <text:s text:c="37"/></text:p>
          </table:table-cell>
          <table:table-cell office:value-type="string">
            <text:p>Developments in Ophthal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428</text:p>
          </table:table-cell>
          <table:table-cell office:value-type="string">
            <text:p>MEDICINA III <text:s text:c="37"/></text:p>
          </table:table-cell>
          <table:table-cell office:value-type="string">
            <text:p>Diabetes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8227</text:p>
          </table:table-cell>
          <table:table-cell office:value-type="string">
            <text:p>MEDICINA III <text:s text:c="37"/></text:p>
          </table:table-cell>
          <table:table-cell office:value-type="string">
            <text:p>Diabetes Research and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7552</text:p>
          </table:table-cell>
          <table:table-cell office:value-type="string">
            <text:p>MEDICINA III <text:s text:c="37"/></text:p>
          </table:table-cell>
          <table:table-cell office:value-type="string">
            <text:p>Diabetes/Metabolism Research and Review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5-1039</text:p>
          </table:table-cell>
          <table:table-cell office:value-type="string">
            <text:p>MEDICINA III <text:s text:c="37"/></text:p>
          </table:table-cell>
          <table:table-cell office:value-type="string">
            <text:p>Diagnostic Cyto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8893</text:p>
          </table:table-cell>
          <table:table-cell office:value-type="string">
            <text:p>MEDICINA III <text:s text:c="37"/></text:p>
          </table:table-cell>
          <table:table-cell office:value-type="string">
            <text:p>Diagnostic Microbiology and Infectious Diseas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2-9551</text:p>
          </table:table-cell>
          <table:table-cell office:value-type="string">
            <text:p>MEDICINA III <text:s text:c="37"/></text:p>
          </table:table-cell>
          <table:table-cell office:value-type="string">
            <text:p>Diagnostic Molecular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79</text:p>
          </table:table-cell>
          <table:table-cell office:value-type="string">
            <text:p>MEDICINA III <text:s text:c="37"/></text:p>
          </table:table-cell>
          <table:table-cell office:value-type="string">
            <text:p>Diagnóstico &amp; Trata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2218</text:p>
          </table:table-cell>
          <table:table-cell office:value-type="string">
            <text:p>MEDICINA III <text:s text:c="37"/></text:p>
          </table:table-cell>
          <table:table-cell office:value-type="string">
            <text:p>Diálogo Científico (Cessou em 199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4-8322</text:p>
          </table:table-cell>
          <table:table-cell office:value-type="string">
            <text:p>MEDICINA III <text:s text:c="37"/></text:p>
          </table:table-cell>
          <table:table-cell office:value-type="string">
            <text:p>Dialogues in Clinical Neuro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2823</text:p>
          </table:table-cell>
          <table:table-cell office:value-type="string">
            <text:p>MEDICINA III <text:s text:c="37"/></text:p>
          </table:table-cell>
          <table:table-cell office:value-type="string">
            <text:p>Digestion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7-2753</text:p>
          </table:table-cell>
          <table:table-cell office:value-type="string">
            <text:p>MEDICINA III <text:s text:c="37"/></text:p>
          </table:table-cell>
          <table:table-cell office:value-type="string">
            <text:p>Digestive Diseases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2116</text:p>
          </table:table-cell>
          <table:table-cell office:value-type="string">
            <text:p>MEDICINA III <text:s text:c="37"/></text:p>
          </table:table-cell>
          <table:table-cell office:value-type="string">
            <text:p>Digestive Diseases and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3-4886</text:p>
          </table:table-cell>
          <table:table-cell office:value-type="string">
            <text:p>MEDICINA III <text:s text:c="37"/></text:p>
          </table:table-cell>
          <table:table-cell office:value-type="string">
            <text:p>Diges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3706</text:p>
          </table:table-cell>
          <table:table-cell office:value-type="string">
            <text:p>MEDICINA III <text:s text:c="37"/></text:p>
          </table:table-cell>
          <table:table-cell office:value-type="string">
            <text:p>Diseases of the Colon &amp; Rectum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8694</text:p>
          </table:table-cell>
          <table:table-cell office:value-type="string">
            <text:p>MEDICINA III <text:s text:c="37"/></text:p>
          </table:table-cell>
          <table:table-cell office:value-type="string">
            <text:p>Diseases of the Esophagu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5498</text:p>
          </table:table-cell>
          <table:table-cell office:value-type="string">
            <text:p>MEDICINA III <text:s text:c="37"/></text:p>
          </table:table-cell>
          <table:table-cell office:value-type="string">
            <text:p>DNA and Cel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4486</text:p>
          </table:table-cell>
          <table:table-cell office:value-type="string">
            <text:p>MEDICINA III <text:s text:c="37"/></text:p>
          </table:table-cell>
          <table:table-cell office:value-type="string">
            <text:p>Documenta Ophthalmolog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0545</text:p>
          </table:table-cell>
          <table:table-cell office:value-type="string">
            <text:p>MEDICINA III <text:s text:c="37"/></text:p>
          </table:table-cell>
          <table:table-cell office:value-type="string">
            <text:p>Drug and Chemical Toxicology (New York, N.Y. 1978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2-4391</text:p>
          </table:table-cell>
          <table:table-cell office:value-type="string">
            <text:p>MEDICINA III <text:s text:c="37"/></text:p>
          </table:table-cell>
          <table:table-cell office:value-type="string">
            <text:p>Drug Development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65</text:p>
          </table:table-cell>
          <table:table-cell office:value-type="string">
            <text:p>MEDICINA III <text:s text:c="37"/></text:p>
          </table:table-cell>
          <table:table-cell office:value-type="string">
            <text:p>DST. Jornal Brasileiro de Doencas Sexualmente Transmissive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51X</text:p>
          </table:table-cell>
          <table:table-cell office:value-type="string">
            <text:p>MEDICINA III <text:s text:c="37"/></text:p>
          </table:table-cell>
          <table:table-cell office:value-type="string">
            <text:p>Dysphagia (New York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5613</text:p>
          </table:table-cell>
          <table:table-cell office:value-type="string">
            <text:p>MEDICINA III <text:s text:c="37"/></text:p>
          </table:table-cell>
          <table:table-cell office:value-type="string">
            <text:p>Ear, Nose, &amp; Throat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508</text:p>
          </table:table-cell>
          <table:table-cell office:value-type="string">
            <text:p>MEDICINA III <text:s text:c="37"/></text:p>
          </table:table-cell>
          <table:table-cell office:value-type="string">
            <text:p>Einstein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0X</text:p>
          </table:table-cell>
          <table:table-cell office:value-type="string">
            <text:p>MEDICINA III <text:s text:c="37"/></text:p>
          </table:table-cell>
          <table:table-cell office:value-type="string">
            <text:p>Electromyography and Clinical Neurophysi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3976</text:p>
          </table:table-cell>
          <table:table-cell office:value-type="string">
            <text:p>MEDICINA III <text:s text:c="37"/></text:p>
          </table:table-cell>
          <table:table-cell office:value-type="string">
            <text:p>Endocrine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891X</text:p>
          </table:table-cell>
          <table:table-cell office:value-type="string">
            <text:p>MEDICINA III <text:s text:c="37"/></text:p>
          </table:table-cell>
          <table:table-cell office:value-type="string">
            <text:p>Endocrine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1-5303</text:p>
          </table:table-cell>
          <table:table-cell office:value-type="string">
            <text:p>MEDICINA III <text:s text:c="37"/></text:p>
          </table:table-cell>
          <table:table-cell office:value-type="string">
            <text:p>Endocrine, Metabolic and Immune Disorders. Drug Targe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32</text:p>
          </table:table-cell>
          <table:table-cell office:value-type="string">
            <text:p>MEDICINA III <text:s text:c="37"/></text:p>
          </table:table-cell>
          <table:table-cell office:value-type="string">
            <text:p>Endocrinologia &amp; Diabetes Clínica e Experiment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726X</text:p>
          </table:table-cell>
          <table:table-cell office:value-type="string">
            <text:p>MEDICINA III <text:s text:c="37"/></text:p>
          </table:table-cell>
          <table:table-cell office:value-type="string">
            <text:p>Endoscopy (Stuttgar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38</text:p>
          </table:table-cell>
          <table:table-cell office:value-type="string">
            <text:p>MEDICINA III <text:s text:c="37"/></text:p>
          </table:table-cell>
          <table:table-cell office:value-type="string">
            <text:p>Ensaios e Ciência (Campo Grand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6692</text:p>
          </table:table-cell>
          <table:table-cell office:value-type="string">
            <text:p>MEDICINA III <text:s text:c="37"/></text:p>
          </table:table-cell>
          <table:table-cell office:value-type="string">
            <text:p>Environmental and Molecular Mutagene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6765</text:p>
          </table:table-cell>
          <table:table-cell office:value-type="string">
            <text:p>MEDICINA III <text:s text:c="37"/></text:p>
          </table:table-cell>
          <table:table-cell office:value-type="string">
            <text:p>Environmental Health Perspectiv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67</text:p>
          </table:table-cell>
          <table:table-cell office:value-type="string">
            <text:p>MEDICINA III <text:s text:c="37"/></text:p>
          </table:table-cell>
          <table:table-cell office:value-type="string">
            <text:p>Epilepsia (Copenhage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5050</text:p>
          </table:table-cell>
          <table:table-cell office:value-type="string">
            <text:p>MEDICINA III <text:s text:c="37"/></text:p>
          </table:table-cell>
          <table:table-cell office:value-type="string">
            <text:p>Epilepsy &amp; Behavior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211</text:p>
          </table:table-cell>
          <table:table-cell office:value-type="string">
            <text:p>MEDICINA III <text:s text:c="37"/></text:p>
          </table:table-cell>
          <table:table-cell office:value-type="string">
            <text:p>Epilepsy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9059</text:p>
          </table:table-cell>
          <table:table-cell office:value-type="string">
            <text:p>MEDICINA III <text:s text:c="37"/></text:p>
          </table:table-cell>
          <table:table-cell office:value-type="string">
            <text:p>Esophag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144</text:p>
          </table:table-cell>
          <table:table-cell office:value-type="string">
            <text:p>MEDICINA III <text:s text:c="37"/></text:p>
          </table:table-cell>
          <table:table-cell office:value-type="string">
            <text:p>Estima (Sociedade Brasileira de Estomaterap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MEDICINA III <text:s text:c="37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31</text:p>
          </table:table-cell>
          <table:table-cell office:value-type="string">
            <text:p>MEDICINA III <text:s text:c="37"/></text:p>
          </table:table-cell>
          <table:table-cell office:value-type="string">
            <text:p>Estudos em Avaliação Educa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4477</text:p>
          </table:table-cell>
          <table:table-cell office:value-type="string">
            <text:p>MEDICINA III <text:s text:c="37"/></text:p>
          </table:table-cell>
          <table:table-cell office:value-type="string">
            <text:p>European Archives of Oto-Rhino-Laryng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0215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Anaesthe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1941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Anaesthesiology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4890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Anatom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1955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Cancer. Part B, Oral Oncology (Cessou em 1996. Cont. ISSN 1368-8375 Oral Oncology (1997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7940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Cardio-Thoracic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3007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Clinical Nutri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6970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Clinical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5187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Contraception &amp; Reproductive Health Ca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4-4643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Endocri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91X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Gastroenterology &amp;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2936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Gynaecological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420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Immunogenet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1-5101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2115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Obstetrics, Gynecology, and Reproductive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6721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Ophthalmology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7248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Pediatr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6199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Pediatr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6411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Pharmaceutics and Biopharmaceu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2999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0-048X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Rad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2-4151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Surgery (Cessou em 2002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983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Surgical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5884</text:p>
          </table:table-cell>
          <table:table-cell office:value-type="string">
            <text:p>MEDICINA III <text:s text:c="37"/></text:p>
          </table:table-cell>
          <table:table-cell office:value-type="string">
            <text:p>European Journal of Vascular and Endovascular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6719</text:p>
          </table:table-cell>
          <table:table-cell office:value-type="string">
            <text:p>MEDICINA III <text:s text:c="37"/></text:p>
          </table:table-cell>
          <table:table-cell office:value-type="string">
            <text:p>European Spine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312X</text:p>
          </table:table-cell>
          <table:table-cell office:value-type="string">
            <text:p>MEDICINA III <text:s text:c="37"/></text:p>
          </table:table-cell>
          <table:table-cell office:value-type="string">
            <text:p>European Surgic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2-2838</text:p>
          </table:table-cell>
          <table:table-cell office:value-type="string">
            <text:p>MEDICINA III <text:s text:c="37"/></text:p>
          </table:table-cell>
          <table:table-cell office:value-type="string">
            <text:p>European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56</text:p>
          </table:table-cell>
          <table:table-cell office:value-type="string">
            <text:p>MEDICINA III <text:s text:c="37"/></text:p>
          </table:table-cell>
          <table:table-cell office:value-type="string">
            <text:p>European Urology. Suppl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7-7349</text:p>
          </table:table-cell>
          <table:table-cell office:value-type="string">
            <text:p>MEDICINA III <text:s text:c="37"/></text:p>
          </table:table-cell>
          <table:table-cell office:value-type="string">
            <text:p>Experimental and Clinical Endocrinology &amp; Diabe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2993</text:p>
          </table:table-cell>
          <table:table-cell office:value-type="string">
            <text:p>MEDICINA III <text:s text:c="37"/></text:p>
          </table:table-cell>
          <table:table-cell office:value-type="string">
            <text:p>Experimental and Toxicologic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MEDICINA III <text:s text:c="37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4835</text:p>
          </table:table-cell>
          <table:table-cell office:value-type="string">
            <text:p>MEDICINA III <text:s text:c="37"/></text:p>
          </table:table-cell>
          <table:table-cell office:value-type="string">
            <text:p>Experimental Ey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2148</text:p>
          </table:table-cell>
          <table:table-cell office:value-type="string">
            <text:p>MEDICINA III <text:s text:c="37"/></text:p>
          </table:table-cell>
          <table:table-cell office:value-type="string">
            <text:p>Experimental Lu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4-0338</text:p>
          </table:table-cell>
          <table:table-cell office:value-type="string">
            <text:p>MEDICINA III <text:s text:c="37"/></text:p>
          </table:table-cell>
          <table:table-cell office:value-type="string">
            <text:p>Expert Opinion on Drug Safet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6566</text:p>
          </table:table-cell>
          <table:table-cell office:value-type="string">
            <text:p>MEDICINA III <text:s text:c="37"/></text:p>
          </table:table-cell>
          <table:table-cell office:value-type="string">
            <text:p>Expert Opinion on Pharmaco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3776</text:p>
          </table:table-cell>
          <table:table-cell office:value-type="string">
            <text:p>MEDICINA III <text:s text:c="37"/></text:p>
          </table:table-cell>
          <table:table-cell office:value-type="string">
            <text:p>Expert Opinion on Therapeutic Pat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5-2422</text:p>
          </table:table-cell>
          <table:table-cell office:value-type="string">
            <text:p>MEDICINA III <text:s text:c="37"/></text:p>
          </table:table-cell>
          <table:table-cell office:value-type="string">
            <text:p>Expert Review of Medical Device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4108</text:p>
          </table:table-cell>
          <table:table-cell office:value-type="string">
            <text:p>MEDICINA III <text:s text:c="37"/></text:p>
          </table:table-cell>
          <table:table-cell office:value-type="string">
            <text:p>Expert Review of Obstetrics &amp; Gynecolog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6-9899</text:p>
          </table:table-cell>
          <table:table-cell office:value-type="string">
            <text:p>MEDICINA III <text:s text:c="37"/></text:p>
          </table:table-cell>
          <table:table-cell office:value-type="string">
            <text:p>Expert Review of Ophthalm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2321</text:p>
          </table:table-cell>
          <table:table-cell office:value-type="string">
            <text:p>MEDICINA III <text:s text:c="37"/></text:p>
          </table:table-cell>
          <table:table-cell office:value-type="string">
            <text:p>Eye &amp; Contact Le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222X</text:p>
          </table:table-cell>
          <table:table-cell office:value-type="string">
            <text:p>MEDICINA III <text:s text:c="37"/></text:p>
          </table:table-cell>
          <table:table-cell office:value-type="string">
            <text:p>Eye (London. 1987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600</text:p>
          </table:table-cell>
          <table:table-cell office:value-type="string">
            <text:p>MEDICINA III <text:s text:c="37"/></text:p>
          </table:table-cell>
          <table:table-cell office:value-type="string">
            <text:p>Famili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54</text:p>
          </table:table-cell>
          <table:table-cell office:value-type="string">
            <text:p>MEDICINA III <text:s text:c="37"/></text:p>
          </table:table-cell>
          <table:table-cell office:value-type="string">
            <text:p>Femin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5-0282</text:p>
          </table:table-cell>
          <table:table-cell office:value-type="string">
            <text:p>MEDICINA III <text:s text:c="37"/></text:p>
          </table:table-cell>
          <table:table-cell office:value-type="string">
            <text:p>Fertility and Steril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3837</text:p>
          </table:table-cell>
          <table:table-cell office:value-type="string">
            <text:p>MEDICINA III <text:s text:c="37"/></text:p>
          </table:table-cell>
          <table:table-cell office:value-type="string">
            <text:p>Fetal Diagnosis and Therap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324</text:p>
          </table:table-cell>
          <table:table-cell office:value-type="string">
            <text:p>MEDICINA III <text:s text:c="37"/></text:p>
          </table:table-cell>
          <table:table-cell office:value-type="string">
            <text:p>Fisio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740</text:p>
          </table:table-cell>
          <table:table-cell office:value-type="string">
            <text:p>MEDICINA III <text:s text:c="37"/></text:p>
          </table:table-cell>
          <table:table-cell office:value-type="string">
            <text:p>Fisioterapia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50</text:p>
          </table:table-cell>
          <table:table-cell office:value-type="string">
            <text:p>MEDICINA III <text:s text:c="37"/></text:p>
          </table:table-cell>
          <table:table-cell office:value-type="string">
            <text:p>Fisioterapia e 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50</text:p>
          </table:table-cell>
          <table:table-cell office:value-type="string">
            <text:p>MEDICINA III <text:s text:c="37"/></text:p>
          </table:table-cell>
          <table:table-cell office:value-type="string">
            <text:p>Fisioterapia em Movimento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9629</text:p>
          </table:table-cell>
          <table:table-cell office:value-type="string">
            <text:p>MEDICINA III <text:s text:c="37"/></text:p>
          </table:table-cell>
          <table:table-cell office:value-type="string">
            <text:p>Flebologia y Linfología - Lecturas Vascular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7762</text:p>
          </table:table-cell>
          <table:table-cell office:value-type="string">
            <text:p>MEDICINA III <text:s text:c="37"/></text:p>
          </table:table-cell>
          <table:table-cell office:value-type="string">
            <text:p>Folia Phoniatrica et Logopae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632</text:p>
          </table:table-cell>
          <table:table-cell office:value-type="string">
            <text:p>MEDICINA III <text:s text:c="37"/></text:p>
          </table:table-cell>
          <table:table-cell office:value-type="string">
            <text:p>Fono Atual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1007</text:p>
          </table:table-cell>
          <table:table-cell office:value-type="string">
            <text:p>MEDICINA III <text:s text:c="37"/></text:p>
          </table:table-cell>
          <table:table-cell office:value-type="string">
            <text:p>Foot &amp; Ankl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9946</text:p>
          </table:table-cell>
          <table:table-cell office:value-type="string">
            <text:p>MEDICINA III <text:s text:c="37"/></text:p>
          </table:table-cell>
          <table:table-cell office:value-type="string">
            <text:p>Frontiers in Bio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6362</text:p>
          </table:table-cell>
          <table:table-cell office:value-type="string">
            <text:p>MEDICINA III <text:s text:c="37"/></text:p>
          </table:table-cell>
          <table:table-cell office:value-type="string">
            <text:p>Gait &amp; Posture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6-3291</text:p>
          </table:table-cell>
          <table:table-cell office:value-type="string">
            <text:p>MEDICINA III <text:s text:c="37"/></text:p>
          </table:table-cell>
          <table:table-cell office:value-type="string">
            <text:p>Gastric Cance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5107</text:p>
          </table:table-cell>
          <table:table-cell office:value-type="string">
            <text:p>MEDICINA III <text:s text:c="37"/></text:p>
          </table:table-cell>
          <table:table-cell office:value-type="string">
            <text:p>Gastrointestinal Endoscop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772</text:p>
          </table:table-cell>
          <table:table-cell office:value-type="string">
            <text:p>MEDICINA III <text:s text:c="37"/></text:p>
          </table:table-cell>
          <table:table-cell office:value-type="string">
            <text:p>GED. Gastroenterologia e Endoscopia Diges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7128</text:p>
          </table:table-cell>
          <table:table-cell office:value-type="string">
            <text:p>MEDICINA III <text:s text:c="37"/></text:p>
          </table:table-cell>
          <table:table-cell office:value-type="string">
            <text:p>Gene Therapy (Basingstok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5-8146</text:p>
          </table:table-cell>
          <table:table-cell office:value-type="string">
            <text:p>MEDICINA III <text:s text:c="37"/></text:p>
          </table:table-cell>
          <table:table-cell office:value-type="string">
            <text:p>Genetic Counsel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6576</text:p>
          </table:table-cell>
          <table:table-cell office:value-type="string">
            <text:p>MEDICINA III <text:s text:c="37"/></text:p>
          </table:table-cell>
          <table:table-cell office:value-type="string">
            <text:p>Genetic Testing (Cessou em 2008. Cont. ISSN 1945-0265 Genetic Testing and Molecular Biomarker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9-0556</text:p>
          </table:table-cell>
          <table:table-cell office:value-type="string">
            <text:p>MEDICINA III <text:s text:c="37"/></text:p>
          </table:table-cell>
          <table:table-cell office:value-type="string">
            <text:p>Genetic Vaccines and Thera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57</text:p>
          </table:table-cell>
          <table:table-cell office:value-type="string">
            <text:p>MEDICINA III <text:s text:c="37"/></text:p>
          </table:table-cell>
          <table:table-cell office:value-type="string">
            <text:p>Genetics and Molecular 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MEDICINA III <text:s text:c="37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24X</text:p>
          </table:table-cell>
          <table:table-cell office:value-type="string">
            <text:p>MEDICINA III <text:s text:c="37"/></text:p>
          </table:table-cell>
          <table:table-cell office:value-type="string">
            <text:p>Gerontology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041</text:p>
          </table:table-cell>
          <table:table-cell office:value-type="string">
            <text:p>MEDICINA III <text:s text:c="37"/></text:p>
          </table:table-cell>
          <table:table-cell office:value-type="string">
            <text:p>Ginecología y Obstetricia de Méx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1-832X</text:p>
          </table:table-cell>
          <table:table-cell office:value-type="string">
            <text:p>MEDICINA III <text:s text:c="37"/></text:p>
          </table:table-cell>
          <table:table-cell office:value-type="string">
            <text:p>Graefe's Archive for Clinical and Experimental Ophthalm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2-5123</text:p>
          </table:table-cell>
          <table:table-cell office:value-type="string">
            <text:p>MEDICINA III <text:s text:c="37"/></text:p>
          </table:table-cell>
          <table:table-cell office:value-type="string">
            <text:p>Guoji Yanke Zazhi / International Journal of Ophthalm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7346</text:p>
          </table:table-cell>
          <table:table-cell office:value-type="string">
            <text:p>MEDICINA III <text:s text:c="37"/></text:p>
          </table:table-cell>
          <table:table-cell office:value-type="string">
            <text:p>Gynecologic and Obstetric Investig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8258</text:p>
          </table:table-cell>
          <table:table-cell office:value-type="string">
            <text:p>MEDICINA III <text:s text:c="37"/></text:p>
          </table:table-cell>
          <table:table-cell office:value-type="string">
            <text:p>Gynecologic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3590</text:p>
          </table:table-cell>
          <table:table-cell office:value-type="string">
            <text:p>MEDICINA III <text:s text:c="37"/></text:p>
          </table:table-cell>
          <table:table-cell office:value-type="string">
            <text:p>Gynecological Endocri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3-3074</text:p>
          </table:table-cell>
          <table:table-cell office:value-type="string">
            <text:p>MEDICINA III <text:s text:c="37"/></text:p>
          </table:table-cell>
          <table:table-cell office:value-type="string">
            <text:p>Head &amp; Neck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8748</text:p>
          </table:table-cell>
          <table:table-cell office:value-type="string">
            <text:p>MEDICINA III <text:s text:c="37"/></text:p>
          </table:table-cell>
          <table:table-cell office:value-type="string">
            <text:p>Headach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955</text:p>
          </table:table-cell>
          <table:table-cell office:value-type="string">
            <text:p>MEDICINA III <text:s text:c="37"/></text:p>
          </table:table-cell>
          <table:table-cell office:value-type="string">
            <text:p>Hearing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2-4147</text:p>
          </table:table-cell>
          <table:table-cell office:value-type="string">
            <text:p>MEDICINA III <text:s text:c="37"/></text:p>
          </table:table-cell>
          <table:table-cell office:value-type="string">
            <text:p>Heart Failure Review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7535</text:p>
          </table:table-cell>
          <table:table-cell office:value-type="string">
            <text:p>MEDICINA III <text:s text:c="37"/></text:p>
          </table:table-cell>
          <table:table-cell office:value-type="string">
            <text:p>Hemodialysis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2-6390</text:p>
          </table:table-cell>
          <table:table-cell office:value-type="string">
            <text:p>MEDICINA III <text:s text:c="37"/></text:p>
          </table:table-cell>
          <table:table-cell office:value-type="string">
            <text:p>Hepato-Gastroente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346</text:p>
          </table:table-cell>
          <table:table-cell office:value-type="string">
            <text:p>MEDICINA III <text:s text:c="37"/></text:p>
          </table:table-cell>
          <table:table-cell office:value-type="string">
            <text:p>Hepatology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65-4906</text:p>
          </table:table-cell>
          <table:table-cell office:value-type="string">
            <text:p>MEDICINA III <text:s text:c="37"/></text:p>
          </table:table-cell>
          <table:table-cell office:value-type="string">
            <text:p>Hernia (Paris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260</text:p>
          </table:table-cell>
          <table:table-cell office:value-type="string">
            <text:p>MEDICINA III <text:s text:c="37"/></text:p>
          </table:table-cell>
          <table:table-cell office:value-type="string">
            <text:p>Hipertensã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3911</text:p>
          </table:table-cell>
          <table:table-cell office:value-type="string">
            <text:p>MEDICINA III <text:s text:c="37"/></text:p>
          </table:table-cell>
          <table:table-cell office:value-type="string">
            <text:p>Histology and Histo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0167</text:p>
          </table:table-cell>
          <table:table-cell office:value-type="string">
            <text:p>MEDICINA III <text:s text:c="37"/></text:p>
          </table:table-cell>
          <table:table-cell office:value-type="string">
            <text:p>Histopathology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5043</text:p>
          </table:table-cell>
          <table:table-cell office:value-type="string">
            <text:p>MEDICINA III <text:s text:c="37"/></text:p>
          </table:table-cell>
          <table:table-cell office:value-type="string">
            <text:p>Hormone and Metabolic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163</text:p>
          </table:table-cell>
          <table:table-cell office:value-type="string">
            <text:p>MEDICINA III <text:s text:c="37"/></text:p>
          </table:table-cell>
          <table:table-cell office:value-type="string">
            <text:p>Hormon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182X</text:p>
          </table:table-cell>
          <table:table-cell office:value-type="string">
            <text:p>MEDICINA III <text:s text:c="37"/></text:p>
          </table:table-cell>
          <table:table-cell office:value-type="string">
            <text:p>HPB (Oxfor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569</text:p>
          </table:table-cell>
          <table:table-cell office:value-type="string">
            <text:p>MEDICINA III <text:s text:c="37"/></text:p>
          </table:table-cell>
          <table:table-cell office:value-type="string">
            <text:p>HPB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23</text:p>
          </table:table-cell>
          <table:table-cell office:value-type="string">
            <text:p>MEDICINA III <text:s text:c="37"/></text:p>
          </table:table-cell>
          <table:table-cell office:value-type="string">
            <text:p>HU Revista (UFJF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3271</text:p>
          </table:table-cell>
          <table:table-cell office:value-type="string">
            <text:p>MEDICINA III <text:s text:c="37"/></text:p>
          </table:table-cell>
          <table:table-cell office:value-type="string">
            <text:p>Human &amp; Experimental Toxi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6906</text:p>
          </table:table-cell>
          <table:table-cell office:value-type="string">
            <text:p>MEDICINA III <text:s text:c="37"/></text:p>
          </table:table-cell>
          <table:table-cell office:value-type="string">
            <text:p>Human Molecular Gene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1161</text:p>
          </table:table-cell>
          <table:table-cell office:value-type="string">
            <text:p>MEDICINA III <text:s text:c="37"/></text:p>
          </table:table-cell>
          <table:table-cell office:value-type="string">
            <text:p>Human Reproduction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911X</text:p>
          </table:table-cell>
          <table:table-cell office:value-type="string">
            <text:p>MEDICINA III <text:s text:c="37"/></text:p>
          </table:table-cell>
          <table:table-cell office:value-type="string">
            <text:p>Hypertension (Dallas, Tex. 1979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1955</text:p>
          </table:table-cell>
          <table:table-cell office:value-type="string">
            <text:p>MEDICINA III <text:s text:c="37"/></text:p>
          </table:table-cell>
          <table:table-cell office:value-type="string">
            <text:p>Hypertension in Pregnanc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2379</text:p>
          </table:table-cell>
          <table:table-cell office:value-type="string">
            <text:p>MEDICINA III <text:s text:c="37"/></text:p>
          </table:table-cell>
          <table:table-cell office:value-type="string">
            <text:p>IEE Proceedings. Control Theory and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63</text:p>
          </table:table-cell>
          <table:table-cell office:value-type="string">
            <text:p>MEDICINA III <text:s text:c="37"/></text:p>
          </table:table-cell>
          <table:table-cell office:value-type="string">
            <text:p>Implant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661</text:p>
          </table:table-cell>
          <table:table-cell office:value-type="string">
            <text:p>MEDICINA III <text:s text:c="37"/></text:p>
          </table:table-cell>
          <table:table-cell office:value-type="string">
            <text:p>Implant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8-851X</text:p>
          </table:table-cell>
          <table:table-cell office:value-type="string">
            <text:p>MEDICINA III <text:s text:c="37"/></text:p>
          </table:table-cell>
          <table:table-cell office:value-type="string">
            <text:p>In Vivo (Athen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5413</text:p>
          </table:table-cell>
          <table:table-cell office:value-type="string">
            <text:p>MEDICINA III <text:s text:c="37"/></text:p>
          </table:table-cell>
          <table:table-cell office:value-type="string">
            <text:p>Indian Journal of Orthopaedic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6061</text:p>
          </table:table-cell>
          <table:table-cell office:value-type="string">
            <text:p>MEDICINA III <text:s text:c="37"/></text:p>
          </table:table-cell>
          <table:table-cell office:value-type="string">
            <text:p>Indian Pedia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4-7449</text:p>
          </table:table-cell>
          <table:table-cell office:value-type="string">
            <text:p>MEDICINA III <text:s text:c="37"/></text:p>
          </table:table-cell>
          <table:table-cell office:value-type="string">
            <text:p>Infectious Diseases in Obstetrics and Gyne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0998</text:p>
          </table:table-cell>
          <table:table-cell office:value-type="string">
            <text:p>MEDICINA III <text:s text:c="37"/></text:p>
          </table:table-cell>
          <table:table-cell office:value-type="string">
            <text:p>Inflammatory Bowel Diseas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1383</text:p>
          </table:table-cell>
          <table:table-cell office:value-type="string">
            <text:p>MEDICINA III <text:s text:c="37"/></text:p>
          </table:table-cell>
          <table:table-cell office:value-type="string">
            <text:p>Inju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9845</text:p>
          </table:table-cell>
          <table:table-cell office:value-type="string">
            <text:p>MEDICINA III <text:s text:c="37"/></text:p>
          </table:table-cell>
          <table:table-cell office:value-type="string">
            <text:p>Innovations (Philadelphia, Pa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7979</text:p>
          </table:table-cell>
          <table:table-cell office:value-type="string">
            <text:p>MEDICINA III <text:s text:c="37"/></text:p>
          </table:table-cell>
          <table:table-cell office:value-type="string">
            <text:p>Inside Dent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4642</text:p>
          </table:table-cell>
          <table:table-cell office:value-type="string">
            <text:p>MEDICINA III <text:s text:c="37"/></text:p>
          </table:table-cell>
          <table:table-cell office:value-type="string">
            <text:p>Intensive Care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293</text:p>
          </table:table-cell>
          <table:table-cell office:value-type="string">
            <text:p>MEDICINA III <text:s text:c="37"/></text:p>
          </table:table-cell>
          <table:table-cell office:value-type="string">
            <text:p>Interactive Cardiovascular and Thoracic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590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Angiolog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2438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Archives of Allergy and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538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Braz J Uro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119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Braz J Urol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2885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Endodontic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5769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Immuno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136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Cancer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273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Card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1965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Clinical Pharmacology and Therapeu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5031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Clinical Practice (Esh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1958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Colorectal Diseas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9059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Derm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9673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Experimental Pat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29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Gynaecology and Obstetr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8-891X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Gynecological Canc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1691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Gynecological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8447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Gynecology &amp; Obstetrics. Supplemen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9930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Impotenc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01-971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Infectious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732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Insect Morphology &amp; Embryology (Cessou em 1999. Cont. 1467-8039 Arthropod Structure &amp; Developme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5056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Medical Informa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4221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Medical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07-3756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Molecular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9367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Morph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1-5027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Oral and Maxillo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4197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Pancre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876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Pediatric Otorhinolaryng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73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Pharmaceut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3016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Radiation Oncology, Biology, Phys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2-528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Rehabilita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4624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STD &amp; AID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9191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Surge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8969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Surgical Pat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9-817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U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2-204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Journal of Urolog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3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Nursing Review (195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5701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Ophtal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167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Ophthalmology Clin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1-2695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Orthopaed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868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3462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Urogynecology Jour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623</text:p>
          </table:table-cell>
          <table:table-cell office:value-type="string">
            <text:p>MEDICINA III <text:s text:c="37"/></text:p>
          </table:table-cell>
          <table:table-cell office:value-type="string">
            <text:p>International Urology and Nephr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0404</text:p>
          </table:table-cell>
          <table:table-cell office:value-type="string">
            <text:p>MEDICINA III <text:s text:c="37"/></text:p>
          </table:table-cell>
          <table:table-cell office:value-type="string">
            <text:p>Investigative Ophthalmology &amp; Visu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5-1088</text:p>
          </table:table-cell>
          <table:table-cell office:value-type="string">
            <text:p>MEDICINA III <text:s text:c="37"/></text:p>
          </table:table-cell>
          <table:table-cell office:value-type="string">
            <text:p>Israel Medical Association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8-2811</text:p>
          </table:table-cell>
          <table:table-cell office:value-type="string">
            <text:p>MEDICINA III <text:s text:c="37"/></text:p>
          </table:table-cell>
          <table:table-cell office:value-type="string">
            <text:p>Japanese Journal of Clinical On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5155</text:p>
          </table:table-cell>
          <table:table-cell office:value-type="string">
            <text:p>MEDICINA III <text:s text:c="37"/></text:p>
          </table:table-cell>
          <table:table-cell office:value-type="string">
            <text:p>Japanese Journal of 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37</text:p>
          </table:table-cell>
          <table:table-cell office:value-type="string">
            <text:p>MEDICINA III <text:s text:c="37"/></text:p>
          </table:table-cell>
          <table:table-cell office:value-type="string">
            <text:p>JBE. Jornal Brasileiro de End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387</text:p>
          </table:table-cell>
          <table:table-cell office:value-type="string">
            <text:p>MEDICINA III <text:s text:c="37"/></text:p>
          </table:table-cell>
          <table:table-cell office:value-type="string">
            <text:p>JBT. Jornal Brasileiro de Trans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577</text:p>
          </table:table-cell>
          <table:table-cell office:value-type="string">
            <text:p>MEDICINA III <text:s text:c="37"/></text:p>
          </table:table-cell>
          <table:table-cell office:value-type="string">
            <text:p>JOP. Journal of the Pancreas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08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Fonoaudi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436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Gastroent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77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800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Nef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18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Neuro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569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Ortodontia &amp; Ortopedia 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90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444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Patologia e Medicina Laborator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Pneum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56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Pneum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93</text:p>
          </table:table-cell>
          <table:table-cell office:value-type="string">
            <text:p>MEDICINA III <text:s text:c="37"/></text:p>
          </table:table-cell>
          <table:table-cell office:value-type="string">
            <text:p>Jornal Brasileiro de Reprodução Assistid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MEDICINA III <text:s text:c="37"/></text:p>
          </table:table-cell>
          <table:table-cell office:value-type="string">
            <text:p>Jornal de Pediat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86</text:p>
          </table:table-cell>
          <table:table-cell office:value-type="string">
            <text:p>MEDICINA III <text:s text:c="37"/></text:p>
          </table:table-cell>
          <table:table-cell office:value-type="string">
            <text:p>Jornal de Pneumologia (Impresso) (Cessou em 2003. Cont. ISSN 1806-3713 Jornal Brasileiro de Pneum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449</text:p>
          </table:table-cell>
          <table:table-cell office:value-type="string">
            <text:p>MEDICINA III <text:s text:c="37"/></text:p>
          </table:table-cell>
          <table:table-cell office:value-type="string">
            <text:p>Jornal Vascular Brasileir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01</text:p>
          </table:table-cell>
          <table:table-cell office:value-type="string">
            <text:p>MEDICINA III <text:s text:c="37"/></text:p>
          </table:table-cell>
          <table:table-cell office:value-type="string">
            <text:p>Jornal Vascular Brasileiro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MEDICINA III <text:s text:c="37"/></text:p>
          </table:table-cell>
          <table:table-cell office:value-type="string">
            <text:p>Journal of Acupuncture and Meridian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27</text:p>
          </table:table-cell>
          <table:table-cell office:value-type="string">
            <text:p>MEDICINA III <text:s text:c="37"/></text:p>
          </table:table-cell>
          <table:table-cell office:value-type="string">
            <text:p>Journal of Affective Disord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82</text:p>
          </table:table-cell>
          <table:table-cell office:value-type="string">
            <text:p>MEDICINA III <text:s text:c="37"/></text:p>
          </table:table-cell>
          <table:table-cell office:value-type="string">
            <text:p>Journal of Anatom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3635</text:p>
          </table:table-cell>
          <table:table-cell office:value-type="string">
            <text:p>MEDICINA III <text:s text:c="37"/></text:p>
          </table:table-cell>
          <table:table-cell office:value-type="string">
            <text:p>Journal of And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MEDICINA III <text:s text:c="37"/></text:p>
          </table:table-cell>
          <table:table-cell office:value-type="string">
            <text:p>Journal of Applied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757</text:p>
          </table:table-cell>
          <table:table-cell office:value-type="string">
            <text:p>MEDICINA III <text:s text:c="37"/></text:p>
          </table:table-cell>
          <table:table-cell office:value-type="string">
            <text:p>Journal of Applied Oral Scienc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7229</text:p>
          </table:table-cell>
          <table:table-cell office:value-type="string">
            <text:p>MEDICINA III <text:s text:c="37"/></text:p>
          </table:table-cell>
          <table:table-cell office:value-type="string">
            <text:p>Journal of Artificial Orga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68</text:p>
          </table:table-cell>
          <table:table-cell office:value-type="string">
            <text:p>MEDICINA III <text:s text:c="37"/></text:p>
          </table:table-cell>
          <table:table-cell office:value-type="string">
            <text:p>Journal of Assisted Reproduction and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282</text:p>
          </table:table-cell>
          <table:table-cell office:value-type="string">
            <text:p>MEDICINA III <text:s text:c="37"/></text:p>
          </table:table-cell>
          <table:table-cell office:value-type="string">
            <text:p>Journal of Biomaterials Appl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290</text:p>
          </table:table-cell>
          <table:table-cell office:value-type="string">
            <text:p>MEDICINA III <text:s text:c="37"/></text:p>
          </table:table-cell>
          <table:table-cell office:value-type="string">
            <text:p>Journal of Biomechan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668</text:p>
          </table:table-cell>
          <table:table-cell office:value-type="string">
            <text:p>MEDICINA III <text:s text:c="37"/></text:p>
          </table:table-cell>
          <table:table-cell office:value-type="string">
            <text:p>Journal of Biomedical Op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1386</text:p>
          </table:table-cell>
          <table:table-cell office:value-type="string">
            <text:p>MEDICINA III <text:s text:c="37"/></text:p>
          </table:table-cell>
          <table:table-cell office:value-type="string">
            <text:p>Journal of Bone and Joint Surgery. American Volume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55</text:p>
          </table:table-cell>
          <table:table-cell office:value-type="string">
            <text:p>MEDICINA III <text:s text:c="37"/></text:p>
          </table:table-cell>
          <table:table-cell office:value-type="string">
            <text:p>Journal of Bone and Joint Surgery. American Volume (Print e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620X</text:p>
          </table:table-cell>
          <table:table-cell office:value-type="string">
            <text:p>MEDICINA III <text:s text:c="37"/></text:p>
          </table:table-cell>
          <table:table-cell office:value-type="string">
            <text:p>Journal of Bone and Joint Surgery. British Volum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047X</text:p>
          </table:table-cell>
          <table:table-cell office:value-type="string">
            <text:p>MEDICINA III <text:s text:c="37"/></text:p>
          </table:table-cell>
          <table:table-cell office:value-type="string">
            <text:p>Journal of Burn Care &amp;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440</text:p>
          </table:table-cell>
          <table:table-cell office:value-type="string">
            <text:p>MEDICINA III <text:s text:c="37"/></text:p>
          </table:table-cell>
          <table:table-cell office:value-type="string">
            <text:p>Journal of Cardia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0770</text:p>
          </table:table-cell>
          <table:table-cell office:value-type="string">
            <text:p>MEDICINA III <text:s text:c="37"/></text:p>
          </table:table-cell>
          <table:table-cell office:value-type="string">
            <text:p>Journal of Cardiothoracic and Vascular Anesth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09</text:p>
          </table:table-cell>
          <table:table-cell office:value-type="string">
            <text:p>MEDICINA III <text:s text:c="37"/></text:p>
          </table:table-cell>
          <table:table-cell office:value-type="string">
            <text:p>Journal of Cardiovascular Surgery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3350</text:p>
          </table:table-cell>
          <table:table-cell office:value-type="string">
            <text:p>MEDICINA III <text:s text:c="37"/></text:p>
          </table:table-cell>
          <table:table-cell office:value-type="string">
            <text:p>Journal of Cataract and Refractive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41</text:p>
          </table:table-cell>
          <table:table-cell office:value-type="string">
            <text:p>MEDICINA III <text:s text:c="37"/></text:p>
          </table:table-cell>
          <table:table-cell office:value-type="string">
            <text:p>Journal of Cellular Phys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2521</text:p>
          </table:table-cell>
          <table:table-cell office:value-type="string">
            <text:p>MEDICINA III <text:s text:c="37"/></text:p>
          </table:table-cell>
          <table:table-cell office:value-type="string">
            <text:p>Journal of Children's Orthopaedic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2-9023</text:p>
          </table:table-cell>
          <table:table-cell office:value-type="string">
            <text:p>MEDICINA III <text:s text:c="37"/></text:p>
          </table:table-cell>
          <table:table-cell office:value-type="string">
            <text:p>Journal of Chinese Clinical Medi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MEDICINA III <text:s text:c="37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8180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Anesthes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356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2-0790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Gastroente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2-183X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On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46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Pat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79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Periodon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4727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Pharmacy and Therap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62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Psych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1-2751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Ultrasound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6-6532</text:p>
          </table:table-cell>
          <table:table-cell office:value-type="string">
            <text:p>MEDICINA III <text:s text:c="37"/></text:p>
          </table:table-cell>
          <table:table-cell office:value-type="string">
            <text:p>Journal of Clinical Vir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0-5182</text:p>
          </table:table-cell>
          <table:table-cell office:value-type="string">
            <text:p>MEDICINA III <text:s text:c="37"/></text:p>
          </table:table-cell>
          <table:table-cell office:value-type="string">
            <text:p>Journal of Cranio-Maxillo-Facial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9441</text:p>
          </table:table-cell>
          <table:table-cell office:value-type="string">
            <text:p>MEDICINA III <text:s text:c="37"/></text:p>
          </table:table-cell>
          <table:table-cell office:value-type="string">
            <text:p>Journal of Critical Ca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6987</text:p>
          </table:table-cell>
          <table:table-cell office:value-type="string">
            <text:p>MEDICINA III <text:s text:c="37"/></text:p>
          </table:table-cell>
          <table:table-cell office:value-type="string">
            <text:p>Journal of Cutaneous Path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45</text:p>
          </table:table-cell>
          <table:table-cell office:value-type="string">
            <text:p>MEDICINA III <text:s text:c="37"/></text:p>
          </table:table-cell>
          <table:table-cell office:value-type="string">
            <text:p>Journal of Dent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9616</text:p>
          </table:table-cell>
          <table:table-cell office:value-type="string">
            <text:p>MEDICINA III <text:s text:c="37"/></text:p>
          </table:table-cell>
          <table:table-cell office:value-type="string">
            <text:p>Journal of Drugs in Dermat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11</text:p>
          </table:table-cell>
          <table:table-cell office:value-type="string">
            <text:p>MEDICINA III <text:s text:c="37"/></text:p>
          </table:table-cell>
          <table:table-cell office:value-type="string">
            <text:p>Journal of Electromyography and Kine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4097</text:p>
          </table:table-cell>
          <table:table-cell office:value-type="string">
            <text:p>MEDICINA III <text:s text:c="37"/></text:p>
          </table:table-cell>
          <table:table-cell office:value-type="string">
            <text:p>Journal of Endocrinological Investigation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795</text:p>
          </table:table-cell>
          <table:table-cell office:value-type="string">
            <text:p>MEDICINA III <text:s text:c="37"/></text:p>
          </table:table-cell>
          <table:table-cell office:value-type="string">
            <text:p>Journal of Endocri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7790</text:p>
          </table:table-cell>
          <table:table-cell office:value-type="string">
            <text:p>MEDICINA III <text:s text:c="37"/></text:p>
          </table:table-cell>
          <table:table-cell office:value-type="string">
            <text:p>Journal of Endo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6028</text:p>
          </table:table-cell>
          <table:table-cell office:value-type="string">
            <text:p>MEDICINA III <text:s text:c="37"/></text:p>
          </table:table-cell>
          <table:table-cell office:value-type="string">
            <text:p>Journal of Endovascular Therap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0806</text:p>
          </table:table-cell>
          <table:table-cell office:value-type="string">
            <text:p>MEDICINA III <text:s text:c="37"/></text:p>
          </table:table-cell>
          <table:table-cell office:value-type="string">
            <text:p>Journal of Equine Veterinary Scien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MEDICINA III <text:s text:c="37"/></text:p>
          </table:table-cell>
          <table:table-cell office:value-type="string">
            <text:p>Journal of Ethno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2-9078</text:p>
          </table:table-cell>
          <table:table-cell office:value-type="string">
            <text:p>MEDICINA III <text:s text:c="37"/></text:p>
          </table:table-cell>
          <table:table-cell office:value-type="string">
            <text:p>Journal of Experimental &amp; Clinical Cancer Research (Testo stampato) (Cessou em 2007. Cont. ISSN 1756-9966 Journal of Experimental &amp; Clinical Cancer Research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612X</text:p>
          </table:table-cell>
          <table:table-cell office:value-type="string">
            <text:p>MEDICINA III <text:s text:c="37"/></text:p>
          </table:table-cell>
          <table:table-cell office:value-type="string">
            <text:p>Journal of Feline Medicine and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98</text:p>
          </table:table-cell>
          <table:table-cell office:value-type="string">
            <text:p>MEDICINA III <text:s text:c="37"/></text:p>
          </table:table-cell>
          <table:table-cell office:value-type="string">
            <text:p>Journal of Forensic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5-9319</text:p>
          </table:table-cell>
          <table:table-cell office:value-type="string">
            <text:p>MEDICINA III <text:s text:c="37"/></text:p>
          </table:table-cell>
          <table:table-cell office:value-type="string">
            <text:p>Journal of Gastroenterology and Hepa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1-255X</text:p>
          </table:table-cell>
          <table:table-cell office:value-type="string">
            <text:p>MEDICINA III <text:s text:c="37"/></text:p>
          </table:table-cell>
          <table:table-cell office:value-type="string">
            <text:p>Journal of Gastrointestinal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3-4626</text:p>
          </table:table-cell>
          <table:table-cell office:value-type="string">
            <text:p>MEDICINA III <text:s text:c="37"/></text:p>
          </table:table-cell>
          <table:table-cell office:value-type="string">
            <text:p>Journal of Gastrointestinal Surgery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0829</text:p>
          </table:table-cell>
          <table:table-cell office:value-type="string">
            <text:p>MEDICINA III <text:s text:c="37"/></text:p>
          </table:table-cell>
          <table:table-cell office:value-type="string">
            <text:p>Journal of Glaucom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4067</text:p>
          </table:table-cell>
          <table:table-cell office:value-type="string">
            <text:p>MEDICINA III <text:s text:c="37"/></text:p>
          </table:table-cell>
          <table:table-cell office:value-type="string">
            <text:p>Journal of Gynecologic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7681</text:p>
          </table:table-cell>
          <table:table-cell office:value-type="string">
            <text:p>MEDICINA III <text:s text:c="37"/></text:p>
          </table:table-cell>
          <table:table-cell office:value-type="string">
            <text:p>Journal of Hand Surgery. British Volume (Cessou em 2006. Cont. ISSN 1753-1934 Journal of Hand Surgery. European Volum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8519</text:p>
          </table:table-cell>
          <table:table-cell office:value-type="string">
            <text:p>MEDICINA III <text:s text:c="37"/></text:p>
          </table:table-cell>
          <table:table-cell office:value-type="string">
            <text:p>Journal of Heart Valve Disea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352</text:p>
          </table:table-cell>
          <table:table-cell office:value-type="string">
            <text:p>MEDICINA III <text:s text:c="37"/></text:p>
          </table:table-cell>
          <table:table-cell office:value-type="string">
            <text:p>Journal of Hypertens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4-6820</text:p>
          </table:table-cell>
          <table:table-cell office:value-type="string">
            <text:p>MEDICINA III <text:s text:c="37"/></text:p>
          </table:table-cell>
          <table:table-cell office:value-type="string">
            <text:p>Journal of Intern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02X</text:p>
          </table:table-cell>
          <table:table-cell office:value-type="string">
            <text:p>MEDICINA III <text:s text:c="37"/></text:p>
          </table:table-cell>
          <table:table-cell office:value-type="string">
            <text:p>Journal of Investigative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1939</text:p>
          </table:table-cell>
          <table:table-cell office:value-type="string">
            <text:p>MEDICINA III <text:s text:c="37"/></text:p>
          </table:table-cell>
          <table:table-cell office:value-type="string">
            <text:p>Journal of Investiga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6429</text:p>
          </table:table-cell>
          <table:table-cell office:value-type="string">
            <text:p>MEDICINA III <text:s text:c="37"/></text:p>
          </table:table-cell>
          <table:table-cell office:value-type="string">
            <text:p>Journal of Laparoendoscopic &amp; Advanced Surgical Techniques. Part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151</text:p>
          </table:table-cell>
          <table:table-cell office:value-type="string">
            <text:p>MEDICINA III <text:s text:c="37"/></text:p>
          </table:table-cell>
          <table:table-cell office:value-type="string">
            <text:p>Journal of Laryngology and O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591</text:p>
          </table:table-cell>
          <table:table-cell office:value-type="string">
            <text:p>MEDICINA III <text:s text:c="37"/></text:p>
          </table:table-cell>
          <table:table-cell office:value-type="string">
            <text:p>Journal of Lower Genital Tract Diseas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7058</text:p>
          </table:table-cell>
          <table:table-cell office:value-type="string">
            <text:p>MEDICINA III <text:s text:c="37"/></text:p>
          </table:table-cell>
          <table:table-cell office:value-type="string">
            <text:p>Journal of Maternal-Fetal &amp; Neonatal Medicin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1947</text:p>
          </table:table-cell>
          <table:table-cell office:value-type="string">
            <text:p>MEDICINA III <text:s text:c="37"/></text:p>
          </table:table-cell>
          <table:table-cell office:value-type="string">
            <text:p>Journal of Medical Case Report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902</text:p>
          </table:table-cell>
          <table:table-cell office:value-type="string">
            <text:p>MEDICINA III <text:s text:c="37"/></text:p>
          </table:table-cell>
          <table:table-cell office:value-type="string">
            <text:p>Journal of Medical Engineering &amp;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1413</text:p>
          </table:table-cell>
          <table:table-cell office:value-type="string">
            <text:p>MEDICINA III <text:s text:c="37"/></text:p>
          </table:table-cell>
          <table:table-cell office:value-type="string">
            <text:p>Journal of Medical Screen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6615</text:p>
          </table:table-cell>
          <table:table-cell office:value-type="string">
            <text:p>MEDICINA III <text:s text:c="37"/></text:p>
          </table:table-cell>
          <table:table-cell office:value-type="string">
            <text:p>Journal of Medical Vi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720</text:p>
          </table:table-cell>
          <table:table-cell office:value-type="string">
            <text:p>MEDICINA III <text:s text:c="37"/></text:p>
          </table:table-cell>
          <table:table-cell office:value-type="string">
            <text:p>Journal of Microscop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3-4650</text:p>
          </table:table-cell>
          <table:table-cell office:value-type="string">
            <text:p>MEDICINA III <text:s text:c="37"/></text:p>
          </table:table-cell>
          <table:table-cell office:value-type="string">
            <text:p>Journal of Minimally Invasive Gyne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2379</text:p>
          </table:table-cell>
          <table:table-cell office:value-type="string">
            <text:p>MEDICINA III <text:s text:c="37"/></text:p>
          </table:table-cell>
          <table:table-cell office:value-type="string">
            <text:p>Journal of Molecular His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8696</text:p>
          </table:table-cell>
          <table:table-cell office:value-type="string">
            <text:p>MEDICINA III <text:s text:c="37"/></text:p>
          </table:table-cell>
          <table:table-cell office:value-type="string">
            <text:p>Journal of Molecular Neuro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594X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-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0-8022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-Ophthalm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84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imag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354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50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logy, Neurosurgery and Psychia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50-9861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270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science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085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5654</text:p>
          </table:table-cell>
          <table:table-cell office:value-type="string">
            <text:p>MEDICINA III <text:s text:c="37"/></text:p>
          </table:table-cell>
          <table:table-cell office:value-type="string">
            <text:p>Journal of Neurosurgery. Sp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1-8076</text:p>
          </table:table-cell>
          <table:table-cell office:value-type="string">
            <text:p>MEDICINA III <text:s text:c="37"/></text:p>
          </table:table-cell>
          <table:table-cell office:value-type="string">
            <text:p>Journal of Obstetrics and Gynaec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0756</text:p>
          </table:table-cell>
          <table:table-cell office:value-type="string">
            <text:p>MEDICINA III <text:s text:c="37"/></text:p>
          </table:table-cell>
          <table:table-cell office:value-type="string">
            <text:p>Journal of Obstetrics and Gynaecology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7683</text:p>
          </table:table-cell>
          <table:table-cell office:value-type="string">
            <text:p>MEDICINA III <text:s text:c="37"/></text:p>
          </table:table-cell>
          <table:table-cell office:value-type="string">
            <text:p>Journal of Ocular Pharmacology and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2391</text:p>
          </table:table-cell>
          <table:table-cell office:value-type="string">
            <text:p>MEDICINA III <text:s text:c="37"/></text:p>
          </table:table-cell>
          <table:table-cell office:value-type="string">
            <text:p>Journal of Oral and Maxillofacial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4-2512</text:p>
          </table:table-cell>
          <table:table-cell office:value-type="string">
            <text:p>MEDICINA III <text:s text:c="37"/></text:p>
          </table:table-cell>
          <table:table-cell office:value-type="string">
            <text:p>Journal of Oral Pathology &amp;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182X</text:p>
          </table:table-cell>
          <table:table-cell office:value-type="string">
            <text:p>MEDICINA III <text:s text:c="37"/></text:p>
          </table:table-cell>
          <table:table-cell office:value-type="string">
            <text:p>Journal of Oral Rehabilit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1060</text:p>
          </table:table-cell>
          <table:table-cell office:value-type="string">
            <text:p>MEDICINA III <text:s text:c="37"/></text:p>
          </table:table-cell>
          <table:table-cell office:value-type="string">
            <text:p>Journal of Organ Dysfunc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0266</text:p>
          </table:table-cell>
          <table:table-cell office:value-type="string">
            <text:p>MEDICINA III <text:s text:c="37"/></text:p>
          </table:table-cell>
          <table:table-cell office:value-type="string">
            <text:p>Journal of Orthopaedic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924</text:p>
          </table:table-cell>
          <table:table-cell office:value-type="string">
            <text:p>MEDICINA III <text:s text:c="37"/></text:p>
          </table:table-cell>
          <table:table-cell office:value-type="string">
            <text:p>Journal of Pain and Symptom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3188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&amp; Adolescent Gyne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2116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Gastroenterology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7-4114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Hematology/Onc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3913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Ophthalmology and Strabismu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6798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Orthoped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0-152X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Orthopedics. Part B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68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Surge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5131</text:p>
          </table:table-cell>
          <table:table-cell office:value-type="string">
            <text:p>MEDICINA III <text:s text:c="37"/></text:p>
          </table:table-cell>
          <table:table-cell office:value-type="string">
            <text:p>Journal of Pediatric Urolog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2617</text:p>
          </table:table-cell>
          <table:table-cell office:value-type="string">
            <text:p>MEDICINA III <text:s text:c="37"/></text:p>
          </table:table-cell>
          <table:table-cell office:value-type="string">
            <text:p>Journal of Peptide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577</text:p>
          </table:table-cell>
          <table:table-cell office:value-type="string">
            <text:p>MEDICINA III <text:s text:c="37"/></text:p>
          </table:table-cell>
          <table:table-cell office:value-type="string">
            <text:p>Journal of Perinatal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92</text:p>
          </table:table-cell>
          <table:table-cell office:value-type="string">
            <text:p>MEDICINA III <text:s text:c="37"/></text:p>
          </table:table-cell>
          <table:table-cell office:value-type="string">
            <text:p>Journal of Periodontology (1970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MEDICINA III <text:s text:c="37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82-1826</text:p>
          </table:table-cell>
          <table:table-cell office:value-type="string">
            <text:p>MEDICINA III <text:s text:c="37"/></text:p>
          </table:table-cell>
          <table:table-cell office:value-type="string">
            <text:p>Journal of Pharmacy &amp; Pharmaceutical Scienc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573</text:p>
          </table:table-cell>
          <table:table-cell office:value-type="string">
            <text:p>MEDICINA III <text:s text:c="37"/></text:p>
          </table:table-cell>
          <table:table-cell office:value-type="string">
            <text:p>Journal of Pharmacy and 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1-1344</text:p>
          </table:table-cell>
          <table:table-cell office:value-type="string">
            <text:p>MEDICINA III <text:s text:c="37"/></text:p>
          </table:table-cell>
          <table:table-cell office:value-type="string">
            <text:p>Journal of Photochemistry and Photobiology. B,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6815</text:p>
          </table:table-cell>
          <table:table-cell office:value-type="string">
            <text:p>MEDICINA III <text:s text:c="37"/></text:p>
          </table:table-cell>
          <table:table-cell office:value-type="string">
            <text:p>Journal of Plastic, Reconstructive &amp; Aesthetic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49-3060</text:p>
          </table:table-cell>
          <table:table-cell office:value-type="string">
            <text:p>MEDICINA III <text:s text:c="37"/></text:p>
          </table:table-cell>
          <table:table-cell office:value-type="string">
            <text:p>Journal of Radiat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3-684X</text:p>
          </table:table-cell>
          <table:table-cell office:value-type="string">
            <text:p>MEDICINA III <text:s text:c="37"/></text:p>
          </table:table-cell>
          <table:table-cell office:value-type="string">
            <text:p>Journal of Reconstructive 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1-597X</text:p>
          </table:table-cell>
          <table:table-cell office:value-type="string">
            <text:p>MEDICINA III <text:s text:c="37"/></text:p>
          </table:table-cell>
          <table:table-cell office:value-type="string">
            <text:p>Journal of Refractive Surgery (1995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8-7711</text:p>
          </table:table-cell>
          <table:table-cell office:value-type="string">
            <text:p>MEDICINA III <text:s text:c="37"/></text:p>
          </table:table-cell>
          <table:table-cell office:value-type="string">
            <text:p>Journal of Rehabilitation Research and Develop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2276</text:p>
          </table:table-cell>
          <table:table-cell office:value-type="string">
            <text:p>MEDICINA III <text:s text:c="37"/></text:p>
          </table:table-cell>
          <table:table-cell office:value-type="string">
            <text:p>Journal of Renal Nutrition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5-0378</text:p>
          </table:table-cell>
          <table:table-cell office:value-type="string">
            <text:p>MEDICINA III <text:s text:c="37"/></text:p>
          </table:table-cell>
          <table:table-cell office:value-type="string">
            <text:p>Journal of Reproductive Immu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58</text:p>
          </table:table-cell>
          <table:table-cell office:value-type="string">
            <text:p>MEDICINA III <text:s text:c="37"/></text:p>
          </table:table-cell>
          <table:table-cell office:value-type="string">
            <text:p>Journal of Reproductive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15-162X</text:p>
          </table:table-cell>
          <table:table-cell office:value-type="string">
            <text:p>MEDICINA III <text:s text:c="37"/></text:p>
          </table:table-cell>
          <table:table-cell office:value-type="string">
            <text:p>Journal of Rheu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2746</text:p>
          </table:table-cell>
          <table:table-cell office:value-type="string">
            <text:p>MEDICINA III <text:s text:c="37"/></text:p>
          </table:table-cell>
          <table:table-cell office:value-type="string">
            <text:p>Journal of Shoulder and Elbow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16-8737</text:p>
          </table:table-cell>
          <table:table-cell office:value-type="string">
            <text:p>MEDICINA III <text:s text:c="37"/></text:p>
          </table:table-cell>
          <table:table-cell office:value-type="string">
            <text:p>Journal of Smooth Muscle Researc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07</text:p>
          </table:table-cell>
          <table:table-cell office:value-type="string">
            <text:p>MEDICINA III <text:s text:c="37"/></text:p>
          </table:table-cell>
          <table:table-cell office:value-type="string">
            <text:p>Journal of Sports Medicine and Physical Fitnes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2-9497</text:p>
          </table:table-cell>
          <table:table-cell office:value-type="string">
            <text:p>MEDICINA III <text:s text:c="37"/></text:p>
          </table:table-cell>
          <table:table-cell office:value-type="string">
            <text:p>Journal of Submicroscopic Cytology and Path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6280</text:p>
          </table:table-cell>
          <table:table-cell office:value-type="string">
            <text:p>MEDICINA III <text:s text:c="37"/></text:p>
          </table:table-cell>
          <table:table-cell office:value-type="string">
            <text:p>Journal of Surgery (London. 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1-7204</text:p>
          </table:table-cell>
          <table:table-cell office:value-type="string">
            <text:p>MEDICINA III <text:s text:c="37"/></text:p>
          </table:table-cell>
          <table:table-cell office:value-type="string">
            <text:p>Journal of Surgical Edu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790</text:p>
          </table:table-cell>
          <table:table-cell office:value-type="string">
            <text:p>MEDICINA III <text:s text:c="37"/></text:p>
          </table:table-cell>
          <table:table-cell office:value-type="string">
            <text:p>Journal of Surgical On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0-9622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American Academy of Derm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7515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American College of Surgeon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7317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American Society of Echocardiograph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488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American Veterinary Medical Associ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0X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Neurological Scienc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576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Society for Gynecologic Investigation (Cessou em 2006. Cont. ISSN 1933-7191 Reproductive Sciences (Thousand Oaks, Calif.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6-8089</text:p>
          </table:table-cell>
          <table:table-cell office:value-type="string">
            <text:p>MEDICINA III <text:s text:c="37"/></text:p>
          </table:table-cell>
          <table:table-cell office:value-type="string">
            <text:p>Journal of the Society of Laparoendoscopic Surge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23</text:p>
          </table:table-cell>
          <table:table-cell office:value-type="string">
            <text:p>MEDICINA III <text:s text:c="37"/></text:p>
          </table:table-cell>
          <table:table-cell office:value-type="string">
            <text:p>Journal of Thoracic and Cardiovascular Surge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6338</text:p>
          </table:table-cell>
          <table:table-cell office:value-type="string">
            <text:p>MEDICINA III <text:s text:c="37"/></text:p>
          </table:table-cell>
          <table:table-cell office:value-type="string">
            <text:p>Journal of Tropical Pediatrics (1980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297</text:p>
          </table:table-cell>
          <table:table-cell office:value-type="string">
            <text:p>MEDICINA III <text:s text:c="37"/></text:p>
          </table:table-cell>
          <table:table-cell office:value-type="string">
            <text:p>Journal of Ultrasound in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1-0443</text:p>
          </table:table-cell>
          <table:table-cell office:value-type="string">
            <text:p>MEDICINA III <text:s text:c="37"/></text:p>
          </table:table-cell>
          <table:table-cell office:value-type="string">
            <text:p>Journal of Vascular and Interventional Rad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1-5214</text:p>
          </table:table-cell>
          <table:table-cell office:value-type="string">
            <text:p>MEDICINA III <text:s text:c="37"/></text:p>
          </table:table-cell>
          <table:table-cell office:value-type="string">
            <text:p>Journal of Vascular Surge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271</text:p>
          </table:table-cell>
          <table:table-cell office:value-type="string">
            <text:p>MEDICINA III <text:s text:c="37"/></text:p>
          </table:table-cell>
          <table:table-cell office:value-type="string">
            <text:p>Journal of Vestib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184X</text:p>
          </table:table-cell>
          <table:table-cell office:value-type="string">
            <text:p>MEDICINA III <text:s text:c="37"/></text:p>
          </table:table-cell>
          <table:table-cell office:value-type="string">
            <text:p>Journal of Veterinary Medicine. Series 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7783</text:p>
          </table:table-cell>
          <table:table-cell office:value-type="string">
            <text:p>MEDICINA III <text:s text:c="37"/></text:p>
          </table:table-cell>
          <table:table-cell office:value-type="string">
            <text:p>Journal of Veterinary Pharmacology and Therapeutic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0934</text:p>
          </table:table-cell>
          <table:table-cell office:value-type="string">
            <text:p>MEDICINA III <text:s text:c="37"/></text:p>
          </table:table-cell>
          <table:table-cell office:value-type="string">
            <text:p>Journal of Virological Metho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1997</text:p>
          </table:table-cell>
          <table:table-cell office:value-type="string">
            <text:p>MEDICINA III <text:s text:c="37"/></text:p>
          </table:table-cell>
          <table:table-cell office:value-type="string">
            <text:p>Journal of Voi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0-9996</text:p>
          </table:table-cell>
          <table:table-cell office:value-type="string">
            <text:p>MEDICINA III <text:s text:c="37"/></text:p>
          </table:table-cell>
          <table:table-cell office:value-type="string">
            <text:p>Journal of Women's Health (Larchmont, N.Y. 2002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MEDICINA III <text:s text:c="37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0160</text:p>
          </table:table-cell>
          <table:table-cell office:value-type="string">
            <text:p>MEDICINA III <text:s text:c="37"/></text:p>
          </table:table-cell>
          <table:table-cell office:value-type="string">
            <text:p>Knee (Ox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2-2056</text:p>
          </table:table-cell>
          <table:table-cell office:value-type="string">
            <text:p>MEDICINA III <text:s text:c="37"/></text:p>
          </table:table-cell>
          <table:table-cell office:value-type="string">
            <text:p>Knee Surgery, Sports Traumatology, Arthrosco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4-108X</text:p>
          </table:table-cell>
          <table:table-cell office:value-type="string">
            <text:p>MEDICINA III <text:s text:c="37"/></text:p>
          </table:table-cell>
          <table:table-cell office:value-type="string">
            <text:p>Krankenpflege-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362</text:p>
          </table:table-cell>
          <table:table-cell office:value-type="string">
            <text:p>MEDICINA III <text:s text:c="37"/></text:p>
          </table:table-cell>
          <table:table-cell office:value-type="string">
            <text:p>La Radiologia Medica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0-6736</text:p>
          </table:table-cell>
          <table:table-cell office:value-type="string">
            <text:p>MEDICINA III <text:s text:c="37"/></text:p>
          </table:table-cell>
          <table:table-cell office:value-type="string">
            <text:p>Lancet (British editi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2045</text:p>
          </table:table-cell>
          <table:table-cell office:value-type="string">
            <text:p>MEDICINA III <text:s text:c="37"/></text:p>
          </table:table-cell>
          <table:table-cell office:value-type="string">
            <text:p>Lancet On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5-2451</text:p>
          </table:table-cell>
          <table:table-cell office:value-type="string">
            <text:p>MEDICINA III <text:s text:c="37"/></text:p>
          </table:table-cell>
          <table:table-cell office:value-type="string">
            <text:p>Langenbeck's Archives of Surgery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660X</text:p>
          </table:table-cell>
          <table:table-cell office:value-type="string">
            <text:p>MEDICINA III <text:s text:c="37"/></text:p>
          </table:table-cell>
          <table:table-cell office:value-type="string">
            <text:p>Laser Phys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2011</text:p>
          </table:table-cell>
          <table:table-cell office:value-type="string">
            <text:p>MEDICINA III <text:s text:c="37"/></text:p>
          </table:table-cell>
          <table:table-cell office:value-type="string">
            <text:p>Laser Physics Lett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8921</text:p>
          </table:table-cell>
          <table:table-cell office:value-type="string">
            <text:p>MEDICINA III <text:s text:c="37"/></text:p>
          </table:table-cell>
          <table:table-cell office:value-type="string">
            <text:p>Lasers in Medical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092</text:p>
          </table:table-cell>
          <table:table-cell office:value-type="string">
            <text:p>MEDICINA III <text:s text:c="37"/></text:p>
          </table:table-cell>
          <table:table-cell office:value-type="string">
            <text:p>Lasers in Surgery and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7518</text:p>
          </table:table-cell>
          <table:table-cell office:value-type="string">
            <text:p>MEDICINA III <text:s text:c="37"/></text:p>
          </table:table-cell>
          <table:table-cell office:value-type="string">
            <text:p>Lepros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8194</text:p>
          </table:table-cell>
          <table:table-cell office:value-type="string">
            <text:p>MEDICINA III <text:s text:c="37"/></text:p>
          </table:table-cell>
          <table:table-cell office:value-type="string">
            <text:p>Leukemia &amp; Lymphoma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2126</text:p>
          </table:table-cell>
          <table:table-cell office:value-type="string">
            <text:p>MEDICINA III <text:s text:c="37"/></text:p>
          </table:table-cell>
          <table:table-cell office:value-type="string">
            <text:p>Leukemi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MEDICINA III <text:s text:c="37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795</text:p>
          </table:table-cell>
          <table:table-cell office:value-type="string">
            <text:p>MEDICINA III <text:s text:c="37"/></text:p>
          </table:table-cell>
          <table:table-cell office:value-type="string">
            <text:p>Linear Algebra and its Application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3223</text:p>
          </table:table-cell>
          <table:table-cell office:value-type="string">
            <text:p>MEDICINA III <text:s text:c="37"/></text:p>
          </table:table-cell>
          <table:table-cell office:value-type="string">
            <text:p>Liver International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7-6465</text:p>
          </table:table-cell>
          <table:table-cell office:value-type="string">
            <text:p>MEDICINA III <text:s text:c="37"/></text:p>
          </table:table-cell>
          <table:table-cell office:value-type="string">
            <text:p>Liver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9-5002</text:p>
          </table:table-cell>
          <table:table-cell office:value-type="string">
            <text:p>MEDICINA III <text:s text:c="37"/></text:p>
          </table:table-cell>
          <table:table-cell office:value-type="string">
            <text:p>Lung Cancer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2033</text:p>
          </table:table-cell>
          <table:table-cell office:value-type="string">
            <text:p>MEDICINA III <text:s text:c="37"/></text:p>
          </table:table-cell>
          <table:table-cell office:value-type="string">
            <text:p>Lupus (Basingstok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766</text:p>
          </table:table-cell>
          <table:table-cell office:value-type="string">
            <text:p>MEDICINA III <text:s text:c="37"/></text:p>
          </table:table-cell>
          <table:table-cell office:value-type="string">
            <text:p>Lymp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MEDICINA III <text:s text:c="37"/></text:p>
          </table:table-cell>
          <table:table-cell office:value-type="string">
            <text:p>Macromolecular Sympos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3194</text:p>
          </table:table-cell>
          <table:table-cell office:value-type="string">
            <text:p>MEDICINA III <text:s text:c="37"/></text:p>
          </table:table-cell>
          <table:table-cell office:value-type="string">
            <text:p>Magnetic Resonance in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875</text:p>
          </table:table-cell>
          <table:table-cell office:value-type="string">
            <text:p>MEDICINA III <text:s text:c="37"/></text:p>
          </table:table-cell>
          <table:table-cell office:value-type="string">
            <text:p>Maternal and Child Health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MEDICINA III <text:s text:c="37"/></text:p>
          </table:table-cell>
          <table:table-cell office:value-type="string">
            <text:p>Maturita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51</text:p>
          </table:table-cell>
          <table:table-cell office:value-type="string">
            <text:p>MEDICINA III <text:s text:c="37"/></text:p>
          </table:table-cell>
          <table:table-cell office:value-type="string">
            <text:p>Mediators of Inflamm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0110</text:p>
          </table:table-cell>
          <table:table-cell office:value-type="string">
            <text:p>MEDICINA III <text:s text:c="37"/></text:p>
          </table:table-cell>
          <table:table-cell office:value-type="string">
            <text:p>Medical Education (Oxford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9877</text:p>
          </table:table-cell>
          <table:table-cell office:value-type="string">
            <text:p>MEDICINA III <text:s text:c="37"/></text:p>
          </table:table-cell>
          <table:table-cell office:value-type="string">
            <text:p>Medical Hypothe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0560</text:p>
          </table:table-cell>
          <table:table-cell office:value-type="string">
            <text:p>MEDICINA III <text:s text:c="37"/></text:p>
          </table:table-cell>
          <table:table-cell office:value-type="string">
            <text:p>Medical Oncology (Northwoo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1158</text:p>
          </table:table-cell>
          <table:table-cell office:value-type="string">
            <text:p>MEDICINA III <text:s text:c="37"/></text:p>
          </table:table-cell>
          <table:table-cell office:value-type="string">
            <text:p>Medical Problems of Performing Artis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159X</text:p>
          </table:table-cell>
          <table:table-cell office:value-type="string">
            <text:p>MEDICINA III <text:s text:c="37"/></text:p>
          </table:table-cell>
          <table:table-cell office:value-type="string">
            <text:p>Medical Teacher (1979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5-7680</text:p>
          </table:table-cell>
          <table:table-cell office:value-type="string">
            <text:p>MEDICINA III <text:s text:c="37"/></text:p>
          </table:table-cell>
          <table:table-cell office:value-type="string">
            <text:p>Medicin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6-6046</text:p>
          </table:table-cell>
          <table:table-cell office:value-type="string">
            <text:p>MEDICINA III <text:s text:c="37"/></text:p>
          </table:table-cell>
          <table:table-cell office:value-type="string">
            <text:p>Medicina (USP.FM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894</text:p>
          </table:table-cell>
          <table:table-cell office:value-type="string">
            <text:p>MEDICINA III <text:s text:c="37"/></text:p>
          </table:table-cell>
          <table:table-cell office:value-type="string">
            <text:p>Medicina de Reabilit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5691</text:p>
          </table:table-cell>
          <table:table-cell office:value-type="string">
            <text:p>MEDICINA III <text:s text:c="37"/></text:p>
          </table:table-cell>
          <table:table-cell office:value-type="string">
            <text:p>Medicina Intensiva (Madrid. Ed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4447</text:p>
          </table:table-cell>
          <table:table-cell office:value-type="string">
            <text:p>MEDICINA III <text:s text:c="37"/></text:p>
          </table:table-cell>
          <table:table-cell office:value-type="string">
            <text:p>Medicina Oral, Patología Oral y Cirugía Bucal (Ed. 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9131</text:p>
          </table:table-cell>
          <table:table-cell office:value-type="string">
            <text:p>MEDICINA III <text:s text:c="37"/></text:p>
          </table:table-cell>
          <table:table-cell office:value-type="string">
            <text:p>Medicine and Science in Sports and Exercis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0-9696</text:p>
          </table:table-cell>
          <table:table-cell office:value-type="string">
            <text:p>MEDICINA III <text:s text:c="37"/></text:p>
          </table:table-cell>
          <table:table-cell office:value-type="string">
            <text:p>Medico-Report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430</text:p>
          </table:table-cell>
          <table:table-cell office:value-type="string">
            <text:p>MEDICINA III <text:s text:c="37"/></text:p>
          </table:table-cell>
          <table:table-cell office:value-type="string">
            <text:p>MEDVEP. Revista Científica de Medicina Veterinária. Pequenos Animais e Animais de Estim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31</text:p>
          </table:table-cell>
          <table:table-cell office:value-type="string">
            <text:p>MEDICINA III <text:s text:c="37"/></text:p>
          </table:table-cell>
          <table:table-cell office:value-type="string">
            <text:p>Melanoma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901</text:p>
          </table:table-cell>
          <table:table-cell office:value-type="string">
            <text:p>MEDICINA III <text:s text:c="37"/></text:p>
          </table:table-cell>
          <table:table-cell office:value-type="string">
            <text:p>Memórias da Fundação Altino Ven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MEDICINA III <text:s text:c="37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3714</text:p>
          </table:table-cell>
          <table:table-cell office:value-type="string">
            <text:p>MEDICINA III <text:s text:c="37"/></text:p>
          </table:table-cell>
          <table:table-cell office:value-type="string">
            <text:p>Menopause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7206</text:p>
          </table:table-cell>
          <table:table-cell office:value-type="string">
            <text:p>MEDICINA III <text:s text:c="37"/></text:p>
          </table:table-cell>
          <table:table-cell office:value-type="string">
            <text:p>Micron (London. 1969) (Cessou em 1983. Cont. 0739-6260 Micron and Microscopica Ac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1085</text:p>
          </table:table-cell>
          <table:table-cell office:value-type="string">
            <text:p>MEDICINA III <text:s text:c="37"/></text:p>
          </table:table-cell>
          <table:table-cell office:value-type="string">
            <text:p>Mic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270</text:p>
          </table:table-cell>
          <table:table-cell office:value-type="string">
            <text:p>MEDICINA III <text:s text:c="37"/></text:p>
          </table:table-cell>
          <table:table-cell office:value-type="string">
            <text:p>Migrâneas &amp; Cefal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5-9393</text:p>
          </table:table-cell>
          <table:table-cell office:value-type="string">
            <text:p>MEDICINA III <text:s text:c="37"/></text:p>
          </table:table-cell>
          <table:table-cell office:value-type="string">
            <text:p>Minerva Anestesiologica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733</text:p>
          </table:table-cell>
          <table:table-cell office:value-type="string">
            <text:p>MEDICINA III <text:s text:c="37"/></text:p>
          </table:table-cell>
          <table:table-cell office:value-type="string">
            <text:p>Minerva Chirur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4784</text:p>
          </table:table-cell>
          <table:table-cell office:value-type="string">
            <text:p>MEDICINA III <text:s text:c="37"/></text:p>
          </table:table-cell>
          <table:table-cell office:value-type="string">
            <text:p>Minerva Ginecologic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7211</text:p>
          </table:table-cell>
          <table:table-cell office:value-type="string">
            <text:p>MEDICINA III <text:s text:c="37"/></text:p>
          </table:table-cell>
          <table:table-cell office:value-type="string">
            <text:p>Minimally Invasive Neuro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207</text:p>
          </table:table-cell>
          <table:table-cell office:value-type="string">
            <text:p>MEDICINA III <text:s text:c="37"/></text:p>
          </table:table-cell>
          <table:table-cell office:value-type="string">
            <text:p>Molecular and Cellular Endocri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0-9947</text:p>
          </table:table-cell>
          <table:table-cell office:value-type="string">
            <text:p>MEDICINA III <text:s text:c="37"/></text:p>
          </table:table-cell>
          <table:table-cell office:value-type="string">
            <text:p>Molecular Human Reproductio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1551</text:p>
          </table:table-cell>
          <table:table-cell office:value-type="string">
            <text:p>MEDICINA III <text:s text:c="37"/></text:p>
          </table:table-cell>
          <table:table-cell office:value-type="string">
            <text:p>Molecular Medicine (Cambridge, Mass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1-2997</text:p>
          </table:table-cell>
          <table:table-cell office:value-type="string">
            <text:p>MEDICINA III <text:s text:c="37"/></text:p>
          </table:table-cell>
          <table:table-cell office:value-type="string">
            <text:p>Molecular Medicine Repor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0-0535</text:p>
          </table:table-cell>
          <table:table-cell office:value-type="string">
            <text:p>MEDICINA III <text:s text:c="37"/></text:p>
          </table:table-cell>
          <table:table-cell office:value-type="string">
            <text:p>Molecular Vis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MEDICINA III <text:s text:c="37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4270</text:p>
          </table:table-cell>
          <table:table-cell office:value-type="string">
            <text:p>MEDICINA III <text:s text:c="37"/></text:p>
          </table:table-cell>
          <table:table-cell office:value-type="string">
            <text:p>Nature Clinical Practice Urology (Print) (Cessou em 2009. Cont. ISSN 1759-4812 Nature Reviews. Urology (Print)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0784</text:p>
          </table:table-cell>
          <table:table-cell office:value-type="string">
            <text:p>MEDICINA III <text:s text:c="37"/></text:p>
          </table:table-cell>
          <table:table-cell office:value-type="string">
            <text:p>NDT Plu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509</text:p>
          </table:table-cell>
          <table:table-cell office:value-type="string">
            <text:p>MEDICINA III <text:s text:c="37"/></text:p>
          </table:table-cell>
          <table:table-cell office:value-type="string">
            <text:p>Nephrology Dialysis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2-8517</text:p>
          </table:table-cell>
          <table:table-cell office:value-type="string">
            <text:p>MEDICINA III <text:s text:c="37"/></text:p>
          </table:table-cell>
          <table:table-cell office:value-type="string">
            <text:p>Neuro-Oncology (Charlottesville, V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00</text:p>
          </table:table-cell>
          <table:table-cell office:value-type="string">
            <text:p>MEDICINA III <text:s text:c="37"/></text:p>
          </table:table-cell>
          <table:table-cell office:value-type="string">
            <text:p>Neurobiologia (Recife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0186</text:p>
          </table:table-cell>
          <table:table-cell office:value-type="string">
            <text:p>MEDICINA III <text:s text:c="37"/></text:p>
          </table:table-cell>
          <table:table-cell office:value-type="string">
            <text:p>Neurochemistry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35</text:p>
          </table:table-cell>
          <table:table-cell office:value-type="string">
            <text:p>MEDICINA III <text:s text:c="37"/></text:p>
          </table:table-cell>
          <table:table-cell office:value-type="string">
            <text:p>Neuroendocrinology (Basel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1925</text:p>
          </table:table-cell>
          <table:table-cell office:value-type="string">
            <text:p>MEDICINA III <text:s text:c="37"/></text:p>
          </table:table-cell>
          <table:table-cell office:value-type="string">
            <text:p>Neurogastroenterology and Motili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3878</text:p>
          </table:table-cell>
          <table:table-cell office:value-type="string">
            <text:p>MEDICINA III <text:s text:c="37"/></text:p>
          </table:table-cell>
          <table:table-cell office:value-type="string">
            <text:p>Neurology (Cleveland, Ohi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179</text:p>
          </table:table-cell>
          <table:table-cell office:value-type="string">
            <text:p>MEDICINA III <text:s text:c="37"/></text:p>
          </table:table-cell>
          <table:table-cell office:value-type="string">
            <text:p>Neuropeptides (Edinburg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03-5150</text:p>
          </table:table-cell>
          <table:table-cell office:value-type="string">
            <text:p>MEDICINA III <text:s text:c="37"/></text:p>
          </table:table-cell>
          <table:table-cell office:value-type="string">
            <text:p>NeuroQuant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MEDICINA III <text:s text:c="37"/></text:p>
          </table:table-cell>
          <table:table-cell office:value-type="string">
            <text:p>Neuroscience Le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396X</text:p>
          </table:table-cell>
          <table:table-cell office:value-type="string">
            <text:p>MEDICINA III <text:s text:c="37"/></text:p>
          </table:table-cell>
          <table:table-cell office:value-type="string">
            <text:p>Neuro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6438</text:p>
          </table:table-cell>
          <table:table-cell office:value-type="string">
            <text:p>MEDICINA III <text:s text:c="37"/></text:p>
          </table:table-cell>
          <table:table-cell office:value-type="string">
            <text:p>Neurosurgery Quarterl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0684</text:p>
          </table:table-cell>
          <table:table-cell office:value-type="string">
            <text:p>MEDICINA III <text:s text:c="37"/></text:p>
          </table:table-cell>
          <table:table-cell office:value-type="string">
            <text:p>Neurosurgical Foc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5607</text:p>
          </table:table-cell>
          <table:table-cell office:value-type="string">
            <text:p>MEDICINA III <text:s text:c="37"/></text:p>
          </table:table-cell>
          <table:table-cell office:value-type="string">
            <text:p>Neurosurgical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2467</text:p>
          </table:table-cell>
          <table:table-cell office:value-type="string">
            <text:p>MEDICINA III <text:s text:c="37"/></text:p>
          </table:table-cell>
          <table:table-cell office:value-type="string">
            <text:p>Neurourology and Urodynamic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8603</text:p>
          </table:table-cell>
          <table:table-cell office:value-type="string">
            <text:p>MEDICINA III <text:s text:c="37"/></text:p>
          </table:table-cell>
          <table:table-cell office:value-type="string">
            <text:p>Nitric Oxid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MEDICINA III <text:s text:c="37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1741</text:p>
          </table:table-cell>
          <table:table-cell office:value-type="string">
            <text:p>MEDICINA III <text:s text:c="37"/></text:p>
          </table:table-cell>
          <table:table-cell office:value-type="string">
            <text:p>Noise &amp; Health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583X</text:p>
          </table:table-cell>
          <table:table-cell office:value-type="string">
            <text:p>MEDICINA III <text:s text:c="37"/></text:p>
          </table:table-cell>
          <table:table-cell office:value-type="string">
            <text:p>Nuclear Instruments &amp; Methods in Physics Research. Section B, Beam Interactions with Materials and Atom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MEDICINA III <text:s text:c="37"/></text:p>
          </table:table-cell>
          <table:table-cell office:value-type="string">
            <text:p>Nursing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234</text:p>
          </table:table-cell>
          <table:table-cell office:value-type="string">
            <text:p>MEDICINA III <text:s text:c="37"/></text:p>
          </table:table-cell>
          <table:table-cell office:value-type="string">
            <text:p>Nutri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MEDICINA III <text:s text:c="37"/></text:p>
          </table:table-cell>
          <table:table-cell office:value-type="string">
            <text:p>Nutrición Hospitalar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MEDICINA III <text:s text:c="37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5336</text:p>
          </table:table-cell>
          <table:table-cell office:value-type="string">
            <text:p>MEDICINA III <text:s text:c="37"/></text:p>
          </table:table-cell>
          <table:table-cell office:value-type="string">
            <text:p>Nutrition in Clinic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MEDICINA III <text:s text:c="37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8-415X</text:p>
          </table:table-cell>
          <table:table-cell office:value-type="string">
            <text:p>MEDICINA III <text:s text:c="37"/></text:p>
          </table:table-cell>
          <table:table-cell office:value-type="string">
            <text:p>Nutritional Neuro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MEDICINA III <text:s text:c="37"/></text:p>
          </table:table-cell>
          <table:table-cell office:value-type="string">
            <text:p>Obesity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9-7844</text:p>
          </table:table-cell>
          <table:table-cell office:value-type="string">
            <text:p>MEDICINA III <text:s text:c="37"/></text:p>
          </table:table-cell>
          <table:table-cell office:value-type="string">
            <text:p>Obstetrics and Gynecology (New York. 1953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3948</text:p>
          </table:table-cell>
          <table:table-cell office:value-type="string">
            <text:p>MEDICINA III <text:s text:c="37"/></text:p>
          </table:table-cell>
          <table:table-cell office:value-type="string">
            <text:p>Ocular Immunology and Inflamm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16</text:p>
          </table:table-cell>
          <table:table-cell office:value-type="string">
            <text:p>MEDICINA III <text:s text:c="37"/></text:p>
          </table:table-cell>
          <table:table-cell office:value-type="string">
            <text:p>Oftalmologia em Fo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2414</text:p>
          </table:table-cell>
          <table:table-cell office:value-type="string">
            <text:p>MEDICINA III <text:s text:c="37"/></text:p>
          </table:table-cell>
          <table:table-cell office:value-type="string">
            <text:p>Oncology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1-335X</text:p>
          </table:table-cell>
          <table:table-cell office:value-type="string">
            <text:p>MEDICINA III <text:s text:c="37"/></text:p>
          </table:table-cell>
          <table:table-cell office:value-type="string">
            <text:p>Oncology Re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5557</text:p>
          </table:table-cell>
          <table:table-cell office:value-type="string">
            <text:p>MEDICINA III <text:s text:c="37"/></text:p>
          </table:table-cell>
          <table:table-cell office:value-type="string">
            <text:p>Oncology Review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84X</text:p>
          </table:table-cell>
          <table:table-cell office:value-type="string">
            <text:p>MEDICINA III <text:s text:c="37"/></text:p>
          </table:table-cell>
          <table:table-cell office:value-type="string">
            <text:p>Onkologie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6586</text:p>
          </table:table-cell>
          <table:table-cell office:value-type="string">
            <text:p>MEDICINA III <text:s text:c="37"/></text:p>
          </table:table-cell>
          <table:table-cell office:value-type="string">
            <text:p>Ophthalmic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6810</text:p>
          </table:table-cell>
          <table:table-cell office:value-type="string">
            <text:p>MEDICINA III <text:s text:c="37"/></text:p>
          </table:table-cell>
          <table:table-cell office:value-type="string">
            <text:p>Ophthalmic Genet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9303</text:p>
          </table:table-cell>
          <table:table-cell office:value-type="string">
            <text:p>MEDICINA III <text:s text:c="37"/></text:p>
          </table:table-cell>
          <table:table-cell office:value-type="string">
            <text:p>Ophthalmic Plastic and Reconstructive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23X</text:p>
          </table:table-cell>
          <table:table-cell office:value-type="string">
            <text:p>MEDICINA III <text:s text:c="37"/></text:p>
          </table:table-cell>
          <table:table-cell office:value-type="string">
            <text:p>Ophthalmic Surgery (Cessou em 1995. Cont. ISSN 1082-3069 Ophthalmic Surgery and Laser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877</text:p>
          </table:table-cell>
          <table:table-cell office:value-type="string">
            <text:p>MEDICINA III <text:s text:c="37"/></text:p>
          </table:table-cell>
          <table:table-cell office:value-type="string">
            <text:p>Ophthalmic Surgery, Lasers &amp; Imag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3755</text:p>
          </table:table-cell>
          <table:table-cell office:value-type="string">
            <text:p>MEDICINA III <text:s text:c="37"/></text:p>
          </table:table-cell>
          <table:table-cell office:value-type="string">
            <text:p>Ophthalmologica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6420</text:p>
          </table:table-cell>
          <table:table-cell office:value-type="string">
            <text:p>MEDICINA III <text:s text:c="37"/></text:p>
          </table:table-cell>
          <table:table-cell office:value-type="string">
            <text:p>Ophthalmology (Rochester, Minn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1549</text:p>
          </table:table-cell>
          <table:table-cell office:value-type="string">
            <text:p>MEDICINA III <text:s text:c="37"/></text:p>
          </table:table-cell>
          <table:table-cell office:value-type="string">
            <text:p>Ophthalmology Clinics of North America (Cessou em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5488</text:p>
          </table:table-cell>
          <table:table-cell office:value-type="string">
            <text:p>MEDICINA III <text:s text:c="37"/></text:p>
          </table:table-cell>
          <table:table-cell office:value-type="string">
            <text:p>Optometry and Vision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4-523X</text:p>
          </table:table-cell>
          <table:table-cell office:value-type="string">
            <text:p>MEDICINA III <text:s text:c="37"/></text:p>
          </table:table-cell>
          <table:table-cell office:value-type="string">
            <text:p>Oral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8-8375</text:p>
          </table:table-cell>
          <table:table-cell office:value-type="string">
            <text:p>MEDICINA III <text:s text:c="37"/></text:p>
          </table:table-cell>
          <table:table-cell office:value-type="string">
            <text:p>Oral Oncology (199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4220</text:p>
          </table:table-cell>
          <table:table-cell office:value-type="string">
            <text:p>MEDICINA III <text:s text:c="37"/></text:p>
          </table:table-cell>
          <table:table-cell office:value-type="string">
            <text:p>Oral Surgery, Oral Medicine, Oral Pathology (Cessou em 1994. Cont. 1079-2104 Oral Surgery, Oral Medicine, Oral Pathology, Oral Radiology and Endodontic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2104</text:p>
          </table:table-cell>
          <table:table-cell office:value-type="string">
            <text:p>MEDICINA III <text:s text:c="37"/></text:p>
          </table:table-cell>
          <table:table-cell office:value-type="string">
            <text:p>Oral Surgery, Oral Medicine, Oral Pathology, Oral Radiology and Endodon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6830</text:p>
          </table:table-cell>
          <table:table-cell office:value-type="string">
            <text:p>MEDICINA III <text:s text:c="37"/></text:p>
          </table:table-cell>
          <table:table-cell office:value-type="string">
            <text:p>Orbit (Amsterd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69</text:p>
          </table:table-cell>
          <table:table-cell office:value-type="string">
            <text:p>MEDICINA III <text:s text:c="37"/></text:p>
          </table:table-cell>
          <table:table-cell office:value-type="string">
            <text:p>ORL (Basel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7447</text:p>
          </table:table-cell>
          <table:table-cell office:value-type="string">
            <text:p>MEDICINA III <text:s text:c="37"/></text:p>
          </table:table-cell>
          <table:table-cell office:value-type="string">
            <text:p>Orthopedics (Thorofare, N.J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0-5944</text:p>
          </table:table-cell>
          <table:table-cell office:value-type="string">
            <text:p>MEDICINA III <text:s text:c="37"/></text:p>
          </table:table-cell>
          <table:table-cell office:value-type="string">
            <text:p>Ortodontia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7-941X</text:p>
          </table:table-cell>
          <table:table-cell office:value-type="string">
            <text:p>MEDICINA III <text:s text:c="37"/></text:p>
          </table:table-cell>
          <table:table-cell office:value-type="string">
            <text:p>Osteoporosis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4-5998</text:p>
          </table:table-cell>
          <table:table-cell office:value-type="string">
            <text:p>MEDICINA III <text:s text:c="37"/></text:p>
          </table:table-cell>
          <table:table-cell office:value-type="string">
            <text:p>Otolaryngology and Head and Neck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7129</text:p>
          </table:table-cell>
          <table:table-cell office:value-type="string">
            <text:p>MEDICINA III <text:s text:c="37"/></text:p>
          </table:table-cell>
          <table:table-cell office:value-type="string">
            <text:p>Otology &amp; Neurot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7-8389</text:p>
          </table:table-cell>
          <table:table-cell office:value-type="string">
            <text:p>MEDICINA III <text:s text:c="37"/></text:p>
          </table:table-cell>
          <table:table-cell office:value-type="string">
            <text:p>Pacing and Clinical Electro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5-5645</text:p>
          </table:table-cell>
          <table:table-cell office:value-type="string">
            <text:p>MEDICINA III <text:s text:c="37"/></text:p>
          </table:table-cell>
          <table:table-cell office:value-type="string">
            <text:p>Paediatric Anaesthesia (Paris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MEDICINA III <text:s text:c="37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59</text:p>
          </table:table-cell>
          <table:table-cell office:value-type="string">
            <text:p>MEDICINA III <text:s text:c="37"/></text:p>
          </table:table-cell>
          <table:table-cell office:value-type="string">
            <text:p>Pain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5-3177</text:p>
          </table:table-cell>
          <table:table-cell office:value-type="string">
            <text:p>MEDICINA III <text:s text:c="37"/></text:p>
          </table:table-cell>
          <table:table-cell office:value-type="string">
            <text:p>Pancreas (New York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3903</text:p>
          </table:table-cell>
          <table:table-cell office:value-type="string">
            <text:p>MEDICINA III <text:s text:c="37"/></text:p>
          </table:table-cell>
          <table:table-cell office:value-type="string">
            <text:p>Pancreat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MEDICINA III <text:s text:c="37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8020</text:p>
          </table:table-cell>
          <table:table-cell office:value-type="string">
            <text:p>MEDICINA III <text:s text:c="37"/></text:p>
          </table:table-cell>
          <table:table-cell office:value-type="string">
            <text:p>Parkinsonism &amp; Related Disord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025</text:p>
          </table:table-cell>
          <table:table-cell office:value-type="string">
            <text:p>MEDICINA III <text:s text:c="37"/></text:p>
          </table:table-cell>
          <table:table-cell office:value-type="string">
            <text:p>Pathology (Sydney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20-5463</text:p>
          </table:table-cell>
          <table:table-cell office:value-type="string">
            <text:p>MEDICINA III <text:s text:c="37"/></text:p>
          </table:table-cell>
          <table:table-cell office:value-type="string">
            <text:p>Patholog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4-0338</text:p>
          </table:table-cell>
          <table:table-cell office:value-type="string">
            <text:p>MEDICINA III <text:s text:c="37"/></text:p>
          </table:table-cell>
          <table:table-cell office:value-type="string">
            <text:p>Pathology, Research and Practice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832</text:p>
          </table:table-cell>
          <table:table-cell office:value-type="string">
            <text:p>MEDICINA III <text:s text:c="37"/></text:p>
          </table:table-cell>
          <table:table-cell office:value-type="string">
            <text:p>Pathophysiology of Haemostasis and Thrombosi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3991</text:p>
          </table:table-cell>
          <table:table-cell office:value-type="string">
            <text:p>MEDICINA III <text:s text:c="37"/></text:p>
          </table:table-cell>
          <table:table-cell office:value-type="string">
            <text:p>Patient Education and Counsel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864</text:p>
          </table:table-cell>
          <table:table-cell office:value-type="string">
            <text:p>MEDICINA III <text:s text:c="37"/></text:p>
          </table:table-cell>
          <table:table-cell office:value-type="string">
            <text:p>PCL. Revista Brasileira de Prótese Clínica &amp; Laborato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78X</text:p>
          </table:table-cell>
          <table:table-cell office:value-type="string">
            <text:p>MEDICINA III <text:s text:c="37"/></text:p>
          </table:table-cell>
          <table:table-cell office:value-type="string">
            <text:p>PCL. Revista Íbero-Americana de Prótese Clínica &amp; Laborato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858</text:p>
          </table:table-cell>
          <table:table-cell office:value-type="string">
            <text:p>MEDICINA III <text:s text:c="37"/></text:p>
          </table:table-cell>
          <table:table-cell office:value-type="string">
            <text:p>Pediat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20</text:p>
          </table:table-cell>
          <table:table-cell office:value-type="string">
            <text:p>MEDICINA III <text:s text:c="37"/></text:p>
          </table:table-cell>
          <table:table-cell office:value-type="string">
            <text:p>Pediatria Moder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3-5266</text:p>
          </table:table-cell>
          <table:table-cell office:value-type="string">
            <text:p>MEDICINA III <text:s text:c="37"/></text:p>
          </table:table-cell>
          <table:table-cell office:value-type="string">
            <text:p>Pediatric and Developmental Path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5-5009</text:p>
          </table:table-cell>
          <table:table-cell office:value-type="string">
            <text:p>MEDICINA III <text:s text:c="37"/></text:p>
          </table:table-cell>
          <table:table-cell office:value-type="string">
            <text:p>Pediatric Blood &amp;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7535</text:p>
          </table:table-cell>
          <table:table-cell office:value-type="string">
            <text:p>MEDICINA III <text:s text:c="37"/></text:p>
          </table:table-cell>
          <table:table-cell office:value-type="string">
            <text:p>Pediatric Critical Care Medici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6-8046</text:p>
          </table:table-cell>
          <table:table-cell office:value-type="string">
            <text:p>MEDICINA III <text:s text:c="37"/></text:p>
          </table:table-cell>
          <table:table-cell office:value-type="string">
            <text:p>Pediatric Der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0018</text:p>
          </table:table-cell>
          <table:table-cell office:value-type="string">
            <text:p>MEDICINA III <text:s text:c="37"/></text:p>
          </table:table-cell>
          <table:table-cell office:value-type="string">
            <text:p>Pediatric Hematology and On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1-041X</text:p>
          </table:table-cell>
          <table:table-cell office:value-type="string">
            <text:p>MEDICINA III <text:s text:c="37"/></text:p>
          </table:table-cell>
          <table:table-cell office:value-type="string">
            <text:p>Pediatric Nephrology (Berlin, Wes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49</text:p>
          </table:table-cell>
          <table:table-cell office:value-type="string">
            <text:p>MEDICINA III <text:s text:c="37"/></text:p>
          </table:table-cell>
          <table:table-cell office:value-type="string">
            <text:p>Pediatric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0358</text:p>
          </table:table-cell>
          <table:table-cell office:value-type="string">
            <text:p>MEDICINA III <text:s text:c="37"/></text:p>
          </table:table-cell>
          <table:table-cell office:value-type="string">
            <text:p>Pediatric Surgery International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7-3142</text:p>
          </table:table-cell>
          <table:table-cell office:value-type="string">
            <text:p>MEDICINA III <text:s text:c="37"/></text:p>
          </table:table-cell>
          <table:table-cell office:value-type="string">
            <text:p>Pediatric Transplant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6-6713</text:p>
          </table:table-cell>
          <table:table-cell office:value-type="string">
            <text:p>MEDICINA III <text:s text:c="37"/></text:p>
          </table:table-cell>
          <table:table-cell office:value-type="string">
            <text:p>Periodontology 2000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MEDICINA III <text:s text:c="37"/></text:p>
          </table:table-cell>
          <table:table-cell office:value-type="string">
            <text:p>Pesquisa FAPESP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MEDICINA III <text:s text:c="37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0-7690</text:p>
          </table:table-cell>
          <table:table-cell office:value-type="string">
            <text:p>MEDICINA III <text:s text:c="37"/></text:p>
          </table:table-cell>
          <table:table-cell office:value-type="string">
            <text:p>PharmacoEconomics (Aucklan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2416</text:p>
          </table:table-cell>
          <table:table-cell office:value-type="string">
            <text:p>MEDICINA III <text:s text:c="37"/></text:p>
          </table:table-cell>
          <table:table-cell office:value-type="string">
            <text:p>Pharmacogenomics (Lond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7012</text:p>
          </table:table-cell>
          <table:table-cell office:value-type="string">
            <text:p>MEDICINA III <text:s text:c="37"/></text:p>
          </table:table-cell>
          <table:table-cell office:value-type="string">
            <text:p>Pharmac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3555</text:p>
          </table:table-cell>
          <table:table-cell office:value-type="string">
            <text:p>MEDICINA III <text:s text:c="37"/></text:p>
          </table:table-cell>
          <table:table-cell office:value-type="string">
            <text:p>Phlebology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9-5418</text:p>
          </table:table-cell>
          <table:table-cell office:value-type="string">
            <text:p>MEDICINA III <text:s text:c="37"/></text:p>
          </table:table-cell>
          <table:table-cell office:value-type="string">
            <text:p>Photomedicine and Laser Surge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023</text:p>
          </table:table-cell>
          <table:table-cell office:value-type="string">
            <text:p>MEDICINA III <text:s text:c="37"/></text:p>
          </table:table-cell>
          <table:table-cell office:value-type="string">
            <text:p>Physical Therap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384</text:p>
          </table:table-cell>
          <table:table-cell office:value-type="string">
            <text:p>MEDICINA III <text:s text:c="37"/></text:p>
          </table:table-cell>
          <table:table-cell office:value-type="string">
            <text:p>Physiology &amp; Behavio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MEDICINA III <text:s text:c="37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573</text:p>
          </table:table-cell>
          <table:table-cell office:value-type="string">
            <text:p>MEDICINA III <text:s text:c="37"/></text:p>
          </table:table-cell>
          <table:table-cell office:value-type="string">
            <text:p>Phytotherapy Research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MEDICINA III <text:s text:c="37"/></text:p>
          </table:table-cell>
          <table:table-cell office:value-type="string">
            <text:p>Placenta (Eastbour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943</text:p>
          </table:table-cell>
          <table:table-cell office:value-type="string">
            <text:p>MEDICINA III <text:s text:c="37"/></text:p>
          </table:table-cell>
          <table:table-cell office:value-type="string">
            <text:p>Planta Med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1052</text:p>
          </table:table-cell>
          <table:table-cell office:value-type="string">
            <text:p>MEDICINA III <text:s text:c="37"/></text:p>
          </table:table-cell>
          <table:table-cell office:value-type="string">
            <text:p>Plastic and Reconstructive Surgery (196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2-6203</text:p>
          </table:table-cell>
          <table:table-cell office:value-type="string">
            <text:p>MEDICINA III <text:s text:c="37"/></text:p>
          </table:table-cell>
          <table:table-cell office:value-type="string">
            <text:p>Plos O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364</text:p>
          </table:table-cell>
          <table:table-cell office:value-type="string">
            <text:p>MEDICINA III <text:s text:c="37"/></text:p>
          </table:table-cell>
          <table:table-cell office:value-type="string">
            <text:p>Pneumologia Paul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05-1773</text:p>
          </table:table-cell>
          <table:table-cell office:value-type="string">
            <text:p>MEDICINA III <text:s text:c="37"/></text:p>
          </table:table-cell>
          <table:table-cell office:value-type="string">
            <text:p>Polish Journal of Veterinary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47</text:p>
          </table:table-cell>
          <table:table-cell office:value-type="string">
            <text:p>MEDICINA III <text:s text:c="37"/></text:p>
          </table:table-cell>
          <table:table-cell office:value-type="string">
            <text:p>Prática Hospita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512</text:p>
          </table:table-cell>
          <table:table-cell office:value-type="string">
            <text:p>MEDICINA III <text:s text:c="37"/></text:p>
          </table:table-cell>
          <table:table-cell office:value-type="string">
            <text:p>Prática Hospitalar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3851</text:p>
          </table:table-cell>
          <table:table-cell office:value-type="string">
            <text:p>MEDICINA III <text:s text:c="37"/></text:p>
          </table:table-cell>
          <table:table-cell office:value-type="string">
            <text:p>Prenatal Diagnosi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87</text:p>
          </table:table-cell>
          <table:table-cell office:value-type="string">
            <text:p>MEDICINA III <text:s text:c="37"/></text:p>
          </table:table-cell>
          <table:table-cell office:value-type="string">
            <text:p>Pró-Fon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99X</text:p>
          </table:table-cell>
          <table:table-cell office:value-type="string">
            <text:p>MEDICINA III <text:s text:c="37"/></text:p>
          </table:table-cell>
          <table:table-cell office:value-type="string">
            <text:p>Pró-Fono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366</text:p>
          </table:table-cell>
          <table:table-cell office:value-type="string">
            <text:p>MEDICINA III <text:s text:c="37"/></text:p>
          </table:table-cell>
          <table:table-cell office:value-type="string">
            <text:p>PRO-ORL. Programa de Atualização em Otorrinolaring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732</text:p>
          </table:table-cell>
          <table:table-cell office:value-type="string">
            <text:p>MEDICINA III <text:s text:c="37"/></text:p>
          </table:table-cell>
          <table:table-cell office:value-type="string">
            <text:p>Proceedings - SP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8424</text:p>
          </table:table-cell>
          <table:table-cell office:value-type="string">
            <text:p>MEDICINA III <text:s text:c="37"/></text:p>
          </table:table-cell>
          <table:table-cell office:value-type="string">
            <text:p>Proceedings of the National Academy of Sciences of the United States of Amer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7422</text:p>
          </table:table-cell>
          <table:table-cell office:value-type="string">
            <text:p>MEDICINA III <text:s text:c="37"/></text:p>
          </table:table-cell>
          <table:table-cell office:value-type="string">
            <text:p>Progress in Biomedical Optics and Imag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9-6123</text:p>
          </table:table-cell>
          <table:table-cell office:value-type="string">
            <text:p>MEDICINA III <text:s text:c="37"/></text:p>
          </table:table-cell>
          <table:table-cell office:value-type="string">
            <text:p>Progress in Brai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5846</text:p>
          </table:table-cell>
          <table:table-cell office:value-type="string">
            <text:p>MEDICINA III <text:s text:c="37"/></text:p>
          </table:table-cell>
          <table:table-cell office:value-type="string">
            <text:p>Progress in Neuro-Psychopharmacology &amp; Biological Psychia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9462</text:p>
          </table:table-cell>
          <table:table-cell office:value-type="string">
            <text:p>MEDICINA III <text:s text:c="37"/></text:p>
          </table:table-cell>
          <table:table-cell office:value-type="string">
            <text:p>Progress in Retinal and Eye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3278</text:p>
          </table:table-cell>
          <table:table-cell office:value-type="string">
            <text:p>MEDICINA III <text:s text:c="37"/></text:p>
          </table:table-cell>
          <table:table-cell office:value-type="string">
            <text:p>Prostaglandins, Leukotrienes and Essential Fatty Ac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7852</text:p>
          </table:table-cell>
          <table:table-cell office:value-type="string">
            <text:p>MEDICINA III <text:s text:c="37"/></text:p>
          </table:table-cell>
          <table:table-cell office:value-type="string">
            <text:p>Prostate Cancer and Prostatic Diseas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9-8665</text:p>
          </table:table-cell>
          <table:table-cell office:value-type="string">
            <text:p>MEDICINA III <text:s text:c="37"/></text:p>
          </table:table-cell>
          <table:table-cell office:value-type="string">
            <text:p>Protein and Peptide Lett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6-5928</text:p>
          </table:table-cell>
          <table:table-cell office:value-type="string">
            <text:p>MEDICINA III <text:s text:c="37"/></text:p>
          </table:table-cell>
          <table:table-cell office:value-type="string">
            <text:p>Protein Expression and Purifi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MEDICINA III <text:s text:c="37"/></text:p>
          </table:table-cell>
          <table:table-cell office:value-type="string">
            <text:p>Psicologia em Estud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564</text:p>
          </table:table-cell>
          <table:table-cell office:value-type="string">
            <text:p>MEDICINA III <text:s text:c="37"/></text:p>
          </table:table-cell>
          <table:table-cell office:value-type="string">
            <text:p>Psicologia USP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446</text:p>
          </table:table-cell>
          <table:table-cell office:value-type="string">
            <text:p>MEDICINA III <text:s text:c="37"/></text:p>
          </table:table-cell>
          <table:table-cell office:value-type="string">
            <text:p>Psychology &amp; Healt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8X</text:p>
          </table:table-cell>
          <table:table-cell office:value-type="string">
            <text:p>MEDICINA III <text:s text:c="37"/></text:p>
          </table:table-cell>
          <table:table-cell office:value-type="string">
            <text:p>PTR. Phytotherap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5539</text:p>
          </table:table-cell>
          <table:table-cell office:value-type="string">
            <text:p>MEDICINA III <text:s text:c="37"/></text:p>
          </table:table-cell>
          <table:table-cell office:value-type="string">
            <text:p>Pulmonary Pharmacology &amp; Therapeut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9343</text:p>
          </table:table-cell>
          <table:table-cell office:value-type="string">
            <text:p>MEDICINA III <text:s text:c="37"/></text:p>
          </table:table-cell>
          <table:table-cell office:value-type="string">
            <text:p>Quality of Life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6572</text:p>
          </table:table-cell>
          <table:table-cell office:value-type="string">
            <text:p>MEDICINA III <text:s text:c="37"/></text:p>
          </table:table-cell>
          <table:table-cell office:value-type="string">
            <text:p>Quintess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420</text:p>
          </table:table-cell>
          <table:table-cell office:value-type="string">
            <text:p>MEDICINA III <text:s text:c="37"/></text:p>
          </table:table-cell>
          <table:table-cell office:value-type="string">
            <text:p>Radiation Protection Dosime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8-8174</text:p>
          </table:table-cell>
          <table:table-cell office:value-type="string">
            <text:p>MEDICINA III <text:s text:c="37"/></text:p>
          </table:table-cell>
          <table:table-cell office:value-type="string">
            <text:p>Radiography (London. 199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3-8419</text:p>
          </table:table-cell>
          <table:table-cell office:value-type="string">
            <text:p>MEDICINA III <text:s text:c="37"/></text:p>
          </table:table-cell>
          <table:table-cell office:value-type="string">
            <text:p>Rad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6926</text:p>
          </table:table-cell>
          <table:table-cell office:value-type="string">
            <text:p>MEDICINA III <text:s text:c="37"/></text:p>
          </table:table-cell>
          <table:table-cell office:value-type="string">
            <text:p>RAMB. Recent Advances in Manufactu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2976</text:p>
          </table:table-cell>
          <table:table-cell office:value-type="string">
            <text:p>MEDICINA III <text:s text:c="37"/></text:p>
          </table:table-cell>
          <table:table-cell office:value-type="string">
            <text:p>Ray Socie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984</text:p>
          </table:table-cell>
          <table:table-cell office:value-type="string">
            <text:p>MEDICINA III <text:s text:c="37"/></text:p>
          </table:table-cell>
          <table:table-cell office:value-type="string">
            <text:p>RB. Radiologi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99</text:p>
          </table:table-cell>
          <table:table-cell office:value-type="string">
            <text:p>MEDICINA III <text:s text:c="37"/></text:p>
          </table:table-cell>
          <table:table-cell office:value-type="string">
            <text:p>RB. Radiologia Brasileir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45</text:p>
          </table:table-cell>
          <table:table-cell office:value-type="string">
            <text:p>MEDICINA III <text:s text:c="37"/></text:p>
          </table:table-cell>
          <table:table-cell office:value-type="string">
            <text:p>RBC. Revista Brasileira de Cirurgia e Periodontia (Cessou em 2004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77</text:p>
          </table:table-cell>
          <table:table-cell office:value-type="string">
            <text:p>MEDICINA III <text:s text:c="37"/></text:p>
          </table:table-cell>
          <table:table-cell office:value-type="string">
            <text:p>RBC. Revista Internacional de Cirurgia e Traumatologia Bucomaxil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MEDICINA III <text:s text:c="37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85</text:p>
          </table:table-cell>
          <table:table-cell office:value-type="string">
            <text:p>MEDICINA III <text:s text:c="37"/></text:p>
          </table:table-cell>
          <table:table-cell office:value-type="string">
            <text:p>RBE. Revista Brasileira de Estoma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MEDICINA III <text:s text:c="37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29</text:p>
          </table:table-cell>
          <table:table-cell office:value-type="string">
            <text:p>MEDICINA III <text:s text:c="37"/></text:p>
          </table:table-cell>
          <table:table-cell office:value-type="string">
            <text:p>RBP. Revista Brasileira de Implantodontia &amp; Prótese sobre Impla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MEDICINA III <text:s text:c="37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953</text:p>
          </table:table-cell>
          <table:table-cell office:value-type="string">
            <text:p>MEDICINA III <text:s text:c="37"/></text:p>
          </table:table-cell>
          <table:table-cell office:value-type="string">
            <text:p>RBUS. Revista Brasileira de Ultra-Sonograf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4198</text:p>
          </table:table-cell>
          <table:table-cell office:value-type="string">
            <text:p>MEDICINA III <text:s text:c="37"/></text:p>
          </table:table-cell>
          <table:table-cell office:value-type="string">
            <text:p>RCM. Rapid Communications in Mass Spectrome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23</text:p>
          </table:table-cell>
          <table:table-cell office:value-type="string">
            <text:p>MEDICINA III <text:s text:c="37"/></text:p>
          </table:table-cell>
          <table:table-cell office:value-type="string">
            <text:p>Reabilitar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17</text:p>
          </table:table-cell>
          <table:table-cell office:value-type="string">
            <text:p>MEDICINA III <text:s text:c="37"/></text:p>
          </table:table-cell>
          <table:table-cell office:value-type="string">
            <text:p>REBLAMPA. Revista Brasileira e Latino-Americana de Marcapasso e Arritmia (Cessou em 2007. Cont. ISSN 1983-5558 RELAMPA. Revista Latino-Americana de Marcapasso e Arritm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0115</text:p>
          </table:table-cell>
          <table:table-cell office:value-type="string">
            <text:p>MEDICINA III <text:s text:c="37"/></text:p>
          </table:table-cell>
          <table:table-cell office:value-type="string">
            <text:p>Regulatory Peptid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6-022X</text:p>
          </table:table-cell>
          <table:table-cell office:value-type="string">
            <text:p>MEDICINA III <text:s text:c="37"/></text:p>
          </table:table-cell>
          <table:table-cell office:value-type="string">
            <text:p>Renal Failur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87</text:p>
          </table:table-cell>
          <table:table-cell office:value-type="string">
            <text:p>MEDICINA III <text:s text:c="37"/></text:p>
          </table:table-cell>
          <table:table-cell office:value-type="string">
            <text:p>Reprodução &amp; Climaté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2-6483</text:p>
          </table:table-cell>
          <table:table-cell office:value-type="string">
            <text:p>MEDICINA III <text:s text:c="37"/></text:p>
          </table:table-cell>
          <table:table-cell office:value-type="string">
            <text:p>Reproductive BioMedicine Onlin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4755</text:p>
          </table:table-cell>
          <table:table-cell office:value-type="string">
            <text:p>MEDICINA III <text:s text:c="37"/></text:p>
          </table:table-cell>
          <table:table-cell office:value-type="string">
            <text:p>Reproductive Healt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8-8080</text:p>
          </table:table-cell>
          <table:table-cell office:value-type="string">
            <text:p>MEDICINA III <text:s text:c="37"/></text:p>
          </table:table-cell>
          <table:table-cell office:value-type="string">
            <text:p>Reproductive Health Matter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3-7191</text:p>
          </table:table-cell>
          <table:table-cell office:value-type="string">
            <text:p>MEDICINA III <text:s text:c="37"/></text:p>
          </table:table-cell>
          <table:table-cell office:value-type="string">
            <text:p>Reproductive Sciences (Thousand Oaks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9-8509</text:p>
          </table:table-cell>
          <table:table-cell office:value-type="string">
            <text:p>MEDICINA III <text:s text:c="37"/></text:p>
          </table:table-cell>
          <table:table-cell office:value-type="string">
            <text:p>RES ADV HEMATO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5288</text:p>
          </table:table-cell>
          <table:table-cell office:value-type="string">
            <text:p>MEDICINA III <text:s text:c="37"/></text:p>
          </table:table-cell>
          <table:table-cell office:value-type="string">
            <text:p>Research in Veterinary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9-9048</text:p>
          </table:table-cell>
          <table:table-cell office:value-type="string">
            <text:p>MEDICINA III <text:s text:c="37"/></text:p>
          </table:table-cell>
          <table:table-cell office:value-type="string">
            <text:p>Respiratory Physiology &amp; Neu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004X</text:p>
          </table:table-cell>
          <table:table-cell office:value-type="string">
            <text:p>MEDICINA III <text:s text:c="37"/></text:p>
          </table:table-cell>
          <table:table-cell office:value-type="string">
            <text:p>Retina (Philadelphia, P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155</text:p>
          </table:table-cell>
          <table:table-cell office:value-type="string">
            <text:p>MEDICINA III <text:s text:c="37"/></text:p>
          </table:table-cell>
          <table:table-cell office:value-type="string">
            <text:p>Reviews in Endocrine and Metabolic Disorder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72X</text:p>
          </table:table-cell>
          <table:table-cell office:value-type="string">
            <text:p>MEDICINA III <text:s text:c="37"/></text:p>
          </table:table-cell>
          <table:table-cell office:value-type="string">
            <text:p>Revista ABTPé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105</text:p>
          </table:table-cell>
          <table:table-cell office:value-type="string">
            <text:p>MEDICINA III <text:s text:c="37"/></text:p>
          </table:table-cell>
          <table:table-cell office:value-type="string">
            <text:p>Revista AMRIG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3326</text:p>
          </table:table-cell>
          <table:table-cell office:value-type="string">
            <text:p>MEDICINA III <text:s text:c="37"/></text:p>
          </table:table-cell>
          <table:table-cell office:value-type="string">
            <text:p>Revista Argentina de Urología (199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259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Alergia e Imunopa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Analises Clin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094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Anestesi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08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Biologia (Impresso) (Cessou em 2001. Cont. ISSN 1519-6984 Brazilian Journal of Biology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24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irur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38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irurgia Cardiovascular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171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irurgia da Cabeça e Pescoç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23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línica e Terapêutica (Cessou em 2003. Cont. ISSN 1679-1010 Revista da Sociedade Brasileira de Clínica Méd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880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oloproc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44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oloproctologi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969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Colposcop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50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Educação 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151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Engenharia Bioméd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064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Genitoscop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203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Ginecologia e Obstetríc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484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Hematologia e Hemoterap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388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Implantodont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58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Mast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17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Medicina ORL. Controvérsias &amp; Interfa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69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Neu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Nutrição Clín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7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80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ftal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25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rtodontia e Ortopedia Dento-Fa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61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rtoped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698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rtopedia Pediátr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99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torrinolaring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31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Otorrinolaringologi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446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Psiquiatria (São Paulo. 1999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2-5004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Reumat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37</text:p>
          </table:table-cell>
          <table:table-cell office:value-type="string">
            <text:p>MEDICINA III <text:s text:c="37"/></text:p>
          </table:table-cell>
          <table:table-cell office:value-type="string">
            <text:p>Revista Brasileira de Videocirurgia (Impresso) (Cessou em 2007. Cont. ISSN 1983-9901 Brazilian Journal of Videoendoscopic Surgery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846</text:p>
          </table:table-cell>
          <table:table-cell office:value-type="string">
            <text:p>MEDICINA III <text:s text:c="37"/></text:p>
          </table:table-cell>
          <table:table-cell office:value-type="string">
            <text:p>Revista CEFAC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3893</text:p>
          </table:table-cell>
          <table:table-cell office:value-type="string">
            <text:p>MEDICINA III <text:s text:c="37"/></text:p>
          </table:table-cell>
          <table:table-cell office:value-type="string">
            <text:p>Revista Chilena de Cirugía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42</text:p>
          </table:table-cell>
          <table:table-cell office:value-type="string">
            <text:p>MEDICINA III <text:s text:c="37"/></text:p>
          </table:table-cell>
          <table:table-cell office:value-type="string">
            <text:p>Revista Ciencias da Saude (PUC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5090</text:p>
          </table:table-cell>
          <table:table-cell office:value-type="string">
            <text:p>MEDICINA III <text:s text:c="37"/></text:p>
          </table:table-cell>
          <table:table-cell office:value-type="string">
            <text:p>Revista Ciências Médicas e Biológ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1751</text:p>
          </table:table-cell>
          <table:table-cell office:value-type="string">
            <text:p>MEDICINA III <text:s text:c="37"/></text:p>
          </table:table-cell>
          <table:table-cell office:value-type="string">
            <text:p>Revista Colombiana de Estadis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8845</text:p>
          </table:table-cell>
          <table:table-cell office:value-type="string">
            <text:p>MEDICINA III <text:s text:c="37"/></text:p>
          </table:table-cell>
          <table:table-cell office:value-type="string">
            <text:p>Revista Colombiana de Ortopedia y Trauma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8814</text:p>
          </table:table-cell>
          <table:table-cell office:value-type="string">
            <text:p>MEDICINA III <text:s text:c="37"/></text:p>
          </table:table-cell>
          <table:table-cell office:value-type="string">
            <text:p>Revista Compac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MEDICINA III <text:s text:c="37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5276</text:p>
          </table:table-cell>
          <table:table-cell office:value-type="string">
            <text:p>MEDICINA III <text:s text:c="37"/></text:p>
          </table:table-cell>
          <table:table-cell office:value-type="string">
            <text:p>Revista da Associação Paulista de Cirurgiões Dentistas (Cessou em 1980. Cont. ISSN 0101-8140 Revista Regional de Araçatuba - Associação Paulista de Cirurgiões Dentist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80-6234</text:p>
          </table:table-cell>
          <table:table-cell office:value-type="string">
            <text:p>MEDICINA III <text:s text:c="37"/></text:p>
          </table:table-cell>
          <table:table-cell office:value-type="string">
            <text:p>Revista da Escola de Enfermagem da USP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9699</text:p>
          </table:table-cell>
          <table:table-cell office:value-type="string">
            <text:p>MEDICINA III <text:s text:c="37"/></text:p>
          </table:table-cell>
          <table:table-cell office:value-type="string">
            <text:p>Revista da Image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58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725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Brasileira de Cancer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823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Brasileira de Cirurgia Craniomaxilofa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01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Brasileira de Cirurgia Plástica (Cessou em 2008. Cont. ISSN 1983-5175 Revista Brasileira de Cirurgia Plásti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682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Brasileira de Medicina Tropic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MEDICINA III <text:s text:c="37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274</text:p>
          </table:table-cell>
          <table:table-cell office:value-type="string">
            <text:p>MEDICINA III <text:s text:c="37"/></text:p>
          </table:table-cell>
          <table:table-cell office:value-type="string">
            <text:p>Revista da S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752</text:p>
          </table:table-cell>
          <table:table-cell office:value-type="string">
            <text:p>MEDICINA III <text:s text:c="37"/></text:p>
          </table:table-cell>
          <table:table-cell office:value-type="string">
            <text:p>Revista de Angiologia e Cirurgia Vascula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MEDICINA III <text:s text:c="37"/></text:p>
          </table:table-cell>
          <table:table-cell office:value-type="string">
            <text:p>Revista de Ciências Médica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458</text:p>
          </table:table-cell>
          <table:table-cell office:value-type="string">
            <text:p>MEDICINA III <text:s text:c="37"/></text:p>
          </table:table-cell>
          <table:table-cell office:value-type="string">
            <text:p>Revista de Cirurgia e Traumatologia Buco-Maxilo-Faci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879</text:p>
          </table:table-cell>
          <table:table-cell office:value-type="string">
            <text:p>MEDICINA III <text:s text:c="37"/></text:p>
          </table:table-cell>
          <table:table-cell office:value-type="string">
            <text:p>Revista de Fisioterapia da Universidade de Sã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5129</text:p>
          </table:table-cell>
          <table:table-cell office:value-type="string">
            <text:p>MEDICINA III <text:s text:c="37"/></text:p>
          </table:table-cell>
          <table:table-cell office:value-type="string">
            <text:p>Revista de Gastroenterología del Perú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714</text:p>
          </table:table-cell>
          <table:table-cell office:value-type="string">
            <text:p>MEDICINA III <text:s text:c="37"/></text:p>
          </table:table-cell>
          <table:table-cell office:value-type="string">
            <text:p>Revista de Ginecologia e Obstetrícia (USP. 199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554</text:p>
          </table:table-cell>
          <table:table-cell office:value-type="string">
            <text:p>MEDICINA III <text:s text:c="37"/></text:p>
          </table:table-cell>
          <table:table-cell office:value-type="string">
            <text:p>Revista de Medicina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37</text:p>
          </table:table-cell>
          <table:table-cell office:value-type="string">
            <text:p>MEDICINA III <text:s text:c="37"/></text:p>
          </table:table-cell>
          <table:table-cell office:value-type="string">
            <text:p>Revista de Medicina Legal, Direito Médico e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89</text:p>
          </table:table-cell>
          <table:table-cell office:value-type="string">
            <text:p>MEDICINA III <text:s text:c="37"/></text:p>
          </table:table-cell>
          <table:table-cell office:value-type="string">
            <text:p>Revista de Metabolismo e Nutri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79</text:p>
          </table:table-cell>
          <table:table-cell office:value-type="string">
            <text:p>MEDICINA III <text:s text:c="37"/></text:p>
          </table:table-cell>
          <table:table-cell office:value-type="string">
            <text:p>Revista de Neurociências (EPM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0010</text:p>
          </table:table-cell>
          <table:table-cell office:value-type="string">
            <text:p>MEDICINA III <text:s text:c="37"/></text:p>
          </table:table-cell>
          <table:table-cell office:value-type="string">
            <text:p>Revista de Neurología (Ed. 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MEDICINA III <text:s text:c="37"/></text:p>
          </table:table-cell>
          <table:table-cell office:value-type="string">
            <text:p>Revista de Nutri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MEDICINA III <text:s text:c="37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MEDICINA III <text:s text:c="37"/></text:p>
          </table:table-cell>
          <table:table-cell office:value-type="string">
            <text:p>Revista de Odontologia da UNESP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83</text:p>
          </table:table-cell>
          <table:table-cell office:value-type="string">
            <text:p>MEDICINA III <text:s text:c="37"/></text:p>
          </table:table-cell>
          <table:table-cell office:value-type="string">
            <text:p>Revista de Psiquiatria Clínica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MEDICINA III <text:s text:c="37"/></text:p>
          </table:table-cell>
          <table:table-cell office:value-type="string">
            <text:p>Revista de Saúde Públic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488</text:p>
          </table:table-cell>
          <table:table-cell office:value-type="string">
            <text:p>MEDICINA III <text:s text:c="37"/></text:p>
          </table:table-cell>
          <table:table-cell office:value-type="string">
            <text:p>Revista Dental Press de Estética (Maringá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19</text:p>
          </table:table-cell>
          <table:table-cell office:value-type="string">
            <text:p>MEDICINA III <text:s text:c="37"/></text:p>
          </table:table-cell>
          <table:table-cell office:value-type="string">
            <text:p>Revista Dental Press de Ortodontia e Ortopedia Faci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91</text:p>
          </table:table-cell>
          <table:table-cell office:value-type="string">
            <text:p>MEDICINA III <text:s text:c="37"/></text:p>
          </table:table-cell>
          <table:table-cell office:value-type="string">
            <text:p>Revista do Colégio Brasileiro de Cirurgiõ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8781</text:p>
          </table:table-cell>
          <table:table-cell office:value-type="string">
            <text:p>MEDICINA III <text:s text:c="37"/></text:p>
          </table:table-cell>
          <table:table-cell office:value-type="string">
            <text:p>Revista do Hospital das Clínicas (USP. Impresso) (Cessou em 2004. Cont. ISSN 1807-5932 Clinics (São Paulo. 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MEDICINA III <text:s text:c="37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98</text:p>
          </table:table-cell>
          <table:table-cell office:value-type="string">
            <text:p>MEDICINA III <text:s text:c="37"/></text:p>
          </table:table-cell>
          <table:table-cell office:value-type="string">
            <text:p>Revista do Instituto do Coração do Hospital dos Fornecedores de Cana de Piracicab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09</text:p>
          </table:table-cell>
          <table:table-cell office:value-type="string">
            <text:p>MEDICINA III <text:s text:c="37"/></text:p>
          </table:table-cell>
          <table:table-cell office:value-type="string">
            <text:p>Revista do Médico Residente (HU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13</text:p>
          </table:table-cell>
          <table:table-cell office:value-type="string">
            <text:p>MEDICINA III <text:s text:c="37"/></text:p>
          </table:table-cell>
          <table:table-cell office:value-type="string">
            <text:p>Revista D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52</text:p>
          </table:table-cell>
          <table:table-cell office:value-type="string">
            <text:p>MEDICINA III <text:s text:c="37"/></text:p>
          </table:table-cell>
          <table:table-cell office:value-type="string">
            <text:p>Revista Enfermagem UE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75</text:p>
          </table:table-cell>
          <table:table-cell office:value-type="string">
            <text:p>MEDICINA III <text:s text:c="37"/></text:p>
          </table:table-cell>
          <table:table-cell office:value-type="string">
            <text:p>Revista HCPA (UFRG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76</text:p>
          </table:table-cell>
          <table:table-cell office:value-type="string">
            <text:p>MEDICINA III <text:s text:c="37"/></text:p>
          </table:table-cell>
          <table:table-cell office:value-type="string">
            <text:p>Revista IAT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45</text:p>
          </table:table-cell>
          <table:table-cell office:value-type="string">
            <text:p>MEDICINA III <text:s text:c="37"/></text:p>
          </table:table-cell>
          <table:table-cell office:value-type="string">
            <text:p>Revista Latino-Americana de Enfermagem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MEDICINA III <text:s text:c="37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94X</text:p>
          </table:table-cell>
          <table:table-cell office:value-type="string">
            <text:p>MEDICINA III <text:s text:c="37"/></text:p>
          </table:table-cell>
          <table:table-cell office:value-type="string">
            <text:p>Revista Médica Ana Co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MEDICINA III <text:s text:c="37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872</text:p>
          </table:table-cell>
          <table:table-cell office:value-type="string">
            <text:p>MEDICINA III <text:s text:c="37"/></text:p>
          </table:table-cell>
          <table:table-cell office:value-type="string">
            <text:p>Revista Médica do IAMSP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73X</text:p>
          </table:table-cell>
          <table:table-cell office:value-type="string">
            <text:p>MEDICINA III <text:s text:c="37"/></text:p>
          </table:table-cell>
          <table:table-cell office:value-type="string">
            <text:p>Revista Médica do Paraná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294</text:p>
          </table:table-cell>
          <table:table-cell office:value-type="string">
            <text:p>MEDICINA III <text:s text:c="37"/></text:p>
          </table:table-cell>
          <table:table-cell office:value-type="string">
            <text:p>Revista Médica Monte Klinikum Hospi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7399</text:p>
          </table:table-cell>
          <table:table-cell office:value-type="string">
            <text:p>MEDICINA III <text:s text:c="37"/></text:p>
          </table:table-cell>
          <table:table-cell office:value-type="string">
            <text:p>Revista Panamericana de Flebología y Linfolog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MEDICINA III <text:s text:c="37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907</text:p>
          </table:table-cell>
          <table:table-cell office:value-type="string">
            <text:p>MEDICINA III <text:s text:c="37"/></text:p>
          </table:table-cell>
          <table:table-cell office:value-type="string">
            <text:p>Revista Paraense de Medic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62</text:p>
          </table:table-cell>
          <table:table-cell office:value-type="string">
            <text:p>MEDICINA III <text:s text:c="37"/></text:p>
          </table:table-cell>
          <table:table-cell office:value-type="string">
            <text:p>Revista Paulista de Medicina (Cessou em 1993. Cont. ISSN 1516-3180 São Paulo Medical Journal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05X</text:p>
          </table:table-cell>
          <table:table-cell office:value-type="string">
            <text:p>MEDICINA III <text:s text:c="37"/></text:p>
          </table:table-cell>
          <table:table-cell office:value-type="string">
            <text:p>Revista Paulista de Odont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MEDICINA III <text:s text:c="37"/></text:p>
          </table:table-cell>
          <table:table-cell office:value-type="string">
            <text:p>Revista Paulista de Pediat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2551</text:p>
          </table:table-cell>
          <table:table-cell office:value-type="string">
            <text:p>MEDICINA III <text:s text:c="37"/></text:p>
          </table:table-cell>
          <table:table-cell office:value-type="string">
            <text:p>Revista Portuguesa de Cardi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0389</text:p>
          </table:table-cell>
          <table:table-cell office:value-type="string">
            <text:p>MEDICINA III <text:s text:c="37"/></text:p>
          </table:table-cell>
          <table:table-cell office:value-type="string">
            <text:p>Revista Portuguesa de Ciências Veteriná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2122</text:p>
          </table:table-cell>
          <table:table-cell office:value-type="string">
            <text:p>MEDICINA III <text:s text:c="37"/></text:p>
          </table:table-cell>
          <table:table-cell office:value-type="string">
            <text:p>Revista Portuguesa de Ortopedia e Traumat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6X</text:p>
          </table:table-cell>
          <table:table-cell office:value-type="string">
            <text:p>MEDICINA III <text:s text:c="37"/></text:p>
          </table:table-cell>
          <table:table-cell office:value-type="string">
            <text:p>Revista Racin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910</text:p>
          </table:table-cell>
          <table:table-cell office:value-type="string">
            <text:p>MEDICINA III <text:s text:c="37"/></text:p>
          </table:table-cell>
          <table:table-cell office:value-type="string">
            <text:p>Revista Salusvita (USC. Impresso) (Cessou em 2005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1334</text:p>
          </table:table-cell>
          <table:table-cell office:value-type="string">
            <text:p>MEDICINA III <text:s text:c="37"/></text:p>
          </table:table-cell>
          <table:table-cell office:value-type="string">
            <text:p>Revue de Laryngologie, d'Otologie et de Rhinologie (1919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971</text:p>
          </table:table-cell>
          <table:table-cell office:value-type="string">
            <text:p>MEDICINA III <text:s text:c="37"/></text:p>
          </table:table-cell>
          <table:table-cell office:value-type="string">
            <text:p>RGO. Revista Gaúcha de Odontologi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0729</text:p>
          </table:table-cell>
          <table:table-cell office:value-type="string">
            <text:p>MEDICINA III <text:s text:c="37"/></text:p>
          </table:table-cell>
          <table:table-cell office:value-type="string">
            <text:p>Rhinology (Leide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669</text:p>
          </table:table-cell>
          <table:table-cell office:value-type="string">
            <text:p>MEDICINA III <text:s text:c="37"/></text:p>
          </table:table-cell>
          <table:table-cell office:value-type="string">
            <text:p>RPE. Revista Internacional de Periodontia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695</text:p>
          </table:table-cell>
          <table:table-cell office:value-type="string">
            <text:p>MEDICINA III <text:s text:c="37"/></text:p>
          </table:table-cell>
          <table:table-cell office:value-type="string">
            <text:p>RPG. Revista de Pos-Graduaca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01</text:p>
          </table:table-cell>
          <table:table-cell office:value-type="string">
            <text:p>MEDICINA III <text:s text:c="37"/></text:p>
          </table:table-cell>
          <table:table-cell office:value-type="string">
            <text:p>RSBC. Revista-Sociedades Brasileiras de Cânce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8982</text:p>
          </table:table-cell>
          <table:table-cell office:value-type="string">
            <text:p>MEDICINA III <text:s text:c="37"/></text:p>
          </table:table-cell>
          <table:table-cell office:value-type="string">
            <text:p>Salud(i)Ciencia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80</text:p>
          </table:table-cell>
          <table:table-cell office:value-type="string">
            <text:p>MEDICINA III <text:s text:c="37"/></text:p>
          </table:table-cell>
          <table:table-cell office:value-type="string">
            <text:p>São Paulo Medical Journ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MEDICINA III <text:s text:c="37"/></text:p>
          </table:table-cell>
          <table:table-cell office:value-type="string">
            <text:p>Saúde Coletiva (Baruer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MEDICINA III <text:s text:c="37"/></text:p>
          </table:table-cell>
          <table:table-cell office:value-type="string">
            <text:p>Saúde e Sociedade (U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284</text:p>
          </table:table-cell>
          <table:table-cell office:value-type="string">
            <text:p>MEDICINA III <text:s text:c="37"/></text:p>
          </table:table-cell>
          <table:table-cell office:value-type="string">
            <text:p>Saudi Medical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9475</text:p>
          </table:table-cell>
          <table:table-cell office:value-type="string">
            <text:p>MEDICINA III <text:s text:c="37"/></text:p>
          </table:table-cell>
          <table:table-cell office:value-type="string">
            <text:p>Scandinavian Journal of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5-7188</text:p>
          </table:table-cell>
          <table:table-cell office:value-type="string">
            <text:p>MEDICINA III <text:s text:c="37"/></text:p>
          </table:table-cell>
          <table:table-cell office:value-type="string">
            <text:p>Scandinavian Journal of Medicine &amp; Science in Spor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4-4311</text:p>
          </table:table-cell>
          <table:table-cell office:value-type="string">
            <text:p>MEDICINA III <text:s text:c="37"/></text:p>
          </table:table-cell>
          <table:table-cell office:value-type="string">
            <text:p>Scandinavian Journal of Plastic and Reconstructive Surgery and Hand Surge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MEDICINA III <text:s text:c="37"/></text:p>
          </table:table-cell>
          <table:table-cell office:value-type="string">
            <text:p>Scientia Medica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9-1311</text:p>
          </table:table-cell>
          <table:table-cell office:value-type="string">
            <text:p>MEDICINA III <text:s text:c="37"/></text:p>
          </table:table-cell>
          <table:table-cell office:value-type="string">
            <text:p>Seizure (London, Englan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0959</text:p>
          </table:table-cell>
          <table:table-cell office:value-type="string">
            <text:p>MEDICINA III <text:s text:c="37"/></text:p>
          </table:table-cell>
          <table:table-cell office:value-type="string">
            <text:p>Seminars in Dialy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4-0451</text:p>
          </table:table-cell>
          <table:table-cell office:value-type="string">
            <text:p>MEDICINA III <text:s text:c="37"/></text:p>
          </table:table-cell>
          <table:table-cell office:value-type="string">
            <text:p>Seminars in Hear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0538</text:p>
          </table:table-cell>
          <table:table-cell office:value-type="string">
            <text:p>MEDICINA III <text:s text:c="37"/></text:p>
          </table:table-cell>
          <table:table-cell office:value-type="string">
            <text:p>Seminars in Ophthalm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24-8220</text:p>
          </table:table-cell>
          <table:table-cell office:value-type="string">
            <text:p>MEDICINA III <text:s text:c="37"/></text:p>
          </table:table-cell>
          <table:table-cell office:value-type="string">
            <text:p>Sensors (Bas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5717</text:p>
          </table:table-cell>
          <table:table-cell office:value-type="string">
            <text:p>MEDICINA III <text:s text:c="37"/></text:p>
          </table:table-cell>
          <table:table-cell office:value-type="string">
            <text:p>Sexually Transmitted Diseas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3-2322</text:p>
          </table:table-cell>
          <table:table-cell office:value-type="string">
            <text:p>MEDICINA III <text:s text:c="37"/></text:p>
          </table:table-cell>
          <table:table-cell office:value-type="string">
            <text:p>Shock (Augusta, Ga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5-4798</text:p>
          </table:table-cell>
          <table:table-cell office:value-type="string">
            <text:p>MEDICINA III <text:s text:c="37"/></text:p>
          </table:table-cell>
          <table:table-cell office:value-type="string">
            <text:p>SIAM Journal on Matrix Analysis and Application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9008</text:p>
          </table:table-cell>
          <table:table-cell office:value-type="string">
            <text:p>MEDICINA III <text:s text:c="37"/></text:p>
          </table:table-cell>
          <table:table-cell office:value-type="string">
            <text:p>SIICsalud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67</text:p>
          </table:table-cell>
          <table:table-cell office:value-type="string">
            <text:p>MEDICINA III <text:s text:c="37"/></text:p>
          </table:table-cell>
          <table:table-cell office:value-type="string">
            <text:p>Sinapse Ambient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48</text:p>
          </table:table-cell>
          <table:table-cell office:value-type="string">
            <text:p>MEDICINA III <text:s text:c="37"/></text:p>
          </table:table-cell>
          <table:table-cell office:value-type="string">
            <text:p>Skeletal Ra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1-5010</text:p>
          </table:table-cell>
          <table:table-cell office:value-type="string">
            <text:p>MEDICINA III <text:s text:c="37"/></text:p>
          </table:table-cell>
          <table:table-cell office:value-type="string">
            <text:p>Skull Base (New York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9512</text:p>
          </table:table-cell>
          <table:table-cell office:value-type="string">
            <text:p>MEDICINA III <text:s text:c="37"/></text:p>
          </table:table-cell>
          <table:table-cell office:value-type="string">
            <text:p>Sleep &amp; Breath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9-9457</text:p>
          </table:table-cell>
          <table:table-cell office:value-type="string">
            <text:p>MEDICINA III <text:s text:c="37"/></text:p>
          </table:table-cell>
          <table:table-cell office:value-type="string">
            <text:p>Sleep Medicine (Amsterdam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5-1879</text:p>
          </table:table-cell>
          <table:table-cell office:value-type="string">
            <text:p>MEDICINA III <text:s text:c="37"/></text:p>
          </table:table-cell>
          <table:table-cell office:value-type="string">
            <text:p>Special Care in Dentist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2-4393</text:p>
          </table:table-cell>
          <table:table-cell office:value-type="string">
            <text:p>MEDICINA III <text:s text:c="37"/></text:p>
          </table:table-cell>
          <table:table-cell office:value-type="string">
            <text:p>Spinal Cor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8-1159</text:p>
          </table:table-cell>
          <table:table-cell office:value-type="string">
            <text:p>MEDICINA III <text:s text:c="37"/></text:p>
          </table:table-cell>
          <table:table-cell office:value-type="string">
            <text:p>Spine (Online. Philadelphia, Pa. 1976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128X</text:p>
          </table:table-cell>
          <table:table-cell office:value-type="string">
            <text:p>MEDICINA III <text:s text:c="37"/></text:p>
          </table:table-cell>
          <table:table-cell office:value-type="string">
            <text:p>Steroids (Stoneham, M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3972</text:p>
          </table:table-cell>
          <table:table-cell office:value-type="string">
            <text:p>MEDICINA III <text:s text:c="37"/></text:p>
          </table:table-cell>
          <table:table-cell office:value-type="string">
            <text:p>Strabismus (Bur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5-3890</text:p>
          </table:table-cell>
          <table:table-cell office:value-type="string">
            <text:p>MEDICINA III <text:s text:c="37"/></text:p>
          </table:table-cell>
          <table:table-cell office:value-type="string">
            <text:p>Stress (Luxembourg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4355</text:p>
          </table:table-cell>
          <table:table-cell office:value-type="string">
            <text:p>MEDICINA III <text:s text:c="37"/></text:p>
          </table:table-cell>
          <table:table-cell office:value-type="string">
            <text:p>Supportive Care in Cancer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6060</text:p>
          </table:table-cell>
          <table:table-cell office:value-type="string">
            <text:p>MEDICINA III <text:s text:c="37"/></text:p>
          </table:table-cell>
          <table:table-cell office:value-type="string">
            <text:p>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0-7289</text:p>
          </table:table-cell>
          <table:table-cell office:value-type="string">
            <text:p>MEDICINA III <text:s text:c="37"/></text:p>
          </table:table-cell>
          <table:table-cell office:value-type="string">
            <text:p>Surgery for Obesity and Related Disea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1-1291</text:p>
          </table:table-cell>
          <table:table-cell office:value-type="string">
            <text:p>MEDICINA III <text:s text:c="37"/></text:p>
          </table:table-cell>
          <table:table-cell office:value-type="string">
            <text:p>Surgery Today (Tokyo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1038</text:p>
          </table:table-cell>
          <table:table-cell office:value-type="string">
            <text:p>MEDICINA III <text:s text:c="37"/></text:p>
          </table:table-cell>
          <table:table-cell office:value-type="string">
            <text:p>Surgical and Radiologic Anatom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2794</text:p>
          </table:table-cell>
          <table:table-cell office:value-type="string">
            <text:p>MEDICINA III <text:s text:c="37"/></text:p>
          </table:table-cell>
          <table:table-cell office:value-type="string">
            <text:p>Surgical Endoscopy (Cessou em 2001. Cont. ISSN 1866-6817 Surgical Endoscopy and Other Interventional Techniques (Print)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964</text:p>
          </table:table-cell>
          <table:table-cell office:value-type="string">
            <text:p>MEDICINA III <text:s text:c="37"/></text:p>
          </table:table-cell>
          <table:table-cell office:value-type="string">
            <text:p>Surgical Infection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0-4515</text:p>
          </table:table-cell>
          <table:table-cell office:value-type="string">
            <text:p>MEDICINA III <text:s text:c="37"/></text:p>
          </table:table-cell>
          <table:table-cell office:value-type="string">
            <text:p>Surgical Laparoscopy, Endoscopy &amp; Percutaneous Techn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3019</text:p>
          </table:table-cell>
          <table:table-cell office:value-type="string">
            <text:p>MEDICINA III <text:s text:c="37"/></text:p>
          </table:table-cell>
          <table:table-cell office:value-type="string">
            <text:p>Surgical Neu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3-6337</text:p>
          </table:table-cell>
          <table:table-cell office:value-type="string">
            <text:p>MEDICINA III <text:s text:c="37"/></text:p>
          </table:table-cell>
          <table:table-cell office:value-type="string">
            <text:p>Techniques in Coloproctology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2883</text:p>
          </table:table-cell>
          <table:table-cell office:value-type="string">
            <text:p>MEDICINA III <text:s text:c="37"/></text:p>
          </table:table-cell>
          <table:table-cell office:value-type="string">
            <text:p>Techniques in Gastrointestinal Endoscop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3393</text:p>
          </table:table-cell>
          <table:table-cell office:value-type="string">
            <text:p>MEDICINA III <text:s text:c="37"/></text:p>
          </table:table-cell>
          <table:table-cell office:value-type="string">
            <text:p>Techniques in Hand &amp; Upper Extremity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6-0636</text:p>
          </table:table-cell>
          <table:table-cell office:value-type="string">
            <text:p>MEDICINA III <text:s text:c="37"/></text:p>
          </table:table-cell>
          <table:table-cell office:value-type="string">
            <text:p>Techniques in Knee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3-9896</text:p>
          </table:table-cell>
          <table:table-cell office:value-type="string">
            <text:p>MEDICINA III <text:s text:c="37"/></text:p>
          </table:table-cell>
          <table:table-cell office:value-type="string">
            <text:p>Techniques in Shoulder &amp; Elbow Surgery (Prin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663</text:p>
          </table:table-cell>
          <table:table-cell office:value-type="string">
            <text:p>MEDICINA III <text:s text:c="37"/></text:p>
          </table:table-cell>
          <table:table-cell office:value-type="string">
            <text:p>Técnicas em Ortoped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47</text:p>
          </table:table-cell>
          <table:table-cell office:value-type="string">
            <text:p>MEDICINA III <text:s text:c="37"/></text:p>
          </table:table-cell>
          <table:table-cell office:value-type="string">
            <text:p>Texas Heart Institute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MEDICINA III <text:s text:c="37"/></text:p>
          </table:table-cell>
          <table:table-cell office:value-type="string">
            <text:p>The American Heart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270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Gastroente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7460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Geriatric Card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4-3418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Orthopedics (Belle Mead, N.J. :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440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Path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10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37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Tropical Medicine and Hygie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8745</text:p>
          </table:table-cell>
          <table:table-cell office:value-type="string">
            <text:p>MEDICINA III <text:s text:c="37"/></text:p>
          </table:table-cell>
          <table:table-cell office:value-type="string">
            <text:p>The American Journal of Urology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76X</text:p>
          </table:table-cell>
          <table:table-cell office:value-type="string">
            <text:p>MEDICINA III <text:s text:c="37"/></text:p>
          </table:table-cell>
          <table:table-cell office:value-type="string">
            <text:p>The Anatomical Record (Print) (Cessou em 2002. Foi desmembrado em dois: ISSN 1552-4884 The Anatomical Record. Part A, Discoveries in Molecular, Cellular, and Evolutionary Biology e ISSN 1552-4906 The Anatomical Record. Part B, New Anatomis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2-4884</text:p>
          </table:table-cell>
          <table:table-cell office:value-type="string">
            <text:p>MEDICINA III <text:s text:c="37"/></text:p>
          </table:table-cell>
          <table:table-cell office:value-type="string">
            <text:p>The Anatomical Record. Part A, Discoveries in Molecular, Cellular, and Evolutionary Biology (Cessou em 2006. Fundiu-se com ISSN 1552-4906 The Anatomical Record. Part B, New Anatomist e ISSN 1932-8486 The Anatomical Record (Hoboken, N.J. : 2007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894</text:p>
          </table:table-cell>
          <table:table-cell office:value-type="string">
            <text:p>MEDICINA III <text:s text:c="37"/></text:p>
          </table:table-cell>
          <table:table-cell office:value-type="string">
            <text:p>The Annals of Otology, Rhinology &amp; Laryng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4975</text:p>
          </table:table-cell>
          <table:table-cell office:value-type="string">
            <text:p>MEDICINA III <text:s text:c="37"/></text:p>
          </table:table-cell>
          <table:table-cell office:value-type="string">
            <text:p>The Annals of Thoracic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8666</text:p>
          </table:table-cell>
          <table:table-cell office:value-type="string">
            <text:p>MEDICINA III <text:s text:c="37"/></text:p>
          </table:table-cell>
          <table:table-cell office:value-type="string">
            <text:p>The Australian and New Zealand Journal of Obstetrics and Gynaec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670</text:p>
          </table:table-cell>
          <table:table-cell office:value-type="string">
            <text:p>MEDICINA III <text:s text:c="37"/></text:p>
          </table:table-cell>
          <table:table-cell office:value-type="string">
            <text:p>The Brazilian Journal of Infectious Disease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122X</text:p>
          </table:table-cell>
          <table:table-cell office:value-type="string">
            <text:p>MEDICINA III <text:s text:c="37"/></text:p>
          </table:table-cell>
          <table:table-cell office:value-type="string">
            <text:p>The Breast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8-440X</text:p>
          </table:table-cell>
          <table:table-cell office:value-type="string">
            <text:p>MEDICINA III <text:s text:c="37"/></text:p>
          </table:table-cell>
          <table:table-cell office:value-type="string">
            <text:p>The European Journal of Trauma and Emergency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3-1936</text:p>
          </table:table-cell>
          <table:table-cell office:value-type="string">
            <text:p>MEDICINA III <text:s text:c="37"/></text:p>
          </table:table-cell>
          <table:table-cell office:value-type="string">
            <text:p>The European Respiratory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MEDICINA III <text:s text:c="37"/></text:p>
          </table:table-cell>
          <table:table-cell office:value-type="string">
            <text:p>The FIEP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3511</text:p>
          </table:table-cell>
          <table:table-cell office:value-type="string">
            <text:p>MEDICINA III <text:s text:c="37"/></text:p>
          </table:table-cell>
          <table:table-cell office:value-type="string">
            <text:p>The Heart Surgery Fo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3988</text:p>
          </table:table-cell>
          <table:table-cell office:value-type="string">
            <text:p>MEDICINA III <text:s text:c="37"/></text:p>
          </table:table-cell>
          <table:table-cell office:value-type="string">
            <text:p>The International Journal of Artificial Organ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6155</text:p>
          </table:table-cell>
          <table:table-cell office:value-type="string">
            <text:p>MEDICINA III <text:s text:c="37"/></text:p>
          </table:table-cell>
          <table:table-cell office:value-type="string">
            <text:p>The International Journal of Biological Marker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2786</text:p>
          </table:table-cell>
          <table:table-cell office:value-type="string">
            <text:p>MEDICINA III <text:s text:c="37"/></text:p>
          </table:table-cell>
          <table:table-cell office:value-type="string">
            <text:p>The International Journal of Oral and Maxillofacial Impla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5448</text:p>
          </table:table-cell>
          <table:table-cell office:value-type="string">
            <text:p>MEDICINA III <text:s text:c="37"/></text:p>
          </table:table-cell>
          <table:table-cell office:value-type="string">
            <text:p>The International Tinnitus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5-5535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Alternative and Complementary Medicine (New York, N.Y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064X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Applied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3-5403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Arthroplas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7-0903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Asthm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8481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Burn Care &amp; Rehabilitation (Cessou em 2005. Cont. ISSN 1559-047X Journal of Burn Care &amp; Research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72X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Clinical Endocrinology and Metabolis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4628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Clinical Pediatric Dentistry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6-3711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Contemporary Dental Practi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2275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Craniofacial Surge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2905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Essential Oi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3-5023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Hand Surgery (St. Louis, Mo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3-2498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Heart and Lung 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701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Hospital Infectio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767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Immunology (1950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476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Pediatr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3-6095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Sexual Medicin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804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Surgic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4-3804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the American Association of Gynecologic Laparoscopists (Cessou em 200u. Cont. ISSN 1553-4650 Journal of Minimally Invasive Gynecology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282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Traum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9-6061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Trauma. Injury, Infection, and Critical Car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347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Ur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199</text:p>
          </table:table-cell>
          <table:table-cell office:value-type="string">
            <text:p>MEDICINA III <text:s text:c="37"/></text:p>
          </table:table-cell>
          <table:table-cell office:value-type="string">
            <text:p>The Journal of Venomous Animals and Toxins Including Tropical Diseas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52X</text:p>
          </table:table-cell>
          <table:table-cell office:value-type="string">
            <text:p>MEDICINA III <text:s text:c="37"/></text:p>
          </table:table-cell>
          <table:table-cell office:value-type="string">
            <text:p>The Laryngoscope (St. Lou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8-4793</text:p>
          </table:table-cell>
          <table:table-cell office:value-type="string">
            <text:p>MEDICINA III <text:s text:c="37"/></text:p>
          </table:table-cell>
          <table:table-cell office:value-type="string">
            <text:p>The New England Journal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2-0124</text:p>
          </table:table-cell>
          <table:table-cell office:value-type="string">
            <text:p>MEDICINA III <text:s text:c="37"/></text:p>
          </table:table-cell>
          <table:table-cell office:value-type="string">
            <text:p>The Ocular Surfa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2556</text:p>
          </table:table-cell>
          <table:table-cell office:value-type="string">
            <text:p>MEDICINA III <text:s text:c="37"/></text:p>
          </table:table-cell>
          <table:table-cell office:value-type="string">
            <text:p>The Open Reproductive Science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3668</text:p>
          </table:table-cell>
          <table:table-cell office:value-type="string">
            <text:p>MEDICINA III <text:s text:c="37"/></text:p>
          </table:table-cell>
          <table:table-cell office:value-type="string">
            <text:p>The Pediatric Infectious Disease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0-4137</text:p>
          </table:table-cell>
          <table:table-cell office:value-type="string">
            <text:p>MEDICINA III <text:s text:c="37"/></text:p>
          </table:table-cell>
          <table:table-cell office:value-type="string">
            <text:p>The Prostat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MEDICINA III <text:s text:c="37"/></text:p>
          </table:table-cell>
          <table:table-cell office:value-type="string">
            <text:p>The Spanish Journal of Psych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9-9430</text:p>
          </table:table-cell>
          <table:table-cell office:value-type="string">
            <text:p>MEDICINA III <text:s text:c="37"/></text:p>
          </table:table-cell>
          <table:table-cell office:value-type="string">
            <text:p>The Spine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1-6425</text:p>
          </table:table-cell>
          <table:table-cell office:value-type="string">
            <text:p>MEDICINA III <text:s text:c="37"/></text:p>
          </table:table-cell>
          <table:table-cell office:value-type="string">
            <text:p>The Thoracic and Cardiovascular Surge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356</text:p>
          </table:table-cell>
          <table:table-cell office:value-type="string">
            <text:p>MEDICINA III <text:s text:c="37"/></text:p>
          </table:table-cell>
          <table:table-cell office:value-type="string">
            <text:p>Therapeutic Drug Monitoring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3-691X</text:p>
          </table:table-cell>
          <table:table-cell office:value-type="string">
            <text:p>MEDICINA III <text:s text:c="37"/></text:p>
          </table:table-cell>
          <table:table-cell office:value-type="string">
            <text:p>Therioge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9560</text:p>
          </table:table-cell>
          <table:table-cell office:value-type="string">
            <text:p>MEDICINA III <text:s text:c="37"/></text:p>
          </table:table-cell>
          <table:table-cell office:value-type="string">
            <text:p>Thrombosis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3848</text:p>
          </table:table-cell>
          <table:table-cell office:value-type="string">
            <text:p>MEDICINA III <text:s text:c="37"/></text:p>
          </table:table-cell>
          <table:table-cell office:value-type="string">
            <text:p>Thrombosis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0-7256</text:p>
          </table:table-cell>
          <table:table-cell office:value-type="string">
            <text:p>MEDICINA III <text:s text:c="37"/></text:p>
          </table:table-cell>
          <table:table-cell office:value-type="string">
            <text:p>Thyroid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8166</text:p>
          </table:table-cell>
          <table:table-cell office:value-type="string">
            <text:p>MEDICINA III <text:s text:c="37"/></text:p>
          </table:table-cell>
          <table:table-cell office:value-type="string">
            <text:p>Tissue &amp; Cel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6-3279</text:p>
          </table:table-cell>
          <table:table-cell office:value-type="string">
            <text:p>MEDICINA III <text:s text:c="37"/></text:p>
          </table:table-cell>
          <table:table-cell office:value-type="string">
            <text:p>Tissue Engineering (Cessou em 2007. Foi desdobrado em três: ISSN 1937-3341 Tissue Engineering. Part A, ISSN 1937-3368 Tissue Engineering. Part B, Reviews e ISSN 1937-3384 Tissue Engineering. Part C Method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3-4100</text:p>
          </table:table-cell>
          <table:table-cell office:value-type="string">
            <text:p>MEDICINA III <text:s text:c="37"/></text:p>
          </table:table-cell>
          <table:table-cell office:value-type="string">
            <text:p>Touch Briefing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0101</text:p>
          </table:table-cell>
          <table:table-cell office:value-type="string">
            <text:p>MEDICINA III <text:s text:c="37"/></text:p>
          </table:table-cell>
          <table:table-cell office:value-type="string">
            <text:p>Toxicon (Oxfor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132</text:p>
          </table:table-cell>
          <table:table-cell office:value-type="string">
            <text:p>MEDICINA III <text:s text:c="37"/></text:p>
          </table:table-cell>
          <table:table-cell office:value-type="string">
            <text:p>Transfusion (Arlington, Va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6-3274</text:p>
          </table:table-cell>
          <table:table-cell office:value-type="string">
            <text:p>MEDICINA III <text:s text:c="37"/></text:p>
          </table:table-cell>
          <table:table-cell office:value-type="string">
            <text:p>Transplant Immu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4-0874</text:p>
          </table:table-cell>
          <table:table-cell office:value-type="string">
            <text:p>MEDICINA III <text:s text:c="37"/></text:p>
          </table:table-cell>
          <table:table-cell office:value-type="string">
            <text:p>Transplant Internatio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37</text:p>
          </table:table-cell>
          <table:table-cell office:value-type="string">
            <text:p>MEDICINA III <text:s text:c="37"/></text:p>
          </table:table-cell>
          <table:table-cell office:value-type="string">
            <text:p>Transplanta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MEDICINA III <text:s text:c="37"/></text:p>
          </table:table-cell>
          <table:table-cell office:value-type="string">
            <text:p>Transplantation Proceeding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8916</text:p>
          </table:table-cell>
          <table:table-cell office:value-type="string">
            <text:p>MEDICINA III <text:s text:c="37"/></text:p>
          </table:table-cell>
          <table:table-cell office:value-type="string">
            <text:p>Tumori (Milan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28</text:p>
          </table:table-cell>
          <table:table-cell office:value-type="string">
            <text:p>MEDICINA III <text:s text:c="37"/></text:p>
          </table:table-cell>
          <table:table-cell office:value-type="string">
            <text:p>UFES. Revista de Odontologia (Cessou em 2008. Cont. ISSN 2175-3946 Revista Brasileira de Pesquisa em Saú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29</text:p>
          </table:table-cell>
          <table:table-cell office:value-type="string">
            <text:p>MEDICINA III <text:s text:c="37"/></text:p>
          </table:table-cell>
          <table:table-cell office:value-type="string">
            <text:p>Ultrasound in Medicine &amp; B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7692</text:p>
          </table:table-cell>
          <table:table-cell office:value-type="string">
            <text:p>MEDICINA III <text:s text:c="37"/></text:p>
          </table:table-cell>
          <table:table-cell office:value-type="string">
            <text:p>Ultrasound in Obstetrics &amp; Gyne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8771</text:p>
          </table:table-cell>
          <table:table-cell office:value-type="string">
            <text:p>MEDICINA III <text:s text:c="37"/></text:p>
          </table:table-cell>
          <table:table-cell office:value-type="string">
            <text:p>Ultrasound Quarterl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6-2936</text:p>
          </table:table-cell>
          <table:table-cell office:value-type="string">
            <text:p>MEDICINA III <text:s text:c="37"/></text:p>
          </table:table-cell>
          <table:table-cell office:value-type="string">
            <text:p>Undersea &amp; Hyperbaric Medic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962</text:p>
          </table:table-cell>
          <table:table-cell office:value-type="string">
            <text:p>MEDICINA III <text:s text:c="37"/></text:p>
          </table:table-cell>
          <table:table-cell office:value-type="string">
            <text:p>Urodinâmica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46</text:p>
          </table:table-cell>
          <table:table-cell office:value-type="string">
            <text:p>MEDICINA III <text:s text:c="37"/></text:p>
          </table:table-cell>
          <table:table-cell office:value-type="string">
            <text:p>Urologia A a Z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51</text:p>
          </table:table-cell>
          <table:table-cell office:value-type="string">
            <text:p>MEDICINA III <text:s text:c="37"/></text:p>
          </table:table-cell>
          <table:table-cell office:value-type="string">
            <text:p>Urologia Contemporân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1138</text:p>
          </table:table-cell>
          <table:table-cell office:value-type="string">
            <text:p>MEDICINA III <text:s text:c="37"/></text:p>
          </table:table-cell>
          <table:table-cell office:value-type="string">
            <text:p>Urologia International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4295</text:p>
          </table:table-cell>
          <table:table-cell office:value-type="string">
            <text:p>MEDICINA III <text:s text:c="37"/></text:p>
          </table:table-cell>
          <table:table-cell office:value-type="string">
            <text:p>Urology (Ridgewood, N.J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2-9544</text:p>
          </table:table-cell>
          <table:table-cell office:value-type="string">
            <text:p>MEDICINA III <text:s text:c="37"/></text:p>
          </table:table-cell>
          <table:table-cell office:value-type="string">
            <text:p>Urology Internat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410X</text:p>
          </table:table-cell>
          <table:table-cell office:value-type="string">
            <text:p>MEDICINA III <text:s text:c="37"/></text:p>
          </table:table-cell>
          <table:table-cell office:value-type="string">
            <text:p>Vaccine (Guildfor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1526</text:p>
          </table:table-cell>
          <table:table-cell office:value-type="string">
            <text:p>MEDICINA III <text:s text:c="37"/></text:p>
          </table:table-cell>
          <table:table-cell office:value-type="string">
            <text:p>VASA (Ber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08-5381</text:p>
          </table:table-cell>
          <table:table-cell office:value-type="string">
            <text:p>MEDICINA III <text:s text:c="37"/></text:p>
          </table:table-cell>
          <table:table-cell office:value-type="string">
            <text:p>Vascular (Hamilt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8-5744</text:p>
          </table:table-cell>
          <table:table-cell office:value-type="string">
            <text:p>MEDICINA III <text:s text:c="37"/></text:p>
          </table:table-cell>
          <table:table-cell office:value-type="string">
            <text:p>Vascular and Endovascular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76-6344</text:p>
          </table:table-cell>
          <table:table-cell office:value-type="string">
            <text:p>MEDICINA III <text:s text:c="37"/></text:p>
          </table:table-cell>
          <table:table-cell office:value-type="string">
            <text:p>Vascular Health and Risk Management (Cessou em 2008. Cont. ISSN 1178-2048 Vascular Health and Risk Management (Online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7-2987</text:p>
          </table:table-cell>
          <table:table-cell office:value-type="string">
            <text:p>MEDICINA III <text:s text:c="37"/></text:p>
          </table:table-cell>
          <table:table-cell office:value-type="string">
            <text:p>Veterinary Anaesthesia and Analges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814</text:p>
          </table:table-cell>
          <table:table-cell office:value-type="string">
            <text:p>MEDICINA III <text:s text:c="37"/></text:p>
          </table:table-cell>
          <table:table-cell office:value-type="string">
            <text:p>Veterinary and Comparative Orthopaedics and Traumat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3-5216</text:p>
          </table:table-cell>
          <table:table-cell office:value-type="string">
            <text:p>MEDICINA III <text:s text:c="37"/></text:p>
          </table:table-cell>
          <table:table-cell office:value-type="string">
            <text:p>Veterinary Ophthalm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017</text:p>
          </table:table-cell>
          <table:table-cell office:value-type="string">
            <text:p>MEDICINA III <text:s text:c="37"/></text:p>
          </table:table-cell>
          <table:table-cell office:value-type="string">
            <text:p>Veterinary Parasit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900</text:p>
          </table:table-cell>
          <table:table-cell office:value-type="string">
            <text:p>MEDICINA III <text:s text:c="37"/></text:p>
          </table:table-cell>
          <table:table-cell office:value-type="string">
            <text:p>Veterinary Recor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5-6317</text:p>
          </table:table-cell>
          <table:table-cell office:value-type="string">
            <text:p>MEDICINA III <text:s text:c="37"/></text:p>
          </table:table-cell>
          <table:table-cell office:value-type="string">
            <text:p>Virchows Archiv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763</text:p>
          </table:table-cell>
          <table:table-cell office:value-type="string">
            <text:p>MEDICINA III <text:s text:c="37"/></text:p>
          </table:table-cell>
          <table:table-cell office:value-type="string">
            <text:p>Visão Médica em On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2-5238</text:p>
          </table:table-cell>
          <table:table-cell office:value-type="string">
            <text:p>MEDICINA III <text:s text:c="37"/></text:p>
          </table:table-cell>
          <table:table-cell office:value-type="string">
            <text:p>Visual Neuro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63</text:p>
          </table:table-cell>
          <table:table-cell office:value-type="string">
            <text:p>MEDICINA III <text:s text:c="37"/></text:p>
          </table:table-cell>
          <table:table-cell office:value-type="string">
            <text:p>Vittale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19-4610</text:p>
          </table:table-cell>
          <table:table-cell office:value-type="string">
            <text:p>MEDICINA III <text:s text:c="37"/></text:p>
          </table:table-cell>
          <table:table-cell office:value-type="string">
            <text:p>World Council of Enterostomal Therapists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7922</text:p>
          </table:table-cell>
          <table:table-cell office:value-type="string">
            <text:p>MEDICINA III <text:s text:c="37"/></text:p>
          </table:table-cell>
          <table:table-cell office:value-type="string">
            <text:p>World Journal of Emergency Surger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07-9327</text:p>
          </table:table-cell>
          <table:table-cell office:value-type="string">
            <text:p>MEDICINA III <text:s text:c="37"/></text:p>
          </table:table-cell>
          <table:table-cell office:value-type="string">
            <text:p>World Journal of Gastroenter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4-2313</text:p>
          </table:table-cell>
          <table:table-cell office:value-type="string">
            <text:p>MEDICINA III <text:s text:c="37"/></text:p>
          </table:table-cell>
          <table:table-cell office:value-type="string">
            <text:p>World Journal of Surge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19</text:p>
          </table:table-cell>
          <table:table-cell office:value-type="string">
            <text:p>MEDICINA III <text:s text:c="37"/></text:p>
          </table:table-cell>
          <table:table-cell office:value-type="string">
            <text:p>World Journal of Surgical Onc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24-4983</text:p>
          </table:table-cell>
          <table:table-cell office:value-type="string">
            <text:p>MEDICINA III <text:s text:c="37"/></text:p>
          </table:table-cell>
          <table:table-cell office:value-type="string">
            <text:p>World Journal of Ur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7-1927</text:p>
          </table:table-cell>
          <table:table-cell office:value-type="string">
            <text:p>MEDICINA III <text:s text:c="37"/></text:p>
          </table:table-cell>
          <table:table-cell office:value-type="string">
            <text:p>Wound Repair and Regener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4-7946</text:p>
          </table:table-cell>
          <table:table-cell office:value-type="string">
            <text:p>MEDICINA III <text:s text:c="37"/></text:p>
          </table:table-cell>
          <table:table-cell office:value-type="string">
            <text:p>Wounds (King of Prussia, Pa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08-665X</text:p>
          </table:table-cell>
          <table:table-cell office:value-type="string">
            <text:p>MEDICINA III <text:s text:c="37"/></text:p>
          </table:table-cell>
          <table:table-cell office:value-type="string">
            <text:p>Xenotransplantation (Kobenhav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3220</text:p>
          </table:table-cell>
          <table:table-cell office:value-type="string">
            <text:p>MEDICINA III <text:s text:c="37"/></text:p>
          </table:table-cell>
          <table:table-cell office:value-type="string">
            <text:p>Zeitschrift fur Orthopadie und Ihre Grenzgebiete (Cessou em 2007. Fundiu-se com: ISSN 0044-6173 Aktuelle Traumatologie e ISSN 1864-6697 Zeitschrift fur Orthopadie und Unfallchirurgie (Print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409X</text:p>
          </table:table-cell>
          <table:table-cell office:value-type="string">
            <text:p>MEDICINA III <text:s text:c="37"/></text:p>
          </table:table-cell>
          <table:table-cell office:value-type="string">
            <text:p>Zentralblatt für Chirurgi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0:25</dc:date>
    <dc:creator>Marco Silva</dc:creator>
    <meta:document-statistic meta:table-count="1" meta:cell-count="5668" meta:object-count="0"/>
    <meta:generator>OpenOffice.org/3.2$Unix OpenOffice.org_project/320m12$Build-9483</meta:generator>
  </office:meta>
</office:document-meta>
</file>